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145d31b" officeooo:paragraph-rsid="05897a83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676f463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5a5c439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5a4c550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5c58e0e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683579e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6153703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5ac4c5c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145d31b" officeooo:paragraph-rsid="0679e1c0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145d31b" officeooo:paragraph-rsid="0663fec1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145d31b" officeooo:paragraph-rsid="0672984b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c58e0e" style:font-name-asian="Times New Roman" style:font-size-asian="9.60000038146973pt" style:font-weight-asian="bold" style:font-name-complex="Calibri2" style:font-size-complex="11pt" style:font-weight-complex="bold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c1ddc6" style:font-name-asian="Times New Roman" style:font-size-asian="9.60000038146973pt" style:font-weight-asian="bold" style:font-name-complex="Calibri2" style:font-size-complex="11pt" style:font-weight-complex="bold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c15e4a" style:font-name-asian="Times New Roman" style:font-size-asian="9.60000038146973pt" style:font-weight-asian="bold" style:font-name-complex="Calibri2" style:font-size-complex="11pt" style:font-weight-complex="bold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bd2ef0" style:font-name-asian="Times New Roman" style:font-size-asian="9.60000038146973pt" style:font-weight-asian="bold" style:font-name-complex="Calibri2" style:font-size-complex="11pt" style:font-weight-complex="bold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ba1e98" style:font-name-asian="Times New Roman" style:font-size-asian="9.60000038146973pt" style:font-weight-asian="bold" style:font-name-complex="Calibri2" style:font-size-complex="11pt" style:font-weight-complex="bold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b1753e" officeooo:paragraph-rsid="05bd2ef0" style:font-name-asian="Times New Roman" style:font-size-asian="9.60000038146973pt" style:font-weight-asian="bold" style:font-name-complex="Calibri2" style:font-size-complex="11pt" style:font-weight-complex="bold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5ba1e98" style:font-name-asian="Times New Roman" style:font-size-asian="9.60000038146973pt" style:font-weight-asian="bold" style:font-name-complex="Calibri2" style:font-size-complex="11pt" style:font-weight-complex="bold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5a254bf" style:font-name-asian="Times New Roman" style:font-size-asian="9.60000038146973pt" style:font-weight-asian="bold" style:font-name-complex="Calibri2" style:font-size-complex="11pt" style:font-weight-complex="bold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36e8b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fdb08d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ed38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56b4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681d2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681d27" officeooo:paragraph-rsid="05a254bf" style:font-name-asian="Times New Roman" style:font-size-asian="9.60000038146973pt" style:font-weight-asian="bold" style:font-name-complex="Calibri2" style:font-size-complex="11pt" style:font-weight-complex="bold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45a0a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b0327d" officeooo:paragraph-rsid="062ec532" style:font-name-asian="Times New Roman" style:font-size-asian="9.60000038146973pt" style:font-weight-asian="bold" style:font-name-complex="Calibri2" style:font-size-complex="11pt" style:font-weight-complex="bold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4652b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9bf95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9d05fa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e1fe27" officeooo:paragraph-rsid="05977f6f" style:font-name-asian="Times New Roman" style:font-size-asian="9.60000038146973pt" style:font-weight-asian="bold" style:font-name-complex="Calibri2" style:font-size-complex="11pt" style:font-weight-complex="bold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419843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9aa1cc" officeooo:paragraph-rsid="05ba1e98" style:font-size-asian="9.60000038146973pt" style:font-weight-asian="bold" style:font-size-complex="11pt" style:font-weight-complex="bold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ba1e98" style:font-size-asian="9.60000038146973pt" style:font-weight-asian="bold" style:font-size-complex="11pt" style:font-weight-complex="bold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43e195c" officeooo:paragraph-rsid="05897a83" style:font-size-asian="9.60000038146973pt" style:font-weight-asian="bold" style:font-size-complex="11pt" style:font-weight-complex="bold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fc3d45" officeooo:paragraph-rsid="05fc3d45" style:font-size-asian="9.60000038146973pt" style:font-weight-asian="bold" style:font-size-complex="11pt" style:font-weight-complex="bold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fc3d45" officeooo:paragraph-rsid="060279c9" style:font-size-asian="9.60000038146973pt" style:font-weight-asian="bold" style:font-size-complex="11pt" style:font-weight-complex="bold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01614e" officeooo:paragraph-rsid="0601614e" style:font-size-asian="9.60000038146973pt" style:font-weight-asian="bold" style:font-size-complex="11pt" style:font-weight-complex="bold"/>
    </style:style>
    <style:style style:name="P4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01614e" officeooo:paragraph-rsid="060279c9" style:font-size-asian="9.60000038146973pt" style:font-weight-asian="bold" style:font-size-complex="11pt" style:font-weight-complex="bold"/>
    </style:style>
    <style:style style:name="P4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fbb26" officeooo:paragraph-rsid="05f9ec60" style:font-size-asian="9.60000038146973pt" style:font-weight-asian="bold" style:font-size-complex="11pt" style:font-weight-complex="bold"/>
    </style:style>
    <style:style style:name="P4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fbb26" officeooo:paragraph-rsid="05fdbe13" style:font-size-asian="9.60000038146973pt" style:font-weight-asian="bold" style:font-size-complex="11pt" style:font-weight-complex="bold"/>
    </style:style>
    <style:style style:name="P4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38e315" officeooo:paragraph-rsid="0638e315" style:font-size-asian="9.60000038146973pt" style:font-weight-asian="bold" style:font-size-complex="11pt" style:font-weight-complex="bold"/>
    </style:style>
    <style:style style:name="P4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adba20" officeooo:paragraph-rsid="05e08bf9" style:font-size-asian="9.60000038146973pt" style:font-weight-asian="bold" style:font-size-complex="11pt" style:font-weight-complex="bold"/>
    </style:style>
    <style:style style:name="P4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adba20" officeooo:paragraph-rsid="0592b9d3" style:font-size-asian="9.60000038146973pt" style:font-weight-asian="bold" style:font-size-complex="11pt" style:font-weight-complex="bold"/>
    </style:style>
    <style:style style:name="P4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f48795" officeooo:paragraph-rsid="060279c9" style:font-size-asian="9.60000038146973pt" style:font-weight-asian="bold" style:font-size-complex="11pt" style:font-weight-complex="bold"/>
    </style:style>
    <style:style style:name="P4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4652b3" officeooo:paragraph-rsid="05f1ed89" style:font-size-asian="9.60000038146973pt" style:font-weight-asian="bold" style:font-size-complex="11pt" style:font-weight-complex="bold"/>
    </style:style>
    <style:style style:name="P4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478017" officeooo:paragraph-rsid="06478017" style:font-size-asian="9.60000038146973pt" style:font-weight-asian="bold" style:font-size-complex="11pt" style:font-weight-complex="bold"/>
    </style:style>
    <style:style style:name="P4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478017" officeooo:paragraph-rsid="0663fec1" style:font-size-asian="9.60000038146973pt" style:font-weight-asian="bold" style:font-size-complex="11pt" style:font-weight-complex="bold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28db5" officeooo:paragraph-rsid="06478017" style:font-size-asian="9.60000038146973pt" style:font-weight-asian="bold" style:font-size-complex="11pt" style:font-weight-complex="bold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28db5" officeooo:paragraph-rsid="05e80283" style:font-size-asian="9.60000038146973pt" style:font-weight-asian="bold" style:font-size-complex="11pt" style:font-weight-complex="bold"/>
    </style:style>
    <style:style style:name="P5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28db5" officeooo:paragraph-rsid="0663fec1" style:font-size-asian="9.60000038146973pt" style:font-weight-asian="bold" style:font-size-complex="11pt" style:font-weight-complex="bold"/>
    </style:style>
    <style:style style:name="P5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49d77c" officeooo:paragraph-rsid="06478017" style:font-size-asian="9.60000038146973pt" style:font-weight-asian="bold" style:font-size-complex="11pt" style:font-weight-complex="bold"/>
    </style:style>
    <style:style style:name="P5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49d77c" officeooo:paragraph-rsid="0663fec1" style:font-size-asian="9.60000038146973pt" style:font-weight-asian="bold" style:font-size-complex="11pt" style:font-weight-complex="bold"/>
    </style:style>
    <style:style style:name="P5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811096" officeooo:paragraph-rsid="05897a83" style:font-size-asian="9.60000038146973pt" style:font-weight-asian="bold" style:font-size-complex="11pt" style:font-weight-complex="bold"/>
    </style:style>
    <style:style style:name="P5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16be85" officeooo:paragraph-rsid="05897a83" style:font-size-asian="9.60000038146973pt" style:font-weight-asian="bold" style:font-size-complex="11pt" style:font-weight-complex="bold"/>
    </style:style>
    <style:style style:name="P5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1967ca" officeooo:paragraph-rsid="05897a83" style:font-size-asian="9.60000038146973pt" style:font-weight-asian="bold" style:font-size-complex="11pt" style:font-weight-complex="bold"/>
    </style:style>
    <style:style style:name="P5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23e1dc" officeooo:paragraph-rsid="05e04079" style:font-size-asian="9.60000038146973pt" style:font-weight-asian="bold" style:font-size-complex="11pt" style:font-weight-complex="bold"/>
    </style:style>
    <style:style style:name="P5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290fef" officeooo:paragraph-rsid="05897a83" style:font-size-asian="9.60000038146973pt" style:font-weight-asian="bold" style:font-size-complex="11pt" style:font-weight-complex="bold"/>
    </style:style>
    <style:style style:name="P6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2f4fbc" officeooo:paragraph-rsid="05897a83" style:font-size-asian="9.60000038146973pt" style:font-weight-asian="bold" style:font-size-complex="11pt" style:font-weight-complex="bold"/>
    </style:style>
    <style:style style:name="P6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404b1c" officeooo:paragraph-rsid="05897a83" style:font-size-asian="9.60000038146973pt" style:font-weight-asian="bold" style:font-size-complex="11pt" style:font-weight-complex="bold"/>
    </style:style>
    <style:style style:name="P6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1dad5e" officeooo:paragraph-rsid="05897a83" style:font-size-asian="9.60000038146973pt" style:font-weight-asian="bold" style:font-size-complex="11pt" style:font-weight-complex="bold"/>
    </style:style>
    <style:style style:name="P6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47389a" officeooo:paragraph-rsid="05897a83" style:font-size-asian="9.60000038146973pt" style:font-weight-asian="bold" style:font-size-complex="11pt" style:font-weight-complex="bold"/>
    </style:style>
    <style:style style:name="P6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52dde6" officeooo:paragraph-rsid="05897a83" style:font-size-asian="9.60000038146973pt" style:font-weight-asian="bold" style:font-size-complex="11pt" style:font-weight-complex="bold"/>
    </style:style>
    <style:style style:name="P6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3baf3a" officeooo:paragraph-rsid="05897a83" style:font-size-asian="9.60000038146973pt" style:font-weight-asian="bold" style:font-size-complex="11pt" style:font-weight-complex="bold"/>
    </style:style>
    <style:style style:name="P6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59b23f" officeooo:paragraph-rsid="05897a83" style:font-size-asian="9.60000038146973pt" style:font-weight-asian="bold" style:font-size-complex="11pt" style:font-weight-complex="bold"/>
    </style:style>
    <style:style style:name="P6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6a02b8" officeooo:paragraph-rsid="05897a83" style:font-size-asian="9.60000038146973pt" style:font-weight-asian="bold" style:font-size-complex="11pt" style:font-weight-complex="bold"/>
    </style:style>
    <style:style style:name="P6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6c8ed" officeooo:paragraph-rsid="05897a83" style:font-size-asian="9.60000038146973pt" style:font-weight-asian="bold" style:font-size-complex="11pt" style:font-weight-complex="bold"/>
    </style:style>
    <style:style style:name="P6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db849" officeooo:paragraph-rsid="05897a83" style:font-size-asian="9.60000038146973pt" style:font-weight-asian="bold" style:font-size-complex="11pt" style:font-weight-complex="bold"/>
    </style:style>
    <style:style style:name="P7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8db849" officeooo:paragraph-rsid="0592b9d3" style:font-size-asian="9.60000038146973pt" style:font-weight-asian="bold" style:font-size-complex="11pt" style:font-weight-complex="bold"/>
    </style:style>
    <style:style style:name="P7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96a5e9" officeooo:paragraph-rsid="05897a83" style:font-size-asian="9.60000038146973pt" style:font-weight-asian="bold" style:font-size-complex="11pt" style:font-weight-complex="bold"/>
    </style:style>
    <style:style style:name="P7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9f763b" officeooo:paragraph-rsid="05897a83" style:font-size-asian="9.60000038146973pt" style:font-weight-asian="bold" style:font-size-complex="11pt" style:font-weight-complex="bold"/>
    </style:style>
    <style:style style:name="P7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a54cc8" officeooo:paragraph-rsid="05897a83" style:font-size-asian="9.60000038146973pt" style:font-weight-asian="bold" style:font-size-complex="11pt" style:font-weight-complex="bold"/>
    </style:style>
    <style:style style:name="P7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9df8cb" officeooo:paragraph-rsid="05897a83" style:font-size-asian="9.60000038146973pt" style:font-weight-asian="bold" style:font-size-complex="11pt" style:font-weight-complex="bold"/>
    </style:style>
    <style:style style:name="P7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af4bb9" officeooo:paragraph-rsid="05897a83" style:font-size-asian="9.60000038146973pt" style:font-weight-asian="bold" style:font-size-complex="11pt" style:font-weight-complex="bold"/>
    </style:style>
    <style:style style:name="P7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b4550f" officeooo:paragraph-rsid="05897a83" style:font-size-asian="9.60000038146973pt" style:font-weight-asian="bold" style:font-size-complex="11pt" style:font-weight-complex="bold"/>
    </style:style>
    <style:style style:name="P7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b9ac51" officeooo:paragraph-rsid="05897a83" style:font-size-asian="9.60000038146973pt" style:font-weight-asian="bold" style:font-size-complex="11pt" style:font-weight-complex="bold"/>
    </style:style>
    <style:style style:name="P7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41b0afc" officeooo:paragraph-rsid="05897a83" style:font-size-asian="9.60000038146973pt" style:font-weight-asian="bold" style:font-size-complex="11pt" style:font-weight-complex="bold"/>
    </style:style>
    <style:style style:name="P7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dc2c6c" officeooo:paragraph-rsid="05dc2c6c" style:font-size-asian="9.60000038146973pt" style:font-weight-asian="bold" style:font-size-complex="11pt" style:font-weight-complex="bold"/>
    </style:style>
    <style:style style:name="P8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b33f4" officeooo:paragraph-rsid="05eb33f4" style:font-size-asian="9.60000038146973pt" style:font-weight-asian="bold" style:font-size-complex="11pt" style:font-weight-complex="bold"/>
    </style:style>
    <style:style style:name="P8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d7936" officeooo:paragraph-rsid="05ed7936" style:font-size-asian="9.60000038146973pt" style:font-weight-asian="bold" style:font-size-complex="11pt" style:font-weight-complex="bold"/>
    </style:style>
    <style:style style:name="P8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230a1" officeooo:paragraph-rsid="05e230a1" style:font-size-asian="9.60000038146973pt" style:font-weight-asian="bold" style:font-size-complex="11pt" style:font-weight-complex="bold"/>
    </style:style>
    <style:style style:name="P8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63458" officeooo:paragraph-rsid="05e63458" style:font-size-asian="9.60000038146973pt" style:font-weight-asian="bold" style:font-size-complex="11pt" style:font-weight-complex="bold"/>
    </style:style>
    <style:style style:name="P8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80283" officeooo:paragraph-rsid="05e80283" style:font-size-asian="9.60000038146973pt" style:font-weight-asian="bold" style:font-size-complex="11pt" style:font-weight-complex="bold"/>
    </style:style>
    <style:style style:name="P85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52f134" officeooo:paragraph-rsid="05ba1e98" style:font-name-asian="Times New Roman" style:font-size-asian="9.60000038146973pt" style:font-weight-asian="normal" style:font-name-complex="Calibri2" style:font-size-complex="11pt" style:font-weight-complex="normal"/>
    </style:style>
    <style:style style:name="P86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87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66e99a5" style:font-name-asian="Times New Roman" style:font-size-asian="9.60000038146973pt" style:font-weight-asian="normal" style:font-name-complex="Calibri2" style:font-size-complex="11pt" style:font-weight-complex="normal"/>
    </style:style>
    <style:style style:name="P88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5a254bf" style:font-name-asian="Times New Roman" style:font-size-asian="9.60000038146973pt" style:font-weight-asian="normal" style:font-name-complex="Calibri2" style:font-size-complex="11pt" style:font-weight-complex="normal"/>
    </style:style>
    <style:style style:name="P89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62ec532" style:font-name-asian="Times New Roman" style:font-size-asian="9.60000038146973pt" style:font-weight-asian="normal" style:font-name-complex="Calibri2" style:font-size-complex="11pt" style:font-weight-complex="normal"/>
    </style:style>
    <style:style style:name="P90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66e99a5" officeooo:paragraph-rsid="066e99a5" style:font-name-asian="Times New Roman" style:font-size-asian="9.60000038146973pt" style:font-weight-asian="normal" style:font-name-complex="Calibri2" style:font-size-complex="11pt" style:font-weight-complex="normal"/>
    </style:style>
    <style:style style:name="P9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fc5c0a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92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419843b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93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638e315" officeooo:paragraph-rsid="0638e315" style:font-size-asian="9.60000038146973pt" style:font-weight-asian="normal" style:font-size-complex="11pt" style:font-weight-complex="normal"/>
    </style:style>
    <style:style style:name="P94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828db5" officeooo:paragraph-rsid="06478017" style:font-size-asian="9.60000038146973pt" style:font-weight-asian="normal" style:font-size-complex="11pt" style:font-weight-complex="normal"/>
    </style:style>
    <style:style style:name="P95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828db5" officeooo:paragraph-rsid="0663fec1" style:font-size-asian="9.60000038146973pt" style:font-weight-asian="normal" style:font-size-complex="11pt" style:font-weight-complex="normal"/>
    </style:style>
    <style:style style:name="P96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6478017" officeooo:paragraph-rsid="06478017" style:font-size-asian="9.60000038146973pt" style:font-weight-asian="normal" style:font-size-complex="11pt" style:font-weight-complex="normal"/>
    </style:style>
    <style:style style:name="P97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6478017" officeooo:paragraph-rsid="0663fec1" style:font-size-asian="9.60000038146973pt" style:font-weight-asian="normal" style:font-size-complex="11pt" style:font-weight-complex="normal"/>
    </style:style>
    <style:style style:name="P98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43c1c88" officeooo:paragraph-rsid="05897a83" style:font-size-asian="9.60000038146973pt" style:font-weight-asian="normal" style:font-size-complex="11pt" style:font-weight-complex="normal"/>
    </style:style>
    <style:style style:name="P99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423642d" officeooo:paragraph-rsid="05897a83" style:font-size-asian="9.60000038146973pt" style:font-weight-asian="normal" style:font-size-complex="11pt" style:font-weight-complex="normal"/>
    </style:style>
    <style:style style:name="P100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423adb1" officeooo:paragraph-rsid="05897a83" style:font-size-asian="9.60000038146973pt" style:font-weight-asian="normal" style:font-size-complex="11pt" style:font-weight-complex="normal"/>
    </style:style>
    <style:style style:name="P10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dc2c6c" officeooo:paragraph-rsid="05dc2c6c" style:font-size-asian="9.60000038146973pt" style:font-weight-asian="normal" style:font-size-complex="11pt" style:font-weight-complex="normal"/>
    </style:style>
    <style:style style:name="P102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c6bf3" officeooo:paragraph-rsid="05ec6bf3" style:font-size-asian="9.60000038146973pt" style:font-weight-asian="normal" style:font-size-complex="11pt" style:font-weight-complex="normal"/>
    </style:style>
    <style:style style:name="P103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dcb47" officeooo:paragraph-rsid="05edcb47" style:font-size-asian="9.60000038146973pt" style:font-weight-asian="normal" style:font-size-complex="11pt" style:font-weight-complex="normal"/>
    </style:style>
    <style:style style:name="P104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e0ffa" officeooo:paragraph-rsid="05ee0ffa" style:font-size-asian="9.60000038146973pt" style:font-weight-asian="normal" style:font-size-complex="11pt" style:font-weight-complex="normal"/>
    </style:style>
    <style:style style:name="P105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ded284" officeooo:paragraph-rsid="05ded284" style:font-size-asian="9.60000038146973pt" style:font-weight-asian="normal" style:font-size-complex="11pt" style:font-weight-complex="normal"/>
    </style:style>
    <style:style style:name="P106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3b95e" officeooo:paragraph-rsid="05e3b95e" style:font-size-asian="9.60000038146973pt" style:font-weight-asian="normal" style:font-size-complex="11pt" style:font-weight-complex="normal"/>
    </style:style>
    <style:style style:name="P107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753cf" officeooo:paragraph-rsid="05e753cf" style:font-size-asian="9.60000038146973pt" style:font-weight-asian="normal" style:font-size-complex="11pt" style:font-weight-complex="normal"/>
    </style:style>
    <style:style style:name="P108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5e9bfb6" officeooo:paragraph-rsid="05e9bfb6" style:font-size-asian="9.60000038146973pt" style:font-weight-asian="normal" style:font-size-complex="11pt" style:font-weight-complex="normal"/>
    </style:style>
    <style:style style:name="P109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db4cb5" officeooo:paragraph-rsid="05ba1e98" style:font-name-asian="Times New Roman" style:font-weight-asian="bold" style:font-name-complex="Calibri2" style:font-weight-complex="bold"/>
    </style:style>
    <style:style style:name="P110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3432f29" officeooo:paragraph-rsid="05ba1e98" style:font-name-asian="Times New Roman" style:font-weight-asian="bold" style:font-name-complex="Calibri2" style:font-weight-complex="bold"/>
    </style:style>
    <style:style style:name="P11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50f8966" officeooo:paragraph-rsid="05897a83" style:font-name-asian="Times New Roman" style:font-weight-asian="bold" style:font-name-complex="Calibri2" style:font-weight-complex="bold"/>
    </style:style>
    <style:style style:name="P112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dd1595" officeooo:paragraph-rsid="05b552a3" style:font-name-asian="Times New Roman" style:font-weight-asian="bold" style:font-name-complex="Calibri2" style:font-weight-complex="bold"/>
    </style:style>
    <style:style style:name="P113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7e56b" officeooo:paragraph-rsid="05897a83" style:font-name-asian="Times New Roman" style:font-weight-asian="bold" style:font-name-complex="Calibri2" style:font-weight-complex="bold"/>
    </style:style>
    <style:style style:name="P114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92c94" officeooo:paragraph-rsid="05897a83" style:font-name-asian="Times New Roman" style:font-weight-asian="bold" style:font-name-complex="Calibri2" style:font-weight-complex="bold"/>
    </style:style>
    <style:style style:name="P115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61250e" officeooo:paragraph-rsid="05ba1e98" style:font-weight-asian="bold" style:font-weight-complex="bold"/>
    </style:style>
    <style:style style:name="P116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238310" officeooo:paragraph-rsid="05897a83" style:font-weight-asian="bold" style:font-weight-complex="bold"/>
    </style:style>
    <style:style style:name="P117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238310" officeooo:paragraph-rsid="05a254bf" style:font-weight-asian="bold" style:font-weight-complex="bold"/>
    </style:style>
    <style:style style:name="P118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365244d" officeooo:paragraph-rsid="05897a83" style:font-weight-asian="bold" style:font-weight-complex="bold"/>
    </style:style>
    <style:style style:name="P119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365244d" officeooo:paragraph-rsid="05a254bf" style:font-weight-asian="bold" style:font-weight-complex="bold"/>
    </style:style>
    <style:style style:name="P120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5897a83" style:font-weight-asian="bold" style:font-weight-complex="bold"/>
    </style:style>
    <style:style style:name="P12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5897a83" style:font-weight-asian="bold" style:font-weight-complex="bold"/>
    </style:style>
    <style:style style:name="P122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640e0" officeooo:paragraph-rsid="05897a83" style:font-weight-asian="bold" style:font-weight-complex="bold"/>
    </style:style>
    <style:style style:name="P123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e4a468" officeooo:paragraph-rsid="05897a83" style:font-weight-asian="bold" style:font-weight-complex="bold"/>
    </style:style>
    <style:style style:name="P124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a16cfb" officeooo:paragraph-rsid="05897a83" style:font-weight-asian="bold" style:font-weight-complex="bold"/>
    </style:style>
    <style:style style:name="P125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651b59" officeooo:paragraph-rsid="05897a83" style:font-weight-asian="bold" style:font-weight-complex="bold"/>
    </style:style>
    <style:style style:name="P126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0ace3e8" officeooo:paragraph-rsid="062ec532" style:font-weight-asian="bold" style:font-weight-complex="bold"/>
    </style:style>
    <style:style style:name="P127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0422d8b" officeooo:paragraph-rsid="062ec532" style:font-weight-asian="bold" style:font-weight-complex="bold"/>
    </style:style>
    <style:style style:name="P128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68c261" officeooo:paragraph-rsid="05897a83" style:font-weight-asian="bold" style:font-weight-complex="bold"/>
    </style:style>
    <style:style style:name="P129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6b478d" officeooo:paragraph-rsid="05897a83" style:font-weight-asian="bold" style:font-weight-complex="bold"/>
    </style:style>
    <style:style style:name="P130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6f7f26" officeooo:paragraph-rsid="05897a83" style:font-weight-asian="bold" style:font-weight-complex="bold"/>
    </style:style>
    <style:style style:name="P13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71e659" officeooo:paragraph-rsid="05897a83" style:font-weight-asian="bold" style:font-weight-complex="bold"/>
    </style:style>
    <style:style style:name="P132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56778ac" officeooo:paragraph-rsid="05897a83" style:font-weight-asian="bold" style:font-weight-complex="bold"/>
    </style:style>
    <style:style style:name="P133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74c8b2" officeooo:paragraph-rsid="05897a83" style:font-weight-asian="bold" style:font-weight-complex="bold"/>
    </style:style>
    <style:style style:name="P134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77f6f6" officeooo:paragraph-rsid="05897a83" style:font-weight-asian="bold" style:font-weight-complex="bold"/>
    </style:style>
    <style:style style:name="P135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798609" officeooo:paragraph-rsid="05897a83" style:font-weight-asian="bold" style:font-weight-complex="bold"/>
    </style:style>
    <style:style style:name="P136" style:family="paragraph" style:parent-style-name="List_20_Paragraph" style:list-style-name="L1">
      <style:paragraph-properties fo:text-align="justify" style:justify-single-word="false"/>
      <style:text-properties fo:color="#007826" officeooo:rsid="002a2bbf" officeooo:paragraph-rsid="05897a83"/>
    </style:style>
    <style:style style:name="P137" style:family="paragraph" style:parent-style-name="List_20_Paragraph" style:list-style-name="L1">
      <style:paragraph-properties fo:text-align="justify" style:justify-single-word="false"/>
      <style:text-properties fo:color="#007826" officeooo:paragraph-rsid="05897a83"/>
    </style:style>
    <style:style style:name="P138" style:family="paragraph" style:parent-style-name="List_20_Paragraph" style:list-style-name="L1">
      <style:paragraph-properties fo:text-align="justify" style:justify-single-word="false"/>
      <style:text-properties fo:color="#007826" officeooo:rsid="0216e3aa" officeooo:paragraph-rsid="05897a83"/>
    </style:style>
    <style:style style:name="P139" style:family="paragraph" style:parent-style-name="List_20_Paragraph" style:list-style-name="L1">
      <style:paragraph-properties fo:text-align="justify" style:justify-single-word="false"/>
      <style:text-properties fo:color="#007826" officeooo:rsid="02172a25" officeooo:paragraph-rsid="05897a83"/>
    </style:style>
    <style:style style:name="P140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54aed9" officeooo:paragraph-rsid="05897a83" style:font-weight-asian="normal" style:font-weight-complex="normal"/>
    </style:style>
    <style:style style:name="P141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a7c6df" officeooo:paragraph-rsid="062ec532" style:font-weight-asian="normal" style:font-weight-complex="normal"/>
    </style:style>
    <style:style style:name="P142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0affdfd" officeooo:paragraph-rsid="062ec532" style:font-weight-asian="normal" style:font-weight-complex="normal"/>
    </style:style>
    <style:style style:name="P143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4b9c78c" officeooo:paragraph-rsid="05977f6f" style:font-weight-asian="normal" style:font-weight-complex="normal"/>
    </style:style>
    <style:style style:name="P144" style:family="paragraph" style:parent-style-name="List_20_Paragraph" style:list-style-name="L1">
      <style:paragraph-properties fo:text-align="justify" style:justify-single-word="false"/>
      <style:text-properties fo:color="#007826" fo:font-size="9pt" fo:font-weight="normal" officeooo:rsid="00affdfd" officeooo:paragraph-rsid="05897a83" style:font-name-asian="Times New Roman" style:font-size-asian="9pt" style:font-weight-asian="normal" style:font-name-complex="Calibri2" style:font-size-complex="9pt" style:font-weight-complex="normal"/>
    </style:style>
    <style:style style:name="P145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428b3a2" officeooo:paragraph-rsid="05897a83" style:font-size-asian="9.60000038146973pt" style:font-weight-asian="normal" style:font-size-complex="11pt" style:font-weight-complex="normal"/>
    </style:style>
    <style:style style:name="P146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423adb1" officeooo:paragraph-rsid="05897a83" style:font-size-asian="9.60000038146973pt" style:font-weight-asian="normal" style:font-size-complex="11pt" style:font-weight-complex="normal"/>
    </style:style>
    <style:style style:name="P147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42cb64b" officeooo:paragraph-rsid="05897a83" style:font-size-asian="9.60000038146973pt" style:font-weight-asian="normal" style:font-size-complex="11pt" style:font-weight-complex="normal"/>
    </style:style>
    <style:style style:name="P148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5b1753e" officeooo:paragraph-rsid="05ba1e98" style:font-name-asian="Times New Roman" style:font-weight-asian="normal" style:font-name-complex="Calibri2" style:font-weight-complex="normal"/>
    </style:style>
    <style:style style:name="P149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5b1753e" officeooo:paragraph-rsid="05b73eb7" style:font-name-asian="Times New Roman" style:font-weight-asian="normal" style:font-name-complex="Calibri2" style:font-weight-complex="normal"/>
    </style:style>
    <style:style style:name="P150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8de736" officeooo:paragraph-rsid="05897a83" style:font-name-asian="Times New Roman" style:font-weight-asian="normal" style:font-name-complex="Calibri2" style:font-weight-complex="normal"/>
    </style:style>
    <style:style style:name="P151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8de736" officeooo:paragraph-rsid="0686c49b" style:font-name-asian="Times New Roman" style:font-weight-asian="normal" style:font-name-complex="Calibri2" style:font-weight-complex="normal"/>
    </style:style>
    <style:style style:name="P152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8de736" officeooo:paragraph-rsid="0694c296" style:font-name-asian="Times New Roman" style:font-weight-asian="normal" style:font-name-complex="Calibri2" style:font-weight-complex="normal"/>
    </style:style>
    <style:style style:name="P153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912325" officeooo:paragraph-rsid="05897a83" style:font-name-asian="Times New Roman" style:font-weight-asian="normal" style:font-name-complex="Calibri2" style:font-weight-complex="normal"/>
    </style:style>
    <style:style style:name="P154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912325" officeooo:paragraph-rsid="0694c296" style:font-name-asian="Times New Roman" style:font-weight-asian="normal" style:font-name-complex="Calibri2" style:font-weight-complex="normal"/>
    </style:style>
    <style:style style:name="P155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d95c7e" officeooo:paragraph-rsid="05897a83" style:font-name-asian="Times New Roman" style:font-weight-asian="normal" style:font-name-complex="Calibri2" style:font-weight-complex="normal"/>
    </style:style>
    <style:style style:name="P156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db2dd9" officeooo:paragraph-rsid="05897a83" style:font-name-asian="Times New Roman" style:font-weight-asian="normal" style:font-name-complex="Calibri2" style:font-weight-complex="normal"/>
    </style:style>
    <style:style style:name="P157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9aa223" officeooo:paragraph-rsid="05897a83" style:font-name-asian="Times New Roman" style:font-weight-asian="normal" style:font-name-complex="Calibri2" style:font-weight-complex="normal"/>
    </style:style>
    <style:style style:name="P158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9aa223" officeooo:paragraph-rsid="0694c296" style:font-name-asian="Times New Roman" style:font-weight-asian="normal" style:font-name-complex="Calibri2" style:font-weight-complex="normal"/>
    </style:style>
    <style:style style:name="P159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0e3cf7" officeooo:paragraph-rsid="05897a83" style:font-weight-asian="normal" style:font-weight-complex="normal"/>
    </style:style>
    <style:style style:name="P160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102ae5" officeooo:paragraph-rsid="05897a83" style:font-weight-asian="normal" style:font-weight-complex="normal"/>
    </style:style>
    <style:style style:name="P161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14e866" officeooo:paragraph-rsid="05897a83" style:font-weight-asian="normal" style:font-weight-complex="normal"/>
    </style:style>
    <style:style style:name="P162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0ab1f8" officeooo:paragraph-rsid="05897a83" style:font-weight-asian="normal" style:font-weight-complex="normal"/>
    </style:style>
    <style:style style:name="P163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0a19649" officeooo:paragraph-rsid="05897a83" style:font-weight-asian="normal" style:font-weight-complex="normal"/>
    </style:style>
    <style:style style:name="P164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54aed9" officeooo:paragraph-rsid="05897a83" style:font-weight-asian="normal" style:font-weight-complex="normal"/>
    </style:style>
    <style:style style:name="P165" style:family="paragraph" style:parent-style-name="List_20_Paragraph" style:list-style-name="L1">
      <style:paragraph-properties fo:text-align="justify" style:justify-single-word="false"/>
      <style:text-properties fo:color="#ff0000" officeooo:rsid="01d9029c" officeooo:paragraph-rsid="05897a83"/>
    </style:style>
    <style:style style:name="P16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d589d" officeooo:paragraph-rsid="05fd589d" style:font-size-asian="9.60000038146973pt" style:font-weight-asian="normal" style:font-size-complex="11pt" style:font-weight-complex="normal"/>
    </style:style>
    <style:style style:name="P16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d589d" officeooo:paragraph-rsid="060279c9" style:font-size-asian="9.60000038146973pt" style:font-weight-asian="normal" style:font-size-complex="11pt" style:font-weight-complex="normal"/>
    </style:style>
    <style:style style:name="P16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d589d" officeooo:paragraph-rsid="0603f9ef" style:font-size-asian="9.60000038146973pt" style:font-weight-asian="normal" style:font-size-complex="11pt" style:font-weight-complex="normal"/>
    </style:style>
    <style:style style:name="P16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01614e" officeooo:paragraph-rsid="0601614e" style:font-size-asian="9.60000038146973pt" style:font-weight-asian="normal" style:font-size-complex="11pt" style:font-weight-complex="normal"/>
    </style:style>
    <style:style style:name="P17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01614e" officeooo:paragraph-rsid="060279c9" style:font-size-asian="9.60000038146973pt" style:font-weight-asian="normal" style:font-size-complex="11pt" style:font-weight-complex="normal"/>
    </style:style>
    <style:style style:name="P17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01614e" officeooo:paragraph-rsid="0603f9ef" style:font-size-asian="9.60000038146973pt" style:font-weight-asian="normal" style:font-size-complex="11pt" style:font-weight-complex="normal"/>
    </style:style>
    <style:style style:name="P17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711a5" officeooo:paragraph-rsid="05f9ec60" style:font-size-asian="9.60000038146973pt" style:font-weight-asian="normal" style:font-size-complex="11pt" style:font-weight-complex="normal"/>
    </style:style>
    <style:style style:name="P17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711a5" officeooo:paragraph-rsid="05fdbe13" style:font-size-asian="9.60000038146973pt" style:font-weight-asian="normal" style:font-size-complex="11pt" style:font-weight-complex="normal"/>
    </style:style>
    <style:style style:name="P17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711a5" officeooo:paragraph-rsid="05ff8a20" style:font-size-asian="9.60000038146973pt" style:font-weight-asian="normal" style:font-size-complex="11pt" style:font-weight-complex="normal"/>
    </style:style>
    <style:style style:name="P175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eff2fb" officeooo:paragraph-rsid="05eff2fb" style:font-size-asian="9.60000038146973pt" style:font-weight-asian="normal" style:font-size-complex="11pt" style:font-weight-complex="normal"/>
    </style:style>
    <style:style style:name="P17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eff2fb" officeooo:paragraph-rsid="05fdbe13" style:font-size-asian="9.60000038146973pt" style:font-weight-asian="normal" style:font-size-complex="11pt" style:font-weight-complex="normal"/>
    </style:style>
    <style:style style:name="P17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eff2fb" officeooo:paragraph-rsid="05ff8a20" style:font-size-asian="9.60000038146973pt" style:font-weight-asian="normal" style:font-size-complex="11pt" style:font-weight-complex="normal"/>
    </style:style>
    <style:style style:name="P17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3adf5f8" officeooo:paragraph-rsid="05897a83" style:font-size-asian="9.60000038146973pt" style:font-weight-asian="normal" style:font-size-complex="11pt" style:font-weight-complex="normal"/>
    </style:style>
    <style:style style:name="P17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4e55ba" officeooo:paragraph-rsid="05897a83" style:font-size-asian="9.60000038146973pt" style:font-weight-asian="normal" style:font-size-complex="11pt" style:font-weight-complex="normal"/>
    </style:style>
    <style:style style:name="P18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38e315" officeooo:paragraph-rsid="0644c607" style:font-size-asian="9.60000038146973pt" style:font-weight-asian="normal" style:font-size-complex="11pt" style:font-weight-complex="normal"/>
    </style:style>
    <style:style style:name="P18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38e315" officeooo:paragraph-rsid="0645b214" style:font-size-asian="9.60000038146973pt" style:font-weight-asian="normal" style:font-size-complex="11pt" style:font-weight-complex="normal"/>
    </style:style>
    <style:style style:name="P18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b6f5d6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8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a7c6df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8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ed20ce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85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644c607" style:font-name-asian="Times New Roman" style:font-size-asian="9.60000038146973pt" style:font-weight-asian="normal" style:font-name-complex="Calibri2" style:font-size-complex="11pt" style:font-weight-complex="normal"/>
    </style:style>
    <style:style style:name="P18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8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627a72e" style:font-name-asian="Times New Roman" style:font-size-asian="9.60000038146973pt" style:font-weight-asian="normal" style:font-name-complex="Calibri2" style:font-size-complex="11pt" style:font-weight-complex="normal"/>
    </style:style>
    <style:style style:name="P18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670d2da" style:font-name-asian="Times New Roman" style:font-size-asian="9.60000038146973pt" style:font-weight-asian="normal" style:font-name-complex="Calibri2" style:font-size-complex="11pt" style:font-weight-complex="normal"/>
    </style:style>
    <style:style style:name="P18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5a2bbab" style:font-name-asian="Times New Roman" style:font-size-asian="9.60000038146973pt" style:font-weight-asian="normal" style:font-name-complex="Calibri2" style:font-size-complex="11pt" style:font-weight-complex="normal"/>
    </style:style>
    <style:style style:name="P19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336e8b2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9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6e99a5" officeooo:paragraph-rsid="0670d2da" style:font-name-asian="Times New Roman" style:font-size-asian="9.60000038146973pt" style:font-weight-asian="normal" style:font-name-complex="Calibri2" style:font-size-complex="11pt" style:font-weight-complex="normal"/>
    </style:style>
    <style:style style:name="P19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3f65bf7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9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52f134" officeooo:paragraph-rsid="05b73eb7" style:font-name-asian="Times New Roman" style:font-size-asian="9.60000038146973pt" style:font-weight-asian="normal" style:font-name-complex="Calibri2" style:font-size-complex="11pt" style:font-weight-complex="normal"/>
    </style:style>
    <style:style style:name="P19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fc5c0a" officeooo:paragraph-rsid="0617a523" style:font-name-asian="Times New Roman" style:font-size-asian="9.60000038146973pt" style:font-weight-asian="normal" style:font-name-complex="Calibri2" style:font-size-complex="11pt" style:font-weight-complex="normal"/>
    </style:style>
    <style:style style:name="P195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45d31b" officeooo:paragraph-rsid="069bb118" style:font-name-asian="Times New Roman" style:font-size-asian="11pt" style:font-weight-asian="normal" style:font-name-complex="Calibri2" style:font-size-complex="11pt" style:font-weight-complex="normal"/>
    </style:style>
    <style:style style:name="P19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1dad5e" officeooo:paragraph-rsid="0638e315" style:font-size-asian="9.60000038146973pt" style:font-weight-asian="bold" style:font-size-complex="11pt" style:font-weight-complex="bold"/>
    </style:style>
    <style:style style:name="P19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1dad5e" officeooo:paragraph-rsid="05897a83" style:font-size-asian="9.60000038146973pt" style:font-weight-asian="bold" style:font-size-complex="11pt" style:font-weight-complex="bold"/>
    </style:style>
    <style:style style:name="P19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47389a" officeooo:paragraph-rsid="05897a83" style:font-size-asian="9.60000038146973pt" style:font-weight-asian="bold" style:font-size-complex="11pt" style:font-weight-complex="bold"/>
    </style:style>
    <style:style style:name="P19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db849" officeooo:paragraph-rsid="0595676e" style:font-size-asian="9.60000038146973pt" style:font-weight-asian="bold" style:font-size-complex="11pt" style:font-weight-complex="bold"/>
    </style:style>
    <style:style style:name="P20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db849" officeooo:paragraph-rsid="0593a35e" style:font-size-asian="9.60000038146973pt" style:font-weight-asian="bold" style:font-size-complex="11pt" style:font-weight-complex="bold"/>
    </style:style>
    <style:style style:name="P20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dba20" officeooo:paragraph-rsid="0595676e" style:font-size-asian="9.60000038146973pt" style:font-weight-asian="bold" style:font-size-complex="11pt" style:font-weight-complex="bold"/>
    </style:style>
    <style:style style:name="P20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dba20" officeooo:paragraph-rsid="0593a35e" style:font-size-asian="9.60000038146973pt" style:font-weight-asian="bold" style:font-size-complex="11pt" style:font-weight-complex="bold"/>
    </style:style>
    <style:style style:name="P20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dba20" officeooo:paragraph-rsid="05e04079" style:font-size-asian="9.60000038146973pt" style:font-weight-asian="bold" style:font-size-complex="11pt" style:font-weight-complex="bold"/>
    </style:style>
    <style:style style:name="P20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1670ee" officeooo:paragraph-rsid="0595676e" style:font-size-asian="9.60000038146973pt" style:font-weight-asian="bold" style:font-size-complex="11pt" style:font-weight-complex="bold"/>
    </style:style>
    <style:style style:name="P20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3e195c" officeooo:paragraph-rsid="05897a83" style:font-size-asian="9.60000038146973pt" style:font-weight-asian="bold" style:font-size-complex="11pt" style:font-weight-complex="bold"/>
    </style:style>
    <style:style style:name="P20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b4550f" officeooo:paragraph-rsid="05897a83" style:font-size-asian="9.60000038146973pt" style:font-weight-asian="bold" style:font-size-complex="11pt" style:font-weight-complex="bold"/>
    </style:style>
    <style:style style:name="P20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64a783" officeooo:paragraph-rsid="05897a83" style:font-size-asian="9.60000038146973pt" style:font-weight-asian="bold" style:font-size-complex="11pt" style:font-weight-complex="bold"/>
    </style:style>
    <style:style style:name="P20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ffa6b3" officeooo:paragraph-rsid="05897a83" style:font-size-asian="9.60000038146973pt" style:font-weight-asian="bold" style:font-size-complex="11pt" style:font-weight-complex="bold"/>
    </style:style>
    <style:style style:name="P20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38e315" officeooo:paragraph-rsid="0644c607" style:font-size-asian="9.60000038146973pt" style:font-weight-asian="bold" style:font-size-complex="11pt" style:font-weight-complex="bold"/>
    </style:style>
    <style:style style:name="P21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38e315" officeooo:paragraph-rsid="0645b214" style:font-size-asian="9.60000038146973pt" style:font-weight-asian="bold" style:font-size-complex="11pt" style:font-weight-complex="bold"/>
    </style:style>
    <style:style style:name="P21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38e315" officeooo:paragraph-rsid="0685937f" style:font-size-asian="9.60000038146973pt" style:font-weight-asian="bold" style:font-size-complex="11pt" style:font-weight-complex="bold"/>
    </style:style>
    <style:style style:name="P21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fc3d45" officeooo:paragraph-rsid="0603f9ef" style:font-size-asian="9.60000038146973pt" style:font-weight-asian="bold" style:font-size-complex="11pt" style:font-weight-complex="bold"/>
    </style:style>
    <style:style style:name="P21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01614e" officeooo:paragraph-rsid="0603f9ef" style:font-size-asian="9.60000038146973pt" style:font-weight-asian="bold" style:font-size-complex="11pt" style:font-weight-complex="bold"/>
    </style:style>
    <style:style style:name="P21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f48795" officeooo:paragraph-rsid="0603f9ef" style:font-size-asian="9.60000038146973pt" style:font-weight-asian="bold" style:font-size-complex="11pt" style:font-weight-complex="bold"/>
    </style:style>
    <style:style style:name="P21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efbb26" officeooo:paragraph-rsid="05ff8a20" style:font-size-asian="9.60000038146973pt" style:font-weight-asian="bold" style:font-size-complex="11pt" style:font-weight-complex="bold"/>
    </style:style>
    <style:style style:name="P21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9aa1cc" officeooo:paragraph-rsid="05b73eb7" style:font-size-asian="9.60000038146973pt" style:font-weight-asian="bold" style:font-size-complex="11pt" style:font-weight-complex="bold"/>
    </style:style>
    <style:style style:name="P21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fc5c0a" officeooo:paragraph-rsid="05b73eb7" style:font-size-asian="9.60000038146973pt" style:font-weight-asian="bold" style:font-size-complex="11pt" style:font-weight-complex="bold"/>
    </style:style>
    <style:style style:name="P21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e83fb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1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9fb1ba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a003ec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a19649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5a2bbab" style:font-name-asian="Times New Roman" style:font-size-asian="9.60000038146973pt" style:font-weight-asian="bold" style:font-name-complex="Calibri2" style:font-size-complex="11pt" style:font-weight-complex="bold"/>
    </style:style>
    <style:style style:name="P22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36e8b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4e86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5214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5fd2d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7d93c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acb7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fdb08d" officeooo:paragraph-rsid="0670d2da" style:font-name-asian="Times New Roman" style:font-size-asian="9.60000038146973pt" style:font-weight-asian="bold" style:font-name-complex="Calibri2" style:font-size-complex="11pt" style:font-weight-complex="bold"/>
    </style:style>
    <style:style style:name="P23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efe2e9" officeooo:paragraph-rsid="0694c296" style:font-name-asian="Times New Roman" style:font-size-asian="9.60000038146973pt" style:font-weight-asian="bold" style:font-name-complex="Calibri2" style:font-size-complex="11pt" style:font-weight-complex="bold"/>
    </style:style>
    <style:style style:name="P23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7fef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1b277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312f" officeooo:paragraph-rsid="05a87865" style:font-name-asian="Times New Roman" style:font-size-asian="9.60000038146973pt" style:font-weight-asian="bold" style:font-name-complex="Calibri2" style:font-size-complex="11pt" style:font-weight-complex="bold"/>
    </style:style>
    <style:style style:name="P23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38595d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10905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2390ce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39472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8ed2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489a3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ca33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5e3d5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e83d0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5d446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ed38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56b4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681d27" officeooo:paragraph-rsid="05a2bbab" style:font-name-asian="Times New Roman" style:font-size-asian="9.60000038146973pt" style:font-weight-asian="bold" style:font-name-complex="Calibri2" style:font-size-complex="11pt" style:font-weight-complex="bold"/>
    </style:style>
    <style:style style:name="P24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45a0a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759b33" officeooo:paragraph-rsid="0645b214" style:font-name-asian="Times New Roman" style:font-size-asian="9.60000038146973pt" style:font-weight-asian="bold" style:font-name-complex="Calibri2" style:font-size-complex="11pt" style:font-weight-complex="bold"/>
    </style:style>
    <style:style style:name="P25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759b3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5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fc5c0a" officeooo:paragraph-rsid="05b73eb7" style:font-name-asian="Times New Roman" style:font-size-asian="9.60000038146973pt" style:font-weight-asian="bold" style:font-name-complex="Calibri2" style:font-size-complex="11pt" style:font-weight-complex="bold"/>
    </style:style>
    <style:style style:name="P25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fc5c0a" officeooo:paragraph-rsid="05c3bf43" style:font-name-asian="Times New Roman" style:font-size-asian="9.60000038146973pt" style:font-weight-asian="bold" style:font-name-complex="Calibri2" style:font-size-complex="11pt" style:font-weight-complex="bold"/>
    </style:style>
    <style:style style:name="P25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b1753e" officeooo:paragraph-rsid="05b73eb7" style:font-name-asian="Times New Roman" style:font-size-asian="9.60000038146973pt" style:font-weight-asian="bold" style:font-name-complex="Calibri2" style:font-size-complex="11pt" style:font-weight-complex="bold"/>
    </style:style>
    <style:style style:name="P25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54cc8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5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464cc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5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91a152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5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6ccf33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5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58f8f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5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74f47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6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3ab827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6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8730e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6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50a1cb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6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48fa0f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26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8bbf68" officeooo:paragraph-rsid="0672984b" style:font-name-asian="Times New Roman" style:font-size-asian="11pt" style:font-weight-asian="bold" style:font-name-complex="Calibri2" style:font-size-complex="11pt" style:font-weight-complex="bold"/>
    </style:style>
    <style:style style:name="P265" style:family="paragraph" style:parent-style-name="List_20_Paragraph" style:list-style-name="L1">
      <style:paragraph-properties fo:text-align="justify" style:justify-single-word="false"/>
      <style:text-properties fo:color="#ff0000" officeooo:rsid="0100db06" officeooo:paragraph-rsid="05897a83"/>
    </style:style>
    <style:style style:name="P266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0e3cf7" officeooo:paragraph-rsid="05897a83" style:font-weight-asian="bold" style:font-weight-complex="bold"/>
    </style:style>
    <style:style style:name="P267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f91398" officeooo:paragraph-rsid="05897a83" style:font-weight-asian="bold" style:font-weight-complex="bold"/>
    </style:style>
    <style:style style:name="P268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0a36550" officeooo:paragraph-rsid="05897a83" style:font-weight-asian="bold" style:font-weight-complex="bold"/>
    </style:style>
    <style:style style:name="P269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eede42" officeooo:paragraph-rsid="05897a83" style:font-weight-asian="bold" style:font-weight-complex="bold"/>
    </style:style>
    <style:style style:name="P270" style:family="paragraph" style:parent-style-name="List_20_Paragraph" style:list-style-name="L1">
      <style:paragraph-properties fo:text-align="justify" style:justify-single-word="false"/>
      <style:text-properties fo:color="#ff0000" fo:font-weight="bold" officeooo:paragraph-rsid="05897a83" style:font-weight-asian="bold" style:font-weight-complex="bold"/>
    </style:style>
    <style:style style:name="P271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2238310" officeooo:paragraph-rsid="05a2bbab" style:font-weight-asian="bold" style:font-weight-complex="bold"/>
    </style:style>
    <style:style style:name="P272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365244d" officeooo:paragraph-rsid="05a2bbab" style:font-weight-asian="bold" style:font-weight-complex="bold"/>
    </style:style>
    <style:style style:name="P273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61250e" officeooo:paragraph-rsid="05b73eb7" style:font-weight-asian="bold" style:font-weight-complex="bold"/>
    </style:style>
    <style:style style:name="P274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db4cb5" officeooo:paragraph-rsid="05b73eb7" style:font-name-asian="Times New Roman" style:font-weight-asian="bold" style:font-name-complex="Calibri2" style:font-weight-complex="bold"/>
    </style:style>
    <style:style style:name="P275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3432f29" officeooo:paragraph-rsid="05b73eb7" style:font-name-asian="Times New Roman" style:font-weight-asian="bold" style:font-name-complex="Calibri2" style:font-weight-complex="bold"/>
    </style:style>
    <style:style style:name="P276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f8125" officeooo:paragraph-rsid="05897a83" style:font-size-asian="9.60000038146973pt" style:font-weight-asian="bold" style:font-size-complex="11pt" style:font-weight-complex="bold"/>
    </style:style>
    <style:style style:name="P277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a395e" officeooo:paragraph-rsid="05897a83" style:font-size-asian="9.60000038146973pt" style:font-weight-asian="bold" style:font-size-complex="11pt" style:font-weight-complex="bold"/>
    </style:style>
    <style:style style:name="P278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bfdbd" officeooo:paragraph-rsid="05897a83" style:font-size-asian="9.60000038146973pt" style:font-weight-asian="bold" style:font-size-complex="11pt" style:font-weight-complex="bold"/>
    </style:style>
    <style:style style:name="P279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d8d45" officeooo:paragraph-rsid="05897a83" style:font-size-asian="9.60000038146973pt" style:font-weight-asian="bold" style:font-size-complex="11pt" style:font-weight-complex="bold"/>
    </style:style>
    <style:style style:name="P280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a53d0" officeooo:paragraph-rsid="05897a83" style:font-size-asian="9.60000038146973pt" style:font-weight-asian="bold" style:font-size-complex="11pt" style:font-weight-complex="bold"/>
    </style:style>
    <style:style style:name="P281" style:family="paragraph" style:parent-style-name="List_20_Paragraph" style:list-style-name="L1">
      <style:paragraph-properties fo:text-align="justify" style:justify-single-word="false"/>
      <style:text-properties fo:color="#ff0000" officeooo:paragraph-rsid="05897a83"/>
    </style:style>
    <style:style style:name="P282" style:family="paragraph" style:parent-style-name="List_20_Paragraph" style:list-style-name="L1">
      <style:paragraph-properties fo:text-align="justify" style:justify-single-word="false"/>
      <style:text-properties fo:color="#ff0000" officeooo:rsid="00ce771a" officeooo:paragraph-rsid="05897a83"/>
    </style:style>
    <style:style style:name="P283" style:family="paragraph" style:parent-style-name="List_20_Paragraph" style:list-style-name="L1">
      <style:paragraph-properties fo:text-align="justify" style:justify-single-word="false"/>
      <style:text-properties officeooo:paragraph-rsid="05ba1e98"/>
    </style:style>
    <style:style style:name="P284" style:family="paragraph" style:parent-style-name="List_20_Paragraph" style:list-style-name="L1">
      <style:paragraph-properties fo:text-align="justify" style:justify-single-word="false"/>
      <style:text-properties officeooo:paragraph-rsid="05897a83"/>
    </style:style>
    <style:style style:name="P285" style:family="paragraph" style:parent-style-name="List_20_Paragraph" style:list-style-name="L1">
      <style:paragraph-properties fo:text-align="justify" style:justify-single-word="false"/>
      <style:text-properties officeooo:paragraph-rsid="0595676e"/>
    </style:style>
    <style:style style:name="P286" style:family="paragraph" style:parent-style-name="List_20_Paragraph" style:list-style-name="L1">
      <style:paragraph-properties fo:text-align="justify" style:justify-single-word="false"/>
      <style:text-properties officeooo:paragraph-rsid="05e08bf9"/>
    </style:style>
    <style:style style:name="P287" style:family="paragraph" style:parent-style-name="List_20_Paragraph" style:list-style-name="L1">
      <style:paragraph-properties fo:text-align="justify" style:justify-single-word="false"/>
      <style:text-properties officeooo:paragraph-rsid="05b73eb7"/>
    </style:style>
    <style:style style:name="P288" style:family="paragraph" style:parent-style-name="List_20_Paragraph" style:list-style-name="L1">
      <style:paragraph-properties fo:text-align="justify" style:justify-single-word="false"/>
      <style:text-properties officeooo:paragraph-rsid="0593a35e"/>
    </style:style>
    <style:style style:name="P289" style:family="paragraph" style:parent-style-name="List_20_Paragraph" style:list-style-name="L1">
      <style:paragraph-properties fo:text-align="justify" style:justify-single-word="false"/>
      <style:text-properties officeooo:paragraph-rsid="05e04079"/>
    </style:style>
    <style:style style:name="P290" style:family="paragraph" style:parent-style-name="List_20_Paragraph" style:list-style-name="L1">
      <style:paragraph-properties fo:text-align="justify" style:justify-single-word="false"/>
      <style:text-properties officeooo:paragraph-rsid="0592b9d3"/>
    </style:style>
    <style:style style:name="P291" style:family="paragraph" style:parent-style-name="List_20_Paragraph" style:list-style-name="L1">
      <style:paragraph-properties fo:text-align="justify" style:justify-single-word="false"/>
      <style:text-properties officeooo:rsid="0027eccc" officeooo:paragraph-rsid="05ba1e98"/>
    </style:style>
    <style:style style:name="P292" style:family="paragraph" style:parent-style-name="List_20_Paragraph" style:list-style-name="L1">
      <style:paragraph-properties fo:text-align="justify" style:justify-single-word="false"/>
      <style:text-properties officeooo:rsid="0027eccc" officeooo:paragraph-rsid="05b73eb7"/>
    </style:style>
    <style:style style:name="P293" style:family="paragraph" style:parent-style-name="List_20_Paragraph" style:list-style-name="L1">
      <style:paragraph-properties fo:text-align="justify" style:justify-single-word="false"/>
      <style:text-properties officeooo:rsid="002a2bbf" officeooo:paragraph-rsid="05897a83"/>
    </style:style>
    <style:style style:name="P294" style:family="paragraph" style:parent-style-name="List_20_Paragraph" style:list-style-name="L1">
      <style:paragraph-properties fo:text-align="justify" style:justify-single-word="false"/>
      <style:text-properties officeooo:rsid="0023733c" officeooo:paragraph-rsid="05897a83"/>
    </style:style>
    <style:style style:name="P295" style:family="paragraph" style:parent-style-name="List_20_Paragraph" style:list-style-name="L1">
      <style:paragraph-properties fo:text-align="justify" style:justify-single-word="false"/>
      <style:text-properties officeooo:rsid="002dece7" officeooo:paragraph-rsid="05897a83"/>
    </style:style>
    <style:style style:name="P296" style:family="paragraph" style:parent-style-name="List_20_Paragraph" style:list-style-name="L1">
      <style:paragraph-properties fo:text-align="justify" style:justify-single-word="false"/>
      <style:text-properties officeooo:rsid="0261121e" officeooo:paragraph-rsid="05897a83"/>
    </style:style>
    <style:style style:name="P297" style:family="paragraph" style:parent-style-name="List_20_Paragraph" style:list-style-name="L1">
      <style:paragraph-properties fo:text-align="justify" style:justify-single-word="false"/>
      <style:text-properties officeooo:rsid="0409e99c" officeooo:paragraph-rsid="05897a83"/>
    </style:style>
    <style:style style:name="P298" style:family="paragraph" style:parent-style-name="List_20_Paragraph" style:list-style-name="L1">
      <style:paragraph-properties fo:text-align="justify" style:justify-single-word="false"/>
      <style:text-properties fo:color="#000000" fo:font-size="11pt" fo:font-weight="bold" officeooo:rsid="0272d7f9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99" style:family="paragraph" style:parent-style-name="List_20_Paragraph" style:list-style-name="L1">
      <style:paragraph-properties fo:text-align="justify" style:justify-single-word="false"/>
      <style:text-properties fo:color="#000000" fo:font-size="11pt" fo:font-weight="bold" officeooo:rsid="02732e10" officeooo:paragraph-rsid="0624edbd" style:font-name-asian="Times New Roman" style:font-size-asian="9.60000038146973pt" style:font-weight-asian="bold" style:font-name-complex="Calibri2" style:font-size-complex="11pt" style:font-weight-complex="bold"/>
    </style:style>
    <style:style style:name="P300" style:family="paragraph" style:parent-style-name="List_20_Paragraph" style:list-style-name="L1">
      <style:paragraph-properties fo:text-align="justify" style:justify-single-word="false"/>
      <style:text-properties fo:color="#000000" fo:font-size="11pt" fo:font-weight="bold" officeooo:rsid="038bbf68" officeooo:paragraph-rsid="05897a83" style:font-name-asian="Times New Roman" style:font-size-asian="11pt" style:font-weight-asian="bold" style:font-name-complex="Calibri2" style:font-size-complex="11pt" style:font-weight-complex="bold"/>
    </style:style>
    <style:style style:name="P301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272d7f9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02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26b4363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03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26d612d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04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477a894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05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72d7f9" officeooo:paragraph-rsid="05897a83" style:font-weight-asian="normal" style:font-weight-complex="normal"/>
    </style:style>
    <style:style style:name="P306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78f6da" officeooo:paragraph-rsid="05897a83" style:font-weight-asian="normal" style:font-weight-complex="normal"/>
    </style:style>
    <style:style style:name="P307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78d1b4" officeooo:paragraph-rsid="05897a83" style:font-weight-asian="normal" style:font-weight-complex="normal"/>
    </style:style>
    <style:style style:name="P308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c9efbf" officeooo:paragraph-rsid="05897a83" style:font-weight-asian="normal" style:font-weight-complex="normal"/>
    </style:style>
    <style:style style:name="P309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376a19e" officeooo:paragraph-rsid="05897a83" style:font-weight-asian="normal" style:font-weight-complex="normal"/>
    </style:style>
    <style:style style:name="P310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4befee" officeooo:paragraph-rsid="05977f6f" style:font-weight-asian="normal" style:font-weight-complex="normal"/>
    </style:style>
    <style:style style:name="P311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74b75" officeooo:paragraph-rsid="05977f6f" style:font-weight-asian="normal" style:font-weight-complex="normal"/>
    </style:style>
    <style:style style:name="P312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86888" officeooo:paragraph-rsid="05977f6f" style:font-weight-asian="normal" style:font-weight-complex="normal"/>
    </style:style>
    <style:style style:name="P313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956f4" officeooo:paragraph-rsid="05977f6f" style:font-weight-asian="normal" style:font-weight-complex="normal"/>
    </style:style>
    <style:style style:name="P314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b9c78c" officeooo:paragraph-rsid="05977f6f" style:font-weight-asian="normal" style:font-weight-complex="normal"/>
    </style:style>
    <style:style style:name="P315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4d5489" officeooo:paragraph-rsid="05977f6f" style:font-weight-asian="normal" style:font-weight-complex="normal"/>
    </style:style>
    <style:style style:name="P316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4f3539" officeooo:paragraph-rsid="05977f6f" style:font-weight-asian="normal" style:font-weight-complex="normal"/>
    </style:style>
    <style:style style:name="P317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6d57b4" officeooo:paragraph-rsid="05977f6f" style:font-weight-asian="normal" style:font-weight-complex="normal"/>
    </style:style>
    <style:style style:name="P318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4ddcb" officeooo:paragraph-rsid="05977f6f" style:font-weight-asian="normal" style:font-weight-complex="normal"/>
    </style:style>
    <style:style style:name="P319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598e3" officeooo:paragraph-rsid="05977f6f" style:font-weight-asian="normal" style:font-weight-complex="normal"/>
    </style:style>
    <style:style style:name="P320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73ba7" officeooo:paragraph-rsid="05977f6f" style:font-weight-asian="normal" style:font-weight-complex="normal"/>
    </style:style>
    <style:style style:name="P321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88a48" officeooo:paragraph-rsid="05977f6f" style:font-weight-asian="normal" style:font-weight-complex="normal"/>
    </style:style>
    <style:style style:name="P322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89dd7" officeooo:paragraph-rsid="05977f6f" style:font-weight-asian="normal" style:font-weight-complex="normal"/>
    </style:style>
    <style:style style:name="P323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9cafd" officeooo:paragraph-rsid="05977f6f" style:font-weight-asian="normal" style:font-weight-complex="normal"/>
    </style:style>
    <style:style style:name="P324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a9b20" officeooo:paragraph-rsid="05977f6f" style:font-weight-asian="normal" style:font-weight-complex="normal"/>
    </style:style>
    <style:style style:name="P325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c34b8" officeooo:paragraph-rsid="05977f6f" style:font-weight-asian="normal" style:font-weight-complex="normal"/>
    </style:style>
    <style:style style:name="P326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48c7ab5" officeooo:paragraph-rsid="05977f6f" style:font-weight-asian="normal" style:font-weight-complex="normal"/>
    </style:style>
    <style:style style:name="P327" style:family="paragraph" style:parent-style-name="List_20_Paragraph" style:list-style-name="L1">
      <style:paragraph-properties fo:text-align="justify" style:justify-single-word="false"/>
      <style:text-properties officeooo:rsid="003ab827" officeooo:paragraph-rsid="06745fc5"/>
    </style:style>
    <style:style style:name="P328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145d31b" officeooo:paragraph-rsid="05897a83"/>
    </style:style>
    <style:style style:name="P32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5897a83" style:font-name-asian="Times New Roman" style:font-weight-asian="normal" style:font-name-complex="Calibri2" style:font-weight-complex="normal"/>
    </style:style>
    <style:style style:name="P33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0c259" officeooo:paragraph-rsid="05897a83" style:font-name-asian="Times New Roman" style:font-weight-asian="normal" style:font-name-complex="Calibri2" style:font-weight-complex="normal"/>
    </style:style>
    <style:style style:name="P33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5897a83" style:font-name-asian="Times New Roman" style:font-weight-asian="normal" style:font-name-complex="Calibri2" style:font-weight-complex="normal"/>
    </style:style>
    <style:style style:name="P33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22d2a2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3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22a5ab9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3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b3b4fd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3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e7337f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3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bold" officeooo:rsid="01ec8ba7" officeooo:paragraph-rsid="05f3bfde" style:font-name-asian="Times New Roman" style:font-size-asian="9.60000038146973pt" style:font-weight-asian="bold" style:font-name-complex="Calibri2" style:font-size-complex="11pt" style:font-weight-complex="bold"/>
    </style:style>
    <style:style style:name="P33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bold" officeooo:rsid="01ec8ba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3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ec8ba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3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22992d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4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47389a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4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normal" officeooo:rsid="038b93a1" officeooo:paragraph-rsid="05897a83" style:font-name-asian="Times New Roman" style:font-weight-asian="normal" style:font-name-complex="Calibri2" style:font-weight-complex="normal"/>
    </style:style>
    <style:style style:name="P34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rsid="01e92c94" officeooo:paragraph-rsid="05897a83" style:font-name-asian="Times New Roman" style:font-weight-asian="bold" style:font-name-complex="Calibri2" style:font-weight-complex="bold"/>
    </style:style>
    <style:style style:name="P34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5897a83" style:font-name-asian="Times New Roman" style:font-weight-asian="normal" style:font-name-complex="Calibri2" style:font-weight-complex="normal"/>
    </style:style>
    <style:style style:name="P34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3987bd7" officeooo:paragraph-rsid="05897a83" style:font-name-asian="Times New Roman" style:font-weight-asian="normal" style:font-name-complex="Calibri2" style:font-weight-complex="normal"/>
    </style:style>
    <style:style style:name="P34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e4373" officeooo:paragraph-rsid="05897a83" style:font-name-asian="Times New Roman" style:font-weight-asian="normal" style:font-name-complex="Calibri2" style:font-weight-complex="normal"/>
    </style:style>
    <style:style style:name="P34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711c7f" officeooo:paragraph-rsid="05897a83" style:font-name-asian="Times New Roman" style:font-weight-asian="normal" style:font-name-complex="Calibri2" style:font-weight-complex="normal"/>
    </style:style>
    <style:style style:name="P34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size="11pt" fo:font-weight="normal" officeooo:rsid="011311bd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34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paragraph-rsid="05897a83"/>
    </style:style>
    <style:style style:name="P349" style:family="paragraph" style:parent-style-name="Standard" style:list-style-name="L1">
      <style:paragraph-properties fo:text-align="justify" style:justify-single-word="false"/>
      <style:text-properties fo:color="#ff0000" fo:font-size="11pt" fo:font-weight="normal" officeooo:rsid="01b4550f" officeooo:paragraph-rsid="05897a83" style:font-size-asian="9.60000038146973pt" style:font-weight-asian="normal" style:font-size-complex="11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normal" officeooo:rsid="00349fbf" style:font-weight-asian="normal" style:font-weight-complex="normal"/>
    </style:style>
    <style:style style:name="T3" style:family="text">
      <style:text-properties fo:color="#ff0000" fo:font-weight="normal" officeooo:rsid="00ca4da4" style:font-weight-asian="normal" style:font-weight-complex="normal"/>
    </style:style>
    <style:style style:name="T4" style:family="text">
      <style:text-properties fo:color="#ff0000" fo:font-weight="normal" officeooo:rsid="00ccbfa3" style:font-weight-asian="normal" style:font-weight-complex="normal"/>
    </style:style>
    <style:style style:name="T5" style:family="text">
      <style:text-properties fo:color="#ff0000" fo:font-size="11pt" fo:font-weight="normal" officeooo:rsid="01957912" style:font-size-asian="9.60000038146973pt" style:font-weight-asian="normal" style:font-size-complex="11pt" style:font-weight-complex="normal"/>
    </style:style>
    <style:style style:name="T6" style:family="text">
      <style:text-properties fo:color="#ff0000" fo:font-size="11pt" fo:font-weight="normal" officeooo:rsid="01af4bb9" style:font-size-asian="9.60000038146973pt" style:font-weight-asian="normal" style:font-size-complex="11pt" style:font-weight-complex="normal"/>
    </style:style>
    <style:style style:name="T7" style:family="text">
      <style:text-properties fo:color="#ff0000" fo:font-size="11pt" fo:font-weight="normal" officeooo:rsid="0147389a" style:font-size-asian="9.60000038146973pt" style:font-weight-asian="normal" style:font-size-complex="11pt" style:font-weight-complex="normal"/>
    </style:style>
    <style:style style:name="T8" style:family="text">
      <style:text-properties fo:color="#ff0000" fo:font-size="11pt" fo:font-weight="normal" officeooo:rsid="01b6f5d6" style:font-size-asian="9.60000038146973pt" style:font-weight-asian="normal" style:font-size-complex="11pt" style:font-weight-complex="normal"/>
    </style:style>
    <style:style style:name="T9" style:family="text">
      <style:text-properties fo:color="#ff0000" fo:font-size="11pt" fo:font-weight="normal" officeooo:rsid="05df327c" style:font-size-asian="9.60000038146973pt" style:font-weight-asian="normal" style:font-size-complex="11pt" style:font-weight-complex="normal"/>
    </style:style>
    <style:style style:name="T10" style:family="text">
      <style:text-properties fo:color="#ff0000" fo:font-size="11pt" fo:font-weight="bold" officeooo:rsid="019f763b" style:font-size-asian="9.60000038146973pt" style:font-weight-asian="bold" style:font-size-complex="11pt" style:font-weight-complex="bold"/>
    </style:style>
    <style:style style:name="T11" style:family="text">
      <style:text-properties fo:color="#ff0000" fo:font-size="11pt" fo:font-weight="bold" style:font-name-asian="Times New Roman" style:font-size-asian="11pt" style:font-weight-asian="bold" style:font-name-complex="Calibri2" style:font-size-complex="11pt" style:font-weight-complex="bold"/>
    </style:style>
    <style:style style:name="T12" style:family="text">
      <style:text-properties fo:color="#ff0000" fo:font-size="11pt" fo:font-weight="bold" officeooo:rsid="06745fc5" style:font-name-asian="Times New Roman" style:font-size-asian="11pt" style:font-weight-asian="bold" style:font-name-complex="Calibri2" style:font-size-complex="11pt" style:font-weight-complex="bold"/>
    </style:style>
    <style:style style:name="T13" style:family="text">
      <style:text-properties fo:color="#ff0000" style:font-name="Calibri1" fo:font-size="11pt" fo:font-weight="bold" officeooo:rsid="0366632f" style:font-size-asian="11pt" style:font-weight-asian="bold" style:font-name-complex="Calibri2" style:font-size-complex="11pt" style:font-weight-complex="bold"/>
    </style:style>
    <style:style style:name="T14" style:family="text">
      <style:text-properties fo:color="#ff0000" style:font-name="Calibri1" fo:font-size="11pt" fo:font-weight="bold" officeooo:rsid="03d6f228" style:font-size-asian="11pt" style:font-weight-asian="bold" style:font-name-complex="Calibri2" style:font-size-complex="11pt" style:font-weight-complex="bold"/>
    </style:style>
    <style:style style:name="T15" style:family="text">
      <style:text-properties fo:color="#ff0000"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16" style:family="text">
      <style:text-properties fo:color="#ff0000" style:font-name="Calibri1" fo:font-size="11pt" fo:font-weight="bold" officeooo:rsid="01d2fc02" style:font-size-asian="11pt" style:font-weight-asian="bold" style:font-name-complex="Calibri2" style:font-size-complex="11pt" style:font-weight-complex="bold"/>
    </style:style>
    <style:style style:name="T17" style:family="text">
      <style:text-properties fo:color="#ff0000" style:font-name="Calibri1" fo:font-size="11pt" fo:font-weight="bold" officeooo:rsid="037aff62" style:font-size-asian="11pt" style:font-weight-asian="bold" style:font-name-complex="Calibri2" style:font-size-complex="11pt" style:font-weight-complex="bold"/>
    </style:style>
    <style:style style:name="T18" style:family="text">
      <style:text-properties fo:color="#ff0000" style:font-name="Calibri1" fo:font-size="11pt" fo:font-weight="normal" officeooo:rsid="01914f78" style:font-size-asian="11pt" style:font-weight-asian="normal" style:font-name-complex="Calibri2" style:font-size-complex="11pt" style:font-weight-complex="normal"/>
    </style:style>
    <style:style style:name="T19" style:family="text">
      <style:text-properties fo:color="#ff0000" style:font-name="Calibri1" fo:font-size="11pt" fo:font-weight="normal" officeooo:rsid="04dea505" style:font-size-asian="11pt" style:font-weight-asian="normal" style:font-name-complex="Calibri2" style:font-size-complex="11pt" style:font-weight-complex="normal"/>
    </style:style>
    <style:style style:name="T20" style:family="text">
      <style:text-properties fo:color="#ff0000" style:font-name="Courier 10 Pitch" fo:font-weight="bold" officeooo:rsid="00ccdd94" style:font-weight-asian="bold" style:font-weight-complex="bold"/>
    </style:style>
    <style:style style:name="T21" style:family="text">
      <style:text-properties fo:color="#ff0000" style:font-name="Courier 10 Pitch" fo:font-weight="bold" officeooo:rsid="00ccbfa3" style:font-weight-asian="bold" style:font-weight-complex="bold"/>
    </style:style>
    <style:style style:name="T22" style:family="text">
      <style:text-properties fo:color="#ff0000" officeooo:rsid="00ce771a"/>
    </style:style>
    <style:style style:name="T23" style:family="text">
      <style:text-properties fo:color="#ff0000" officeooo:rsid="04759b33"/>
    </style:style>
    <style:style style:name="T24" style:family="text">
      <style:text-properties fo:font-weight="normal" style:font-name-asian="Times New Roman" style:font-weight-asian="normal" style:font-name-complex="Calibri2" style:font-weight-complex="normal"/>
    </style:style>
    <style:style style:name="T25" style:family="text">
      <style:text-properties fo:font-weight="normal" officeooo:rsid="04912325" style:font-name-asian="Times New Roman" style:font-weight-asian="normal" style:font-name-complex="Calibri2" style:font-weight-complex="normal"/>
    </style:style>
    <style:style style:name="T26" style:family="text">
      <style:text-properties fo:font-weight="normal" officeooo:rsid="050a450e" style:font-name-asian="Times New Roman" style:font-weight-asian="normal" style:font-name-complex="Calibri2" style:font-weight-complex="normal"/>
    </style:style>
    <style:style style:name="T27" style:family="text">
      <style:text-properties fo:font-weight="normal" officeooo:rsid="050bca5a" style:font-name-asian="Times New Roman" style:font-weight-asian="normal" style:font-name-complex="Calibri2" style:font-weight-complex="normal"/>
    </style:style>
    <style:style style:name="T28" style:family="text">
      <style:text-properties fo:font-weight="normal" officeooo:rsid="050cfd0f" style:font-name-asian="Times New Roman" style:font-weight-asian="normal" style:font-name-complex="Calibri2" style:font-weight-complex="normal"/>
    </style:style>
    <style:style style:name="T29" style:family="text">
      <style:text-properties fo:font-weight="normal" officeooo:rsid="02b8597f" style:font-name-asian="Times New Roman" style:font-weight-asian="normal" style:font-name-complex="Calibri2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32b89ab" style:font-weight-asian="normal" style:font-weight-complex="normal"/>
    </style:style>
    <style:style style:name="T32" style:family="text">
      <style:text-properties fo:font-weight="normal" officeooo:rsid="035e6f1f" style:font-weight-asian="normal" style:font-weight-complex="normal"/>
    </style:style>
    <style:style style:name="T33" style:family="text">
      <style:text-properties fo:font-weight="normal" officeooo:rsid="02b33281" style:font-weight-asian="normal" style:font-weight-complex="normal"/>
    </style:style>
    <style:style style:name="T34" style:family="text">
      <style:text-properties fo:font-weight="normal" officeooo:rsid="02b8597f" style:font-weight-asian="normal" style:font-weight-complex="normal"/>
    </style:style>
    <style:style style:name="T35" style:family="text">
      <style:text-properties fo:font-weight="normal" officeooo:rsid="02c6cc37" style:font-weight-asian="normal" style:font-weight-complex="normal"/>
    </style:style>
    <style:style style:name="T36" style:family="text">
      <style:text-properties fo:font-weight="normal" officeooo:rsid="02a8ce8b" style:font-weight-asian="normal" style:font-weight-complex="normal"/>
    </style:style>
    <style:style style:name="T37" style:family="text">
      <style:text-properties fo:font-weight="normal" officeooo:rsid="02a7c6df" style:font-weight-asian="normal" style:font-weight-complex="normal"/>
    </style:style>
    <style:style style:name="T38" style:family="text">
      <style:text-properties fo:font-weight="normal" officeooo:rsid="02ca5e1a" style:font-weight-asian="normal" style:font-weight-complex="normal"/>
    </style:style>
    <style:style style:name="T39" style:family="text">
      <style:text-properties fo:font-weight="normal" officeooo:rsid="02cc3add" style:font-weight-asian="normal" style:font-weight-complex="normal"/>
    </style:style>
    <style:style style:name="T40" style:family="text">
      <style:text-properties fo:font-weight="normal" officeooo:rsid="02d1aadb" style:font-weight-asian="normal" style:font-weight-complex="normal"/>
    </style:style>
    <style:style style:name="T41" style:family="text">
      <style:text-properties fo:font-weight="normal" officeooo:rsid="02d2ed79" style:font-weight-asian="normal" style:font-weight-complex="normal"/>
    </style:style>
    <style:style style:name="T42" style:family="text">
      <style:text-properties fo:font-weight="normal" officeooo:rsid="00ca4da4" style:font-weight-asian="normal" style:font-weight-complex="normal"/>
    </style:style>
    <style:style style:name="T43" style:family="text">
      <style:text-properties fo:font-weight="normal" officeooo:rsid="0101fe85" style:font-weight-asian="normal" style:font-weight-complex="normal"/>
    </style:style>
    <style:style style:name="T44" style:family="text">
      <style:text-properties fo:font-weight="normal" officeooo:rsid="06478017" style:font-weight-asian="normal" style:font-weight-complex="normal"/>
    </style:style>
    <style:style style:name="T45" style:family="text">
      <style:text-properties fo:font-weight="normal" officeooo:rsid="0091a152" style:font-weight-asian="normal" style:font-weight-complex="normal"/>
    </style:style>
    <style:style style:name="T46" style:family="text">
      <style:text-properties fo:font-weight="normal" officeooo:rsid="00349fbf" style:font-weight-asian="normal" style:font-weight-complex="normal"/>
    </style:style>
    <style:style style:name="T47" style:family="text">
      <style:text-properties fo:font-size="11pt" style:font-size-asian="9.60000038146973pt" style:font-size-complex="11pt"/>
    </style:style>
    <style:style style:name="T48" style:family="text">
      <style:text-properties fo:font-size="11pt" officeooo:rsid="018992b2" style:font-size-asian="9.60000038146973pt" style:font-size-complex="11pt"/>
    </style:style>
    <style:style style:name="T49" style:family="text">
      <style:text-properties fo:font-size="11pt" officeooo:rsid="0187d593" style:font-size-asian="9.60000038146973pt" style:font-size-complex="11pt"/>
    </style:style>
    <style:style style:name="T50" style:family="text">
      <style:text-properties fo:font-size="11pt" officeooo:rsid="044ce6bb" style:font-size-asian="9.60000038146973pt" style:font-size-complex="11pt"/>
    </style:style>
    <style:style style:name="T51" style:family="text">
      <style:text-properties fo:font-size="11pt" officeooo:rsid="04587851" style:font-size-asian="9.60000038146973pt" style:font-size-complex="11pt"/>
    </style:style>
    <style:style style:name="T52" style:family="text">
      <style:text-properties fo:font-size="11pt" officeooo:rsid="0345fd51" style:font-size-asian="9.60000038146973pt" style:font-size-complex="11pt"/>
    </style:style>
    <style:style style:name="T53" style:family="text">
      <style:text-properties fo:font-size="11pt" officeooo:rsid="01b9ac51" style:font-size-asian="9.60000038146973pt" style:font-size-complex="11pt"/>
    </style:style>
    <style:style style:name="T54" style:family="text">
      <style:text-properties fo:font-size="11pt" fo:font-weight="normal" officeooo:rsid="03d432b7" style:font-size-asian="9.60000038146973pt" style:font-weight-asian="normal" style:font-size-complex="11pt" style:font-weight-complex="normal"/>
    </style:style>
    <style:style style:name="T55" style:family="text">
      <style:text-properties fo:font-size="11pt" style:font-name-asian="Times New Roman" style:font-size-asian="9.60000038146973pt" style:font-name-complex="Calibri2" style:font-size-complex="11pt"/>
    </style:style>
    <style:style style:name="T56" style:family="text">
      <style:text-properties fo:font-size="11pt" officeooo:rsid="03e83fbb" style:font-name-asian="Times New Roman" style:font-size-asian="9.60000038146973pt" style:font-name-complex="Calibri2" style:font-size-complex="11pt"/>
    </style:style>
    <style:style style:name="T57" style:family="text">
      <style:text-properties fo:font-size="11pt" fo:font-weight="bold" officeooo:rsid="011c3c48" style:font-size-asian="9.60000038146973pt" style:font-weight-asian="bold" style:font-size-complex="11pt" style:font-weight-complex="bold"/>
    </style:style>
    <style:style style:name="T58" style:family="text">
      <style:text-properties fo:font-size="11pt" fo:font-weight="bold" officeooo:rsid="03ac61f6" style:font-size-asian="9.60000038146973pt" style:font-weight-asian="bold" style:font-size-complex="11pt" style:font-weight-complex="bold"/>
    </style:style>
    <style:style style:name="T59" style:family="text">
      <style:text-properties fo:font-size="11pt" fo:font-weight="bold" officeooo:rsid="01290fef" style:font-size-asian="9.60000038146973pt" style:font-weight-asian="bold" style:font-size-complex="11pt" style:font-weight-complex="bold"/>
    </style:style>
    <style:style style:name="T60" style:family="text">
      <style:text-properties fo:font-size="11pt" fo:font-weight="bold" officeooo:rsid="03b64e04" style:font-size-asian="9.60000038146973pt" style:font-weight-asian="bold" style:font-size-complex="11pt" style:font-weight-complex="bold"/>
    </style:style>
    <style:style style:name="T61" style:family="text">
      <style:text-properties fo:font-size="11pt" fo:font-weight="bold" officeooo:rsid="013baf3a" style:font-size-asian="9.60000038146973pt" style:font-weight-asian="bold" style:font-size-complex="11pt" style:font-weight-complex="bold"/>
    </style:style>
    <style:style style:name="T62" style:family="text">
      <style:text-properties fo:font-size="11pt" fo:font-weight="bold" officeooo:rsid="0147389a" style:font-size-asian="9.60000038146973pt" style:font-weight-asian="bold" style:font-size-complex="11pt" style:font-weight-complex="bold"/>
    </style:style>
    <style:style style:name="T63" style:family="text">
      <style:text-properties fo:font-size="11pt" fo:font-weight="bold" officeooo:rsid="03dc8b24" style:font-size-asian="9.60000038146973pt" style:font-weight-asian="bold" style:font-size-complex="11pt" style:font-weight-complex="bold"/>
    </style:style>
    <style:style style:name="T64" style:family="text">
      <style:text-properties fo:font-size="11pt" fo:font-weight="bold" officeooo:rsid="019f763b" style:font-size-asian="9.60000038146973pt" style:font-weight-asian="bold" style:font-size-complex="11pt" style:font-weight-complex="bold"/>
    </style:style>
    <style:style style:name="T65" style:family="text">
      <style:text-properties fo:color="#007826"/>
    </style:style>
    <style:style style:name="T66" style:family="text">
      <style:text-properties fo:color="#007826"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67" style:family="text">
      <style:text-properties fo:color="#007826" style:font-name="Calibri1" fo:font-size="11pt" fo:font-weight="normal" officeooo:rsid="0185871e" style:font-size-asian="11pt" style:font-weight-asian="normal" style:font-name-complex="Calibri2" style:font-size-complex="11pt" style:font-weight-complex="normal"/>
    </style:style>
    <style:style style:name="T68" style:family="text">
      <style:text-properties fo:color="#007826" style:font-name="Calibri1" fo:font-size="11pt" fo:font-weight="normal" officeooo:rsid="048216d8" style:font-size-asian="11pt" style:font-weight-asian="normal" style:font-name-complex="Calibri2" style:font-size-complex="11pt" style:font-weight-complex="normal"/>
    </style:style>
    <style:style style:name="T69" style:family="text">
      <style:text-properties fo:color="#007826" style:font-name="Calibri1" fo:font-size="11pt" fo:font-weight="normal" officeooo:rsid="0194c15d" style:font-size-asian="11pt" style:font-weight-asian="normal" style:font-name-complex="Calibri2" style:font-size-complex="11pt" style:font-weight-complex="normal"/>
    </style:style>
    <style:style style:name="T70" style:family="text">
      <style:text-properties fo:color="#007826" style:font-name="Calibri1" fo:font-size="11pt" fo:font-weight="normal" officeooo:rsid="019326c0" style:font-size-asian="11pt" style:font-weight-asian="normal" style:font-name-complex="Calibri2" style:font-size-complex="11pt" style:font-weight-complex="normal"/>
    </style:style>
    <style:style style:name="T71" style:family="text">
      <style:text-properties fo:color="#007826" style:font-name="Calibri1" fo:font-size="11pt" fo:font-weight="normal" officeooo:rsid="0195a5cf" style:font-size-asian="11pt" style:font-weight-asian="normal" style:font-name-complex="Calibri2" style:font-size-complex="11pt" style:font-weight-complex="normal"/>
    </style:style>
    <style:style style:name="T72" style:family="text">
      <style:text-properties fo:color="#007826" style:font-name="Calibri1" fo:font-size="11pt" fo:font-weight="normal" officeooo:rsid="01996196" style:font-size-asian="11pt" style:font-weight-asian="normal" style:font-name-complex="Calibri2" style:font-size-complex="11pt" style:font-weight-complex="normal"/>
    </style:style>
    <style:style style:name="T73" style:family="text">
      <style:text-properties fo:color="#007826" style:font-name="Calibri1" fo:font-size="11pt" fo:font-weight="normal" officeooo:rsid="048de2ca" style:font-size-asian="11pt" style:font-weight-asian="normal" style:font-name-complex="Calibri2" style:font-size-complex="11pt" style:font-weight-complex="normal"/>
    </style:style>
    <style:style style:name="T74" style:family="text">
      <style:text-properties fo:color="#007826" style:font-name="Calibri1" fo:font-size="11pt" fo:font-weight="normal" officeooo:rsid="019f3cd4" style:font-size-asian="11pt" style:font-weight-asian="normal" style:font-name-complex="Calibri2" style:font-size-complex="11pt" style:font-weight-complex="normal"/>
    </style:style>
    <style:style style:name="T75" style:family="text">
      <style:text-properties fo:color="#007826" style:font-name="Calibri1" fo:font-size="11pt" fo:font-weight="normal" officeooo:rsid="01a2c100" style:font-size-asian="11pt" style:font-weight-asian="normal" style:font-name-complex="Calibri2" style:font-size-complex="11pt" style:font-weight-complex="normal"/>
    </style:style>
    <style:style style:name="T76" style:family="text">
      <style:text-properties fo:color="#007826" style:font-name="Calibri1" fo:font-size="11pt" fo:font-weight="normal" officeooo:rsid="01a50249" style:font-size-asian="11pt" style:font-weight-asian="normal" style:font-name-complex="Calibri2" style:font-size-complex="11pt" style:font-weight-complex="normal"/>
    </style:style>
    <style:style style:name="T77" style:family="text">
      <style:text-properties fo:color="#007826" style:font-name="Calibri1" fo:font-size="11pt" fo:font-weight="normal" officeooo:rsid="01a5c6c7" style:font-size-asian="11pt" style:font-weight-asian="normal" style:font-name-complex="Calibri2" style:font-size-complex="11pt" style:font-weight-complex="normal"/>
    </style:style>
    <style:style style:name="T78" style:family="text">
      <style:text-properties fo:color="#007826" style:font-name="Calibri1" fo:font-size="11pt" fo:font-weight="normal" officeooo:rsid="018dcb40" style:font-size-asian="11pt" style:font-weight-asian="normal" style:font-name-complex="Calibri2" style:font-size-complex="11pt" style:font-weight-complex="normal"/>
    </style:style>
    <style:style style:name="T79" style:family="text">
      <style:text-properties fo:color="#007826" style:font-name="Calibri1" fo:font-size="11pt" fo:font-weight="normal" officeooo:rsid="018f6766" style:font-size-asian="11pt" style:font-weight-asian="normal" style:font-name-complex="Calibri2" style:font-size-complex="11pt" style:font-weight-complex="normal"/>
    </style:style>
    <style:style style:name="T80" style:family="text">
      <style:text-properties fo:color="#007826" style:font-name="Calibri1" fo:font-size="11pt" fo:font-weight="normal" officeooo:rsid="01a62474" style:font-size-asian="11pt" style:font-weight-asian="normal" style:font-name-complex="Calibri2" style:font-size-complex="11pt" style:font-weight-complex="normal"/>
    </style:style>
    <style:style style:name="T81" style:family="text">
      <style:text-properties fo:color="#007826" style:font-name="Calibri1" fo:font-size="11pt" fo:font-weight="normal" officeooo:rsid="01a6bafe" style:font-size-asian="11pt" style:font-weight-asian="normal" style:font-name-complex="Calibri2" style:font-size-complex="11pt" style:font-weight-complex="normal"/>
    </style:style>
    <style:style style:name="T82" style:family="text">
      <style:text-properties fo:color="#007826" style:font-name="Calibri1" fo:font-size="11pt" fo:font-weight="normal" officeooo:rsid="0154f1eb" style:font-size-asian="11pt" style:font-weight-asian="normal" style:font-name-complex="Calibri2" style:font-size-complex="11pt" style:font-weight-complex="normal"/>
    </style:style>
    <style:style style:name="T83" style:family="text">
      <style:text-properties fo:color="#007826" style:font-name="Calibri1" fo:font-size="11pt" fo:font-weight="normal" officeooo:rsid="01a75cec" style:font-size-asian="11pt" style:font-weight-asian="normal" style:font-name-complex="Calibri2" style:font-size-complex="11pt" style:font-weight-complex="normal"/>
    </style:style>
    <style:style style:name="T84" style:family="text">
      <style:text-properties fo:color="#007826" style:font-name="Calibri1" fo:font-size="11pt" fo:font-weight="normal" officeooo:rsid="01c4522c" style:font-size-asian="11pt" style:font-weight-asian="normal" style:font-name-complex="Calibri2" style:font-size-complex="11pt" style:font-weight-complex="normal"/>
    </style:style>
    <style:style style:name="T85" style:family="text">
      <style:text-properties fo:color="#007826" style:font-name="Calibri1" fo:font-size="11pt" fo:font-weight="normal" officeooo:rsid="01c21a4b" style:font-size-asian="11pt" style:font-weight-asian="normal" style:font-name-complex="Calibri2" style:font-size-complex="11pt" style:font-weight-complex="normal"/>
    </style:style>
    <style:style style:name="T86" style:family="text">
      <style:text-properties fo:color="#007826" style:font-name="Calibri1" fo:font-size="11pt" fo:font-weight="normal" officeooo:rsid="01c40b92" style:font-size-asian="11pt" style:font-weight-asian="normal" style:font-name-complex="Calibri2" style:font-size-complex="11pt" style:font-weight-complex="normal"/>
    </style:style>
    <style:style style:name="T87" style:family="text">
      <style:text-properties fo:color="#007826" style:font-name="Calibri1" fo:font-size="11pt" fo:font-weight="normal" officeooo:rsid="04f8b3d6" style:font-size-asian="11pt" style:font-weight-asian="normal" style:font-name-complex="Calibri2" style:font-size-complex="11pt" style:font-weight-complex="normal"/>
    </style:style>
    <style:style style:name="T88" style:family="text">
      <style:text-properties fo:color="#007826" style:font-name="Calibri1" fo:font-size="11pt" fo:font-weight="normal" officeooo:rsid="04f77cbc" style:font-size-asian="11pt" style:font-weight-asian="normal" style:font-name-complex="Calibri2" style:font-size-complex="11pt" style:font-weight-complex="normal"/>
    </style:style>
    <style:style style:name="T89" style:family="text">
      <style:text-properties fo:color="#007826" style:font-name="Calibri1" fo:font-size="11pt" fo:font-weight="normal" officeooo:rsid="01a8ecc6" style:font-size-asian="11pt" style:font-weight-asian="normal" style:font-name-complex="Calibri2" style:font-size-complex="11pt" style:font-weight-complex="normal"/>
    </style:style>
    <style:style style:name="T90" style:family="text">
      <style:text-properties fo:color="#007826" style:font-name="Calibri1" fo:font-size="11pt" fo:font-weight="normal" officeooo:rsid="01aba9cf" style:font-size-asian="11pt" style:font-weight-asian="normal" style:font-name-complex="Calibri2" style:font-size-complex="11pt" style:font-weight-complex="normal"/>
    </style:style>
    <style:style style:name="T91" style:family="text">
      <style:text-properties fo:color="#007826" style:font-name="Calibri1" fo:font-size="11pt" fo:font-weight="normal" officeooo:rsid="01ad178e" style:font-size-asian="11pt" style:font-weight-asian="normal" style:font-name-complex="Calibri2" style:font-size-complex="11pt" style:font-weight-complex="normal"/>
    </style:style>
    <style:style style:name="T92" style:family="text">
      <style:text-properties fo:color="#007826" style:font-name="Calibri1" fo:font-size="11pt" fo:font-weight="normal" officeooo:rsid="01ae4a3e" style:font-size-asian="11pt" style:font-weight-asian="normal" style:font-name-complex="Calibri2" style:font-size-complex="11pt" style:font-weight-complex="normal"/>
    </style:style>
    <style:style style:name="T93" style:family="text">
      <style:text-properties fo:color="#007826" style:font-name="Calibri1" fo:font-size="11pt" fo:font-weight="normal" officeooo:rsid="01b00398" style:font-size-asian="11pt" style:font-weight-asian="normal" style:font-name-complex="Calibri2" style:font-size-complex="11pt" style:font-weight-complex="normal"/>
    </style:style>
    <style:style style:name="T94" style:family="text">
      <style:text-properties fo:color="#007826" style:font-name="Calibri1" fo:font-size="11pt" fo:font-weight="normal" officeooo:rsid="01b0ecb4" style:font-size-asian="11pt" style:font-weight-asian="normal" style:font-name-complex="Calibri2" style:font-size-complex="11pt" style:font-weight-complex="normal"/>
    </style:style>
    <style:style style:name="T95" style:family="text">
      <style:text-properties fo:color="#007826" style:font-name="Calibri1" fo:font-size="11pt" fo:font-weight="normal" officeooo:rsid="01b2da4b" style:font-size-asian="11pt" style:font-weight-asian="normal" style:font-name-complex="Calibri2" style:font-size-complex="11pt" style:font-weight-complex="normal"/>
    </style:style>
    <style:style style:name="T96" style:family="text">
      <style:text-properties fo:color="#007826" style:font-name="Calibri1" fo:font-size="11pt" fo:font-weight="normal" officeooo:rsid="01b3392e" style:font-size-asian="11pt" style:font-weight-asian="normal" style:font-name-complex="Calibri2" style:font-size-complex="11pt" style:font-weight-complex="normal"/>
    </style:style>
    <style:style style:name="T97" style:family="text">
      <style:text-properties fo:color="#007826" style:font-name="Calibri1" fo:font-size="11pt" fo:font-weight="normal" officeooo:rsid="0157d393" style:font-size-asian="11pt" style:font-weight-asian="normal" style:font-name-complex="Calibri2" style:font-size-complex="11pt" style:font-weight-complex="normal"/>
    </style:style>
    <style:style style:name="T98" style:family="text">
      <style:text-properties fo:color="#007826" style:font-name="Calibri1" fo:font-size="11pt" fo:font-weight="normal" officeooo:rsid="01596fab" style:font-size-asian="11pt" style:font-weight-asian="normal" style:font-name-complex="Calibri2" style:font-size-complex="11pt" style:font-weight-complex="normal"/>
    </style:style>
    <style:style style:name="T99" style:family="text">
      <style:text-properties fo:color="#007826" style:font-name="Calibri1" fo:font-size="11pt" fo:font-weight="normal" officeooo:rsid="015aeb65" style:font-size-asian="11pt" style:font-weight-asian="normal" style:font-name-complex="Calibri2" style:font-size-complex="11pt" style:font-weight-complex="normal"/>
    </style:style>
    <style:style style:name="T100" style:family="text">
      <style:text-properties fo:color="#007826" style:font-name="Calibri1" fo:font-size="11pt" fo:font-weight="normal" officeooo:rsid="01528139" style:font-size-asian="11pt" style:font-weight-asian="normal" style:font-name-complex="Calibri2" style:font-size-complex="11pt" style:font-weight-complex="normal"/>
    </style:style>
    <style:style style:name="T101" style:family="text">
      <style:text-properties fo:color="#007826" style:font-name="Calibri1" fo:font-size="11pt" fo:font-weight="normal" officeooo:rsid="015c0bd2" style:font-size-asian="11pt" style:font-weight-asian="normal" style:font-name-complex="Calibri2" style:font-size-complex="11pt" style:font-weight-complex="normal"/>
    </style:style>
    <style:style style:name="T102" style:family="text">
      <style:text-properties fo:color="#007826" style:font-name="Calibri1" fo:font-size="11pt" fo:font-weight="normal" officeooo:rsid="015ced22" style:font-size-asian="11pt" style:font-weight-asian="normal" style:font-name-complex="Calibri2" style:font-size-complex="11pt" style:font-weight-complex="normal"/>
    </style:style>
    <style:style style:name="T103" style:family="text">
      <style:text-properties fo:color="#007826" style:font-name="Calibri1" fo:font-size="11pt" fo:font-weight="normal" officeooo:rsid="016591eb" style:font-size-asian="11pt" style:font-weight-asian="normal" style:font-name-complex="Calibri2" style:font-size-complex="11pt" style:font-weight-complex="normal"/>
    </style:style>
    <style:style style:name="T104" style:family="text">
      <style:text-properties fo:color="#007826" style:font-name="Calibri1" fo:font-size="11pt" fo:font-weight="normal" officeooo:rsid="015f01ad" style:font-size-asian="11pt" style:font-weight-asian="normal" style:font-name-complex="Calibri2" style:font-size-complex="11pt" style:font-weight-complex="normal"/>
    </style:style>
    <style:style style:name="T105" style:family="text">
      <style:text-properties fo:color="#007826" style:font-name="Calibri1" fo:font-size="11pt" fo:font-weight="normal" officeooo:rsid="01604590" style:font-size-asian="11pt" style:font-weight-asian="normal" style:font-name-complex="Calibri2" style:font-size-complex="11pt" style:font-weight-complex="normal"/>
    </style:style>
    <style:style style:name="T106" style:family="text">
      <style:text-properties fo:color="#007826" style:font-name="Calibri1" fo:font-size="11pt" fo:font-weight="normal" officeooo:rsid="016158d1" style:font-size-asian="11pt" style:font-weight-asian="normal" style:font-name-complex="Calibri2" style:font-size-complex="11pt" style:font-weight-complex="normal"/>
    </style:style>
    <style:style style:name="T107" style:family="text">
      <style:text-properties fo:color="#007826" style:font-name="Calibri1" fo:font-size="11pt" fo:font-weight="normal" officeooo:rsid="01616771" style:font-size-asian="11pt" style:font-weight-asian="normal" style:font-name-complex="Calibri2" style:font-size-complex="11pt" style:font-weight-complex="normal"/>
    </style:style>
    <style:style style:name="T108" style:family="text">
      <style:text-properties fo:color="#007826" style:font-name="Calibri1" fo:font-size="11pt" fo:font-weight="normal" officeooo:rsid="016343bd" style:font-size-asian="11pt" style:font-weight-asian="normal" style:font-name-complex="Calibri2" style:font-size-complex="11pt" style:font-weight-complex="normal"/>
    </style:style>
    <style:style style:name="T109" style:family="text">
      <style:text-properties fo:color="#007826" style:font-name="Calibri1" fo:font-size="11pt" fo:font-weight="normal" officeooo:rsid="01672d45" style:font-size-asian="11pt" style:font-weight-asian="normal" style:font-name-complex="Calibri2" style:font-size-complex="11pt" style:font-weight-complex="normal"/>
    </style:style>
    <style:style style:name="T110" style:family="text">
      <style:text-properties fo:color="#007826" style:font-name="Calibri1" fo:font-size="11pt" fo:font-weight="normal" officeooo:rsid="0167b0b5" style:font-size-asian="11pt" style:font-weight-asian="normal" style:font-name-complex="Calibri2" style:font-size-complex="11pt" style:font-weight-complex="normal"/>
    </style:style>
    <style:style style:name="T111" style:family="text">
      <style:text-properties fo:color="#007826" style:font-name="Calibri1" fo:font-size="11pt" fo:font-weight="normal" officeooo:rsid="016b36fb" style:font-size-asian="11pt" style:font-weight-asian="normal" style:font-name-complex="Calibri2" style:font-size-complex="11pt" style:font-weight-complex="normal"/>
    </style:style>
    <style:style style:name="T112" style:family="text">
      <style:text-properties fo:color="#007826" style:font-name="Calibri1" fo:font-size="11pt" fo:font-weight="normal" officeooo:rsid="01694106" style:font-size-asian="11pt" style:font-weight-asian="normal" style:font-name-complex="Calibri2" style:font-size-complex="11pt" style:font-weight-complex="normal"/>
    </style:style>
    <style:style style:name="T113" style:family="text">
      <style:text-properties fo:color="#007826" style:font-name="Calibri1" fo:font-size="11pt" fo:font-weight="normal" officeooo:rsid="016aa099" style:font-size-asian="11pt" style:font-weight-asian="normal" style:font-name-complex="Calibri2" style:font-size-complex="11pt" style:font-weight-complex="normal"/>
    </style:style>
    <style:style style:name="T114" style:family="text">
      <style:text-properties fo:color="#007826" style:font-name="Calibri1" fo:font-size="11pt" fo:font-weight="normal" officeooo:rsid="016bc98f" style:font-size-asian="11pt" style:font-weight-asian="normal" style:font-name-complex="Calibri2" style:font-size-complex="11pt" style:font-weight-complex="normal"/>
    </style:style>
    <style:style style:name="T115" style:family="text">
      <style:text-properties fo:color="#007826" style:font-name="Calibri1" fo:font-size="11pt" fo:font-weight="normal" officeooo:rsid="016cb423" style:font-size-asian="11pt" style:font-weight-asian="normal" style:font-name-complex="Calibri2" style:font-size-complex="11pt" style:font-weight-complex="normal"/>
    </style:style>
    <style:style style:name="T116" style:family="text">
      <style:text-properties fo:color="#007826" style:font-name="Calibri1" fo:font-size="11pt" fo:font-weight="normal" officeooo:rsid="0176f3fd" style:font-size-asian="11pt" style:font-weight-asian="normal" style:font-name-complex="Calibri2" style:font-size-complex="11pt" style:font-weight-complex="normal"/>
    </style:style>
    <style:style style:name="T117" style:family="text">
      <style:text-properties fo:color="#007826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118" style:family="text">
      <style:text-properties fo:color="#007826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119" style:family="text">
      <style:text-properties fo:color="#007826" style:font-name="Calibri1" fo:font-size="11pt" fo:font-weight="normal" officeooo:rsid="017a175e" style:font-size-asian="11pt" style:font-weight-asian="normal" style:font-name-complex="Calibri2" style:font-size-complex="11pt" style:font-weight-complex="normal"/>
    </style:style>
    <style:style style:name="T120" style:family="text">
      <style:text-properties fo:color="#007826" style:font-name="Calibri1" fo:font-size="11pt" fo:font-weight="normal" officeooo:rsid="017fbef7" style:font-size-asian="11pt" style:font-weight-asian="normal" style:font-name-complex="Calibri2" style:font-size-complex="11pt" style:font-weight-complex="normal"/>
    </style:style>
    <style:style style:name="T121" style:family="text">
      <style:text-properties fo:color="#007826" style:font-name="Calibri1" fo:font-size="11pt" fo:font-weight="normal" officeooo:rsid="0163c8ba" style:font-size-asian="11pt" style:font-weight-asian="normal" style:font-name-complex="Calibri2" style:font-size-complex="11pt" style:font-weight-complex="normal"/>
    </style:style>
    <style:style style:name="T122" style:family="text">
      <style:text-properties fo:color="#007826" style:font-name="Calibri1" fo:font-size="11pt" fo:font-weight="normal" officeooo:rsid="017bbe1d" style:font-size-asian="11pt" style:font-weight-asian="normal" style:font-name-complex="Calibri2" style:font-size-complex="11pt" style:font-weight-complex="normal"/>
    </style:style>
    <style:style style:name="T123" style:family="text">
      <style:text-properties fo:color="#007826" style:font-name="Calibri1" fo:font-size="11pt" fo:font-weight="normal" officeooo:rsid="014dcb64" style:font-size-asian="11pt" style:font-weight-asian="normal" style:font-name-complex="Calibri2" style:font-size-complex="11pt" style:font-weight-complex="normal"/>
    </style:style>
    <style:style style:name="T124" style:family="text">
      <style:text-properties fo:color="#007826" style:font-name="Calibri1" fo:font-size="11pt" fo:font-weight="normal" officeooo:rsid="01481b4d" style:font-size-asian="11pt" style:font-weight-asian="normal" style:font-name-complex="Calibri2" style:font-size-complex="11pt" style:font-weight-complex="normal"/>
    </style:style>
    <style:style style:name="T125" style:family="text">
      <style:text-properties fo:color="#007826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126" style:family="text">
      <style:text-properties fo:color="#007826" style:font-name="Calibri1" fo:font-size="11pt" fo:font-weight="normal" officeooo:rsid="014abad9" style:font-size-asian="11pt" style:font-weight-asian="normal" style:font-name-complex="Calibri2" style:font-size-complex="11pt" style:font-weight-complex="normal"/>
    </style:style>
    <style:style style:name="T127" style:family="text">
      <style:text-properties fo:color="#007826" style:font-name="Calibri1" fo:font-size="11pt" fo:font-weight="normal" officeooo:rsid="01474cac" style:font-size-asian="11pt" style:font-weight-asian="normal" style:font-name-complex="Calibri2" style:font-size-complex="11pt" style:font-weight-complex="normal"/>
    </style:style>
    <style:style style:name="T128" style:family="text">
      <style:text-properties fo:color="#007826" style:font-name="Calibri1" fo:font-size="11pt" fo:font-weight="normal" officeooo:rsid="0518e3f7" style:font-size-asian="11pt" style:font-weight-asian="normal" style:font-name-complex="Calibri2" style:font-size-complex="11pt" style:font-weight-complex="normal"/>
    </style:style>
    <style:style style:name="T129" style:family="text">
      <style:text-properties fo:color="#007826" style:font-name="Calibri1" fo:font-size="11pt" fo:font-weight="normal" officeooo:rsid="01b5c6fe" style:font-size-asian="11pt" style:font-weight-asian="normal" style:font-name-complex="Calibri2" style:font-size-complex="11pt" style:font-weight-complex="normal"/>
    </style:style>
    <style:style style:name="T130" style:family="text">
      <style:text-properties fo:color="#007826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131" style:family="text">
      <style:text-properties fo:color="#007826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132" style:family="text">
      <style:text-properties fo:color="#007826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133" style:family="text">
      <style:text-properties fo:color="#007826" style:font-name="Calibri1" fo:font-size="11pt" fo:font-weight="normal" officeooo:rsid="04dea505" style:font-size-asian="11pt" style:font-weight-asian="normal" style:font-name-complex="Calibri2" style:font-size-complex="11pt" style:font-weight-complex="normal"/>
    </style:style>
    <style:style style:name="T134" style:family="text">
      <style:text-properties fo:color="#007826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135" style:family="text">
      <style:text-properties fo:color="#007826" style:font-name="Calibri1" fo:font-size="11pt" fo:font-weight="normal" officeooo:rsid="03806be3" style:font-size-asian="11pt" style:font-weight-asian="normal" style:font-name-complex="Calibri2" style:font-size-complex="11pt" style:font-weight-complex="normal"/>
    </style:style>
    <style:style style:name="T136" style:family="text">
      <style:text-properties fo:color="#007826"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137" style:family="text">
      <style:text-properties fo:color="#007826" style:font-name="Calibri1" fo:font-size="11pt" fo:font-weight="normal" officeooo:rsid="03811669" style:font-size-asian="11pt" style:font-weight-asian="normal" style:font-name-complex="Calibri2" style:font-size-complex="11pt" style:font-weight-complex="normal"/>
    </style:style>
    <style:style style:name="T138" style:family="text">
      <style:text-properties fo:color="#007826" style:font-name="Calibri1" fo:font-size="11pt" fo:font-weight="bold" officeooo:rsid="035cae42" style:font-size-asian="11pt" style:font-weight-asian="bold" style:font-name-complex="Calibri2" style:font-size-complex="11pt" style:font-weight-complex="bold"/>
    </style:style>
    <style:style style:name="T139" style:family="text">
      <style:text-properties fo:color="#007826" style:font-name="Calibri1" fo:font-size="11pt" fo:font-weight="bold" officeooo:rsid="0360134d" style:font-size-asian="11pt" style:font-weight-asian="bold" style:font-name-complex="Calibri2" style:font-size-complex="11pt" style:font-weight-complex="bold"/>
    </style:style>
    <style:style style:name="T140" style:family="text">
      <style:text-properties fo:color="#007826" style:font-name="Calibri1" fo:font-size="11pt" fo:font-weight="bold" officeooo:rsid="01528139" style:font-size-asian="11pt" style:font-weight-asian="bold" style:font-name-complex="Calibri2" style:font-size-complex="11pt" style:font-weight-complex="bold"/>
    </style:style>
    <style:style style:name="T141" style:family="text">
      <style:text-properties fo:color="#007826" style:font-name="Calibri1" fo:font-size="11pt" fo:font-weight="bold" officeooo:rsid="0484dced" style:font-size-asian="11pt" style:font-weight-asian="bold" style:font-name-complex="Calibri2" style:font-size-complex="11pt" style:font-weight-complex="bold"/>
    </style:style>
    <style:style style:name="T142" style:family="text">
      <style:text-properties fo:color="#007826" style:font-name="Calibri1" fo:font-size="11pt" fo:font-weight="bold" officeooo:rsid="01c9fe96" style:font-size-asian="11pt" style:font-weight-asian="bold" style:font-name-complex="Calibri2" style:font-size-complex="11pt" style:font-weight-complex="bold"/>
    </style:style>
    <style:style style:name="T143" style:family="text">
      <style:text-properties fo:color="#007826" style:font-name="Calibri1" fo:font-size="11pt" fo:font-weight="bold" officeooo:rsid="0485a54e" style:font-size-asian="11pt" style:font-weight-asian="bold" style:font-name-complex="Calibri2" style:font-size-complex="11pt" style:font-weight-complex="bold"/>
    </style:style>
    <style:style style:name="T144" style:family="text">
      <style:text-properties fo:color="#007826" style:font-name="Calibri1" fo:font-size="11pt" fo:font-weight="bold" officeooo:rsid="048873a0" style:font-size-asian="11pt" style:font-weight-asian="bold" style:font-name-complex="Calibri2" style:font-size-complex="11pt" style:font-weight-complex="bold"/>
    </style:style>
    <style:style style:name="T145" style:family="text">
      <style:text-properties fo:color="#007826" style:font-name="Calibri1" fo:font-size="11pt" fo:font-weight="bold" officeooo:rsid="048e625c" style:font-size-asian="11pt" style:font-weight-asian="bold" style:font-name-complex="Calibri2" style:font-size-complex="11pt" style:font-weight-complex="bold"/>
    </style:style>
    <style:style style:name="T146" style:family="text">
      <style:text-properties fo:color="#007826" style:font-name="Calibri1" fo:font-size="11pt" fo:font-weight="bold" officeooo:rsid="048bad94" style:font-size-asian="11pt" style:font-weight-asian="bold" style:font-name-complex="Calibri2" style:font-size-complex="11pt" style:font-weight-complex="bold"/>
    </style:style>
    <style:style style:name="T147" style:family="text">
      <style:text-properties fo:color="#007826" style:font-name="Calibri1" fo:font-size="11pt" fo:font-weight="bold" officeooo:rsid="019ebc27" style:font-size-asian="11pt" style:font-weight-asian="bold" style:font-name-complex="Calibri2" style:font-size-complex="11pt" style:font-weight-complex="bold"/>
    </style:style>
    <style:style style:name="T148" style:family="text">
      <style:text-properties fo:color="#007826" style:font-name="Calibri1" fo:font-size="11pt" fo:font-weight="bold" officeooo:rsid="04945205" style:font-size-asian="11pt" style:font-weight-asian="bold" style:font-name-complex="Calibri2" style:font-size-complex="11pt" style:font-weight-complex="bold"/>
    </style:style>
    <style:style style:name="T149" style:family="text">
      <style:text-properties fo:color="#007826" style:font-name="Calibri1" fo:font-size="11pt" fo:font-weight="bold" officeooo:rsid="049779da" style:font-size-asian="11pt" style:font-weight-asian="bold" style:font-name-complex="Calibri2" style:font-size-complex="11pt" style:font-weight-complex="bold"/>
    </style:style>
    <style:style style:name="T150" style:family="text">
      <style:text-properties fo:color="#007826" style:font-name="Calibri1" fo:font-size="11pt" fo:font-weight="bold" officeooo:rsid="049292d4" style:font-size-asian="11pt" style:font-weight-asian="bold" style:font-name-complex="Calibri2" style:font-size-complex="11pt" style:font-weight-complex="bold"/>
    </style:style>
    <style:style style:name="T151" style:family="text">
      <style:text-properties fo:color="#007826" style:font-name="Calibri1" fo:font-size="11pt" fo:font-weight="bold" officeooo:rsid="049925d7" style:font-size-asian="11pt" style:font-weight-asian="bold" style:font-name-complex="Calibri2" style:font-size-complex="11pt" style:font-weight-complex="bold"/>
    </style:style>
    <style:style style:name="T152" style:family="text">
      <style:text-properties fo:color="#007826" style:font-name="Calibri1" fo:font-size="11pt" fo:font-weight="bold" officeooo:rsid="01a75cec" style:font-size-asian="11pt" style:font-weight-asian="bold" style:font-name-complex="Calibri2" style:font-size-complex="11pt" style:font-weight-complex="bold"/>
    </style:style>
    <style:style style:name="T153" style:family="text">
      <style:text-properties fo:color="#007826" style:font-name="Calibri1" fo:font-size="11pt" fo:font-weight="bold" officeooo:rsid="04f461d7" style:font-size-asian="11pt" style:font-weight-asian="bold" style:font-name-complex="Calibri2" style:font-size-complex="11pt" style:font-weight-complex="bold"/>
    </style:style>
    <style:style style:name="T154" style:family="text">
      <style:text-properties fo:color="#007826" style:font-name="Calibri1" fo:font-size="11pt" fo:font-weight="bold" officeooo:rsid="050ab8b2" style:font-size-asian="11pt" style:font-weight-asian="bold" style:font-name-complex="Calibri2" style:font-size-complex="11pt" style:font-weight-complex="bold"/>
    </style:style>
    <style:style style:name="T155" style:family="text">
      <style:text-properties fo:color="#007826" style:font-name="Calibri1" fo:font-size="11pt" fo:font-weight="bold" officeooo:rsid="050979d2" style:font-size-asian="11pt" style:font-weight-asian="bold" style:font-name-complex="Calibri2" style:font-size-complex="11pt" style:font-weight-complex="bold"/>
    </style:style>
    <style:style style:name="T156" style:family="text">
      <style:text-properties fo:color="#007826" style:font-name="Calibri1" fo:font-size="11pt" fo:font-weight="bold" officeooo:rsid="050685c2" style:font-size-asian="11pt" style:font-weight-asian="bold" style:font-name-complex="Calibri2" style:font-size-complex="11pt" style:font-weight-complex="bold"/>
    </style:style>
    <style:style style:name="T157" style:family="text">
      <style:text-properties fo:color="#007826" style:font-name="Calibri1" fo:font-size="11pt" fo:font-weight="bold" officeooo:rsid="05059149" style:font-size-asian="11pt" style:font-weight-asian="bold" style:font-name-complex="Calibri2" style:font-size-complex="11pt" style:font-weight-complex="bold"/>
    </style:style>
    <style:style style:name="T158" style:family="text">
      <style:text-properties fo:color="#007826" style:font-name="Calibri1" fo:font-size="11pt" fo:font-weight="bold" officeooo:rsid="05034ef7" style:font-size-asian="11pt" style:font-weight-asian="bold" style:font-name-complex="Calibri2" style:font-size-complex="11pt" style:font-weight-complex="bold"/>
    </style:style>
    <style:style style:name="T159" style:family="text">
      <style:text-properties fo:color="#007826" style:font-name="Calibri1" fo:font-size="11pt" fo:font-weight="bold" officeooo:rsid="0501d0fe" style:font-size-asian="11pt" style:font-weight-asian="bold" style:font-name-complex="Calibri2" style:font-size-complex="11pt" style:font-weight-complex="bold"/>
    </style:style>
    <style:style style:name="T160" style:family="text">
      <style:text-properties fo:color="#007826" style:font-name="Calibri1" fo:font-size="11pt" fo:font-weight="bold" officeooo:rsid="05005e95" style:font-size-asian="11pt" style:font-weight-asian="bold" style:font-name-complex="Calibri2" style:font-size-complex="11pt" style:font-weight-complex="bold"/>
    </style:style>
    <style:style style:name="T161" style:family="text">
      <style:text-properties fo:color="#007826" style:font-name="Calibri1" fo:font-size="11pt" fo:font-weight="bold" officeooo:rsid="04fec94c" style:font-size-asian="11pt" style:font-weight-asian="bold" style:font-name-complex="Calibri2" style:font-size-complex="11pt" style:font-weight-complex="bold"/>
    </style:style>
    <style:style style:name="T162" style:family="text">
      <style:text-properties fo:color="#007826" style:font-name="Calibri1" fo:font-size="11pt" fo:font-weight="bold" officeooo:rsid="051260cf" style:font-size-asian="11pt" style:font-weight-asian="bold" style:font-name-complex="Calibri2" style:font-size-complex="11pt" style:font-weight-complex="bold"/>
    </style:style>
    <style:style style:name="T163" style:family="text">
      <style:text-properties fo:color="#007826" style:font-name="Calibri1" fo:font-size="11pt" fo:font-weight="bold" officeooo:rsid="01672d45" style:font-size-asian="11pt" style:font-weight-asian="bold" style:font-name-complex="Calibri2" style:font-size-complex="11pt" style:font-weight-complex="bold"/>
    </style:style>
    <style:style style:name="T164" style:family="text">
      <style:text-properties fo:color="#007826" style:font-name="Calibri1" fo:font-size="11pt" fo:font-weight="bold" officeooo:rsid="016bc98f" style:font-size-asian="11pt" style:font-weight-asian="bold" style:font-name-complex="Calibri2" style:font-size-complex="11pt" style:font-weight-complex="bold"/>
    </style:style>
    <style:style style:name="T165" style:family="text">
      <style:text-properties fo:color="#007826" style:font-name="Calibri1" fo:font-size="11pt" fo:font-weight="bold" officeooo:rsid="0168c543" style:font-size-asian="11pt" style:font-weight-asian="bold" style:font-name-complex="Calibri2" style:font-size-complex="11pt" style:font-weight-complex="bold"/>
    </style:style>
    <style:style style:name="T166" style:family="text">
      <style:text-properties fo:color="#007826" style:font-name="Calibri1" fo:font-size="11pt" fo:font-weight="bold" officeooo:rsid="01694106" style:font-size-asian="11pt" style:font-weight-asian="bold" style:font-name-complex="Calibri2" style:font-size-complex="11pt" style:font-weight-complex="bold"/>
    </style:style>
    <style:style style:name="T167" style:family="text">
      <style:text-properties fo:color="#007826" style:font-name="Calibri1" fo:font-size="11pt" fo:font-weight="bold" officeooo:rsid="016cb423" style:font-size-asian="11pt" style:font-weight-asian="bold" style:font-name-complex="Calibri2" style:font-size-complex="11pt" style:font-weight-complex="bold"/>
    </style:style>
    <style:style style:name="T168" style:family="text">
      <style:text-properties fo:color="#007826" style:font-name="Calibri1" fo:font-size="11pt" fo:font-weight="bold" officeooo:rsid="0173257a" style:font-size-asian="11pt" style:font-weight-asian="bold" style:font-name-complex="Calibri2" style:font-size-complex="11pt" style:font-weight-complex="bold"/>
    </style:style>
    <style:style style:name="T169" style:family="text">
      <style:text-properties fo:color="#007826" style:font-name="Calibri1" fo:font-size="11pt" fo:font-weight="bold" officeooo:rsid="0173c2bb" style:font-size-asian="11pt" style:font-weight-asian="bold" style:font-name-complex="Calibri2" style:font-size-complex="11pt" style:font-weight-complex="bold"/>
    </style:style>
    <style:style style:name="T170" style:family="text">
      <style:text-properties fo:color="#007826" style:font-name="Calibri1" fo:font-size="11pt" fo:font-weight="bold" officeooo:rsid="017a175e" style:font-size-asian="11pt" style:font-weight-asian="bold" style:font-name-complex="Calibri2" style:font-size-complex="11pt" style:font-weight-complex="bold"/>
    </style:style>
    <style:style style:name="T171" style:family="text">
      <style:text-properties fo:color="#007826" style:font-name="Calibri1" fo:font-size="11pt" fo:font-weight="bold" officeooo:rsid="0512f36e" style:font-size-asian="11pt" style:font-weight-asian="bold" style:font-name-complex="Calibri2" style:font-size-complex="11pt" style:font-weight-complex="bold"/>
    </style:style>
    <style:style style:name="T172" style:family="text">
      <style:text-properties fo:color="#007826" style:font-name="Calibri1" fo:font-size="11pt" fo:font-weight="bold" officeooo:rsid="0515268d" style:font-size-asian="11pt" style:font-weight-asian="bold" style:font-name-complex="Calibri2" style:font-size-complex="11pt" style:font-weight-complex="bold"/>
    </style:style>
    <style:style style:name="T173" style:family="text">
      <style:text-properties fo:color="#007826" style:font-name="Calibri1" fo:font-size="11pt" fo:font-weight="bold" officeooo:rsid="05167ec4" style:font-size-asian="11pt" style:font-weight-asian="bold" style:font-name-complex="Calibri2" style:font-size-complex="11pt" style:font-weight-complex="bold"/>
    </style:style>
    <style:style style:name="T174" style:family="text">
      <style:text-properties fo:color="#007826" style:font-name="Calibri1" fo:font-size="11pt" fo:font-weight="bold" officeooo:rsid="0513e004" style:font-size-asian="11pt" style:font-weight-asian="bold" style:font-name-complex="Calibri2" style:font-size-complex="11pt" style:font-weight-complex="bold"/>
    </style:style>
    <style:style style:name="T175" style:family="text">
      <style:text-properties fo:color="#007826" style:font-name="Calibri1" fo:font-size="11pt" fo:font-weight="bold" officeooo:rsid="05179996" style:font-size-asian="11pt" style:font-weight-asian="bold" style:font-name-complex="Calibri2" style:font-size-complex="11pt" style:font-weight-complex="bold"/>
    </style:style>
    <style:style style:name="T176" style:family="text">
      <style:text-properties fo:color="#007826" style:font-name="Calibri1" fo:font-size="11pt" fo:font-weight="bold" officeooo:rsid="03602113" style:font-size-asian="11pt" style:font-weight-asian="bold" style:font-name-complex="Calibri2" style:font-size-complex="11pt" style:font-weight-complex="bold"/>
    </style:style>
    <style:style style:name="T177" style:family="text">
      <style:text-properties fo:color="#007826" style:font-name="Calibri1" fo:font-size="11pt" fo:font-weight="bold" officeooo:rsid="0362410b" style:font-size-asian="11pt" style:font-weight-asian="bold" style:font-name-complex="Calibri2" style:font-size-complex="11pt" style:font-weight-complex="bold"/>
    </style:style>
    <style:style style:name="T178" style:family="text">
      <style:text-properties fo:color="#007826" style:font-name="Calibri1" fo:font-size="11pt" fo:font-weight="bold" officeooo:rsid="052a9278" style:font-size-asian="11pt" style:font-weight-asian="bold" style:font-name-complex="Calibri2" style:font-size-complex="11pt" style:font-weight-complex="bold"/>
    </style:style>
    <style:style style:name="T179" style:family="text">
      <style:text-properties fo:color="#007826" style:font-name="Calibri1" fo:font-size="11pt" fo:font-weight="bold" officeooo:rsid="052b95e0" style:font-size-asian="11pt" style:font-weight-asian="bold" style:font-name-complex="Calibri2" style:font-size-complex="11pt" style:font-weight-complex="bold"/>
    </style:style>
    <style:style style:name="T180" style:family="text">
      <style:text-properties fo:color="#007826" style:font-name="Calibri1" fo:font-size="11pt" fo:font-weight="bold" officeooo:rsid="036349bc" style:font-size-asian="11pt" style:font-weight-asian="bold" style:font-name-complex="Calibri2" style:font-size-complex="11pt" style:font-weight-complex="bold"/>
    </style:style>
    <style:style style:name="T181" style:family="text">
      <style:text-properties fo:color="#007826" style:font-name="Calibri1" fo:font-size="11pt" fo:font-weight="bold" officeooo:rsid="036407b3" style:font-size-asian="11pt" style:font-weight-asian="bold" style:font-name-complex="Calibri2" style:font-size-complex="11pt" style:font-weight-complex="bold"/>
    </style:style>
    <style:style style:name="T182" style:family="text">
      <style:text-properties fo:color="#007826"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183" style:family="text">
      <style:text-properties fo:color="#007826" style:font-name="Calibri1" fo:font-size="11pt" fo:font-weight="bold" officeooo:rsid="003e2e33" style:font-size-asian="11pt" style:font-weight-asian="bold" style:font-name-complex="Calibri2" style:font-size-complex="11pt" style:font-weight-complex="bold"/>
    </style:style>
    <style:style style:name="T184" style:family="text">
      <style:text-properties fo:color="#007826" style:font-name="Calibri1" fo:font-size="11pt" fo:font-weight="bold" officeooo:rsid="01d51d46" style:font-size-asian="11pt" style:font-weight-asian="bold" style:font-name-complex="Calibri2" style:font-size-complex="11pt" style:font-weight-complex="bold"/>
    </style:style>
    <style:style style:name="T185" style:family="text">
      <style:text-properties fo:color="#007826" style:font-name="Calibri1" fo:font-size="11pt" fo:font-weight="bold" officeooo:rsid="0683579e" style:font-size-asian="11pt" style:font-weight-asian="bold" style:font-name-complex="Calibri2" style:font-size-complex="11pt" style:font-weight-complex="bold"/>
    </style:style>
    <style:style style:name="T186" style:family="text">
      <style:text-properties fo:color="#007826" style:font-name="Calibri1" fo:font-size="11pt" fo:font-weight="bold" officeooo:rsid="01d2fc02" style:font-size-asian="11pt" style:font-weight-asian="bold" style:font-name-complex="Calibri2" style:font-size-complex="11pt" style:font-weight-complex="bold"/>
    </style:style>
    <style:style style:name="T187" style:family="text">
      <style:text-properties fo:color="#007826" style:font-name="Calibri1" fo:font-size="11pt" fo:font-weight="bold" officeooo:rsid="037aff62" style:font-size-asian="11pt" style:font-weight-asian="bold" style:font-name-complex="Calibri2" style:font-size-complex="11pt" style:font-weight-complex="bold"/>
    </style:style>
    <style:style style:name="T188" style:family="text">
      <style:text-properties fo:color="#007826" style:font-name="Calibri1" fo:font-size="11pt" fo:font-style="normal" fo:font-weight="bold" officeooo:rsid="0512043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89" style:family="text">
      <style:text-properties fo:color="#007826" style:font-name="Calibri1" fo:font-size="11pt" fo:font-style="normal" fo:font-weight="normal" officeooo:rsid="0153347f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90" style:family="text">
      <style:text-properties fo:color="#007826" fo:font-weight="normal" style:font-weight-asian="normal" style:font-weight-complex="normal"/>
    </style:style>
    <style:style style:name="T191" style:family="text">
      <style:text-properties fo:color="#007826" fo:font-weight="normal" officeooo:rsid="00fa4a83" style:font-weight-asian="normal" style:font-weight-complex="normal"/>
    </style:style>
    <style:style style:name="T192" style:family="text">
      <style:text-properties fo:color="#007826" fo:font-weight="normal" officeooo:rsid="01a54cc8" style:font-weight-asian="normal" style:font-weight-complex="normal"/>
    </style:style>
    <style:style style:name="T193" style:family="text">
      <style:text-properties fo:color="#007826" fo:font-weight="normal" officeooo:rsid="0624edbd" style:font-weight-asian="normal" style:font-weight-complex="normal"/>
    </style:style>
    <style:style style:name="T194" style:family="text">
      <style:text-properties fo:color="#007826" fo:font-weight="normal" officeooo:rsid="00349fbf" style:font-weight-asian="normal" style:font-weight-complex="normal"/>
    </style:style>
    <style:style style:name="T195" style:family="text">
      <style:text-properties fo:color="#007826" fo:font-weight="normal" officeooo:rsid="050a450e" style:font-name-asian="Times New Roman" style:font-weight-asian="normal" style:font-name-complex="Calibri2" style:font-weight-complex="normal"/>
    </style:style>
    <style:style style:name="T196" style:family="text">
      <style:text-properties fo:color="#007826" fo:font-weight="normal" officeooo:rsid="050f8966" style:font-name-asian="Times New Roman" style:font-weight-asian="normal" style:font-name-complex="Calibri2" style:font-weight-complex="normal"/>
    </style:style>
    <style:style style:name="T197" style:family="text">
      <style:text-properties fo:color="#007826" fo:font-size="11pt" style:font-size-asian="9.60000038146973pt" style:font-size-complex="11pt"/>
    </style:style>
    <style:style style:name="T198" style:family="text">
      <style:text-properties fo:color="#007826" fo:font-size="11pt" officeooo:rsid="01a54cc8" style:font-size-asian="9.60000038146973pt" style:font-size-complex="11pt"/>
    </style:style>
    <style:style style:name="T199" style:family="text">
      <style:text-properties fo:color="#007826" fo:font-size="11pt" officeooo:rsid="0189d3c6" style:font-size-asian="9.60000038146973pt" style:font-size-complex="11pt"/>
    </style:style>
    <style:style style:name="T200" style:family="text">
      <style:text-properties fo:color="#007826" fo:font-size="11pt" fo:font-weight="normal" officeooo:rsid="011dad5e" style:font-size-asian="9.60000038146973pt" style:font-weight-asian="normal" style:font-size-complex="11pt" style:font-weight-complex="normal"/>
    </style:style>
    <style:style style:name="T201" style:family="text">
      <style:text-properties fo:color="#007826" fo:font-size="11pt" fo:font-weight="normal" officeooo:rsid="0147389a" style:font-size-asian="9.60000038146973pt" style:font-weight-asian="normal" style:font-size-complex="11pt" style:font-weight-complex="normal"/>
    </style:style>
    <style:style style:name="T202" style:family="text">
      <style:text-properties fo:color="#007826" fo:font-size="11pt" fo:font-weight="normal" officeooo:rsid="01b4550f" style:font-size-asian="9.60000038146973pt" style:font-weight-asian="normal" style:font-size-complex="11pt" style:font-weight-complex="normal"/>
    </style:style>
    <style:style style:name="T203" style:family="text">
      <style:text-properties fo:color="#007826" fo:font-size="11pt" fo:font-weight="normal" officeooo:rsid="01ca669c" style:font-size-asian="9.60000038146973pt" style:font-weight-asian="normal" style:font-size-complex="11pt" style:font-weight-complex="normal"/>
    </style:style>
    <style:style style:name="T204" style:family="text">
      <style:text-properties fo:color="#007826" fo:font-size="11pt" fo:font-weight="normal" officeooo:rsid="0196a5e9" style:font-size-asian="9.60000038146973pt" style:font-weight-asian="normal" style:font-size-complex="11pt" style:font-weight-complex="normal"/>
    </style:style>
    <style:style style:name="T205" style:family="text">
      <style:text-properties fo:color="#007826" fo:font-size="11pt" fo:font-weight="normal" officeooo:rsid="011967ca" style:font-size-asian="9.60000038146973pt" style:font-weight-asian="normal" style:font-size-complex="11pt" style:font-weight-complex="normal"/>
    </style:style>
    <style:style style:name="T206" style:family="text">
      <style:text-properties fo:color="#007826" fo:font-size="11pt" fo:font-weight="normal" officeooo:rsid="03ab17ca" style:font-size-asian="9.60000038146973pt" style:font-weight-asian="normal" style:font-size-complex="11pt" style:font-weight-complex="normal"/>
    </style:style>
    <style:style style:name="T207" style:family="text">
      <style:text-properties fo:color="#007826" fo:font-size="11pt" fo:font-weight="normal" officeooo:rsid="012c6dbf" style:font-size-asian="9.60000038146973pt" style:font-weight-asian="normal" style:font-size-complex="11pt" style:font-weight-complex="normal"/>
    </style:style>
    <style:style style:name="T208" style:family="text">
      <style:text-properties fo:color="#007826" fo:font-size="11pt" fo:font-weight="normal" officeooo:rsid="011c3c48" style:font-size-asian="9.60000038146973pt" style:font-weight-asian="normal" style:font-size-complex="11pt" style:font-weight-complex="normal"/>
    </style:style>
    <style:style style:name="T209" style:family="text">
      <style:text-properties fo:color="#007826" fo:font-size="11pt" fo:font-weight="normal" officeooo:rsid="01271e94" style:font-size-asian="9.60000038146973pt" style:font-weight-asian="normal" style:font-size-complex="11pt" style:font-weight-complex="normal"/>
    </style:style>
    <style:style style:name="T210" style:family="text">
      <style:text-properties fo:color="#007826" fo:font-size="11pt" fo:font-weight="normal" officeooo:rsid="01290fef" style:font-size-asian="9.60000038146973pt" style:font-weight-asian="normal" style:font-size-complex="11pt" style:font-weight-complex="normal"/>
    </style:style>
    <style:style style:name="T211" style:family="text">
      <style:text-properties fo:color="#007826" fo:font-size="11pt" fo:font-weight="normal" officeooo:rsid="012f4fbc" style:font-size-asian="9.60000038146973pt" style:font-weight-asian="normal" style:font-size-complex="11pt" style:font-weight-complex="normal"/>
    </style:style>
    <style:style style:name="T212" style:family="text">
      <style:text-properties fo:color="#007826" fo:font-size="11pt" fo:font-weight="normal" officeooo:rsid="01404b1c" style:font-size-asian="9.60000038146973pt" style:font-weight-asian="normal" style:font-size-complex="11pt" style:font-weight-complex="normal"/>
    </style:style>
    <style:style style:name="T213" style:family="text">
      <style:text-properties fo:color="#007826" fo:font-size="11pt" fo:font-weight="normal" officeooo:rsid="015691dc" style:font-size-asian="9.60000038146973pt" style:font-weight-asian="normal" style:font-size-complex="11pt" style:font-weight-complex="normal"/>
    </style:style>
    <style:style style:name="T214" style:family="text">
      <style:text-properties fo:color="#007826" fo:font-size="11pt" fo:font-weight="normal" officeooo:rsid="0152dde6" style:font-size-asian="9.60000038146973pt" style:font-weight-asian="normal" style:font-size-complex="11pt" style:font-weight-complex="normal"/>
    </style:style>
    <style:style style:name="T215" style:family="text">
      <style:text-properties fo:color="#007826" fo:font-size="11pt" fo:font-weight="normal" officeooo:rsid="0159b23f" style:font-size-asian="9.60000038146973pt" style:font-weight-asian="normal" style:font-size-complex="11pt" style:font-weight-complex="normal"/>
    </style:style>
    <style:style style:name="T216" style:family="text">
      <style:text-properties fo:color="#007826" fo:font-size="11pt" fo:font-weight="normal" officeooo:rsid="01828db5" style:font-size-asian="9.60000038146973pt" style:font-weight-asian="normal" style:font-size-complex="11pt" style:font-weight-complex="normal"/>
    </style:style>
    <style:style style:name="T217" style:family="text">
      <style:text-properties fo:color="#007826" fo:font-size="11pt" fo:font-weight="normal" officeooo:rsid="01b5c4c1" style:font-size-asian="9.60000038146973pt" style:font-weight-asian="normal" style:font-size-complex="11pt" style:font-weight-complex="normal"/>
    </style:style>
    <style:style style:name="T218" style:family="text">
      <style:text-properties fo:color="#007826" fo:font-size="11pt" fo:font-weight="normal" officeooo:rsid="01ace14f" style:font-size-asian="9.60000038146973pt" style:font-weight-asian="normal" style:font-size-complex="11pt" style:font-weight-complex="normal"/>
    </style:style>
    <style:style style:name="T219" style:family="text">
      <style:text-properties fo:color="#007826" fo:font-size="11pt" fo:font-weight="normal" officeooo:rsid="019aa1cc" style:font-size-asian="9.60000038146973pt" style:font-weight-asian="normal" style:font-size-complex="11pt" style:font-weight-complex="normal"/>
    </style:style>
    <style:style style:name="T220" style:family="text">
      <style:text-properties fo:color="#007826" fo:font-size="11pt" fo:font-weight="normal" officeooo:rsid="019c9649" style:font-size-asian="9.60000038146973pt" style:font-weight-asian="normal" style:font-size-complex="11pt" style:font-weight-complex="normal"/>
    </style:style>
    <style:style style:name="T221" style:family="text">
      <style:text-properties fo:color="#007826" fo:font-size="11pt" fo:font-weight="normal" officeooo:rsid="057c6441" style:font-size-asian="9.60000038146973pt" style:font-weight-asian="normal" style:font-size-complex="11pt" style:font-weight-complex="normal"/>
    </style:style>
    <style:style style:name="T222" style:family="text">
      <style:text-properties fo:color="#007826" fo:font-size="11pt" fo:font-weight="normal" officeooo:rsid="0186c8ed" style:font-size-asian="9.60000038146973pt" style:font-weight-asian="normal" style:font-size-complex="11pt" style:font-weight-complex="normal"/>
    </style:style>
    <style:style style:name="T223" style:family="text">
      <style:text-properties fo:color="#007826" fo:font-size="11pt" fo:font-weight="normal" officeooo:rsid="0187d593" style:font-size-asian="9.60000038146973pt" style:font-weight-asian="normal" style:font-size-complex="11pt" style:font-weight-complex="normal"/>
    </style:style>
    <style:style style:name="T224" style:family="text">
      <style:text-properties fo:color="#007826" fo:font-size="11pt" fo:font-weight="normal" officeooo:rsid="01957912" style:font-size-asian="9.60000038146973pt" style:font-weight-asian="normal" style:font-size-complex="11pt" style:font-weight-complex="normal"/>
    </style:style>
    <style:style style:name="T225" style:family="text">
      <style:text-properties fo:color="#007826" fo:font-size="11pt" fo:font-weight="normal" officeooo:rsid="01a5c255" style:font-size-asian="9.60000038146973pt" style:font-weight-asian="normal" style:font-size-complex="11pt" style:font-weight-complex="normal"/>
    </style:style>
    <style:style style:name="T226" style:family="text">
      <style:text-properties fo:color="#007826" fo:font-size="11pt" fo:font-weight="normal" officeooo:rsid="01a54cc8" style:font-size-asian="9.60000038146973pt" style:font-weight-asian="normal" style:font-size-complex="11pt" style:font-weight-complex="normal"/>
    </style:style>
    <style:style style:name="T227" style:family="text">
      <style:text-properties fo:color="#007826" fo:font-size="11pt" fo:font-weight="normal" officeooo:rsid="01af4bb9" style:font-size-asian="9.60000038146973pt" style:font-weight-asian="normal" style:font-size-complex="11pt" style:font-weight-complex="normal"/>
    </style:style>
    <style:style style:name="T228" style:family="text">
      <style:text-properties fo:color="#007826" fo:font-size="11pt" fo:font-weight="normal" officeooo:rsid="05df327c" style:font-size-asian="9.60000038146973pt" style:font-weight-asian="normal" style:font-size-complex="11pt" style:font-weight-complex="normal"/>
    </style:style>
    <style:style style:name="T229" style:family="text">
      <style:text-properties fo:color="#007826" fo:font-size="11pt" fo:font-weight="normal" officeooo:rsid="06071cb6" style:font-size-asian="11pt" style:font-weight-asian="normal" style:font-name-complex="Calibri2" style:font-size-complex="11pt" style:font-weight-complex="normal"/>
    </style:style>
    <style:style style:name="T230" style:family="text">
      <style:text-properties fo:color="#007826" fo:font-size="11pt" fo:font-weight="normal" officeooo:rsid="01c43325" style:font-size-asian="11pt" style:font-weight-asian="normal" style:font-name-complex="Calibri2" style:font-size-complex="11pt" style:font-weight-complex="normal"/>
    </style:style>
    <style:style style:name="T231" style:family="text">
      <style:text-properties fo:color="#007826" fo:font-size="11pt" fo:font-weight="normal" officeooo:rsid="01c4b1b0" style:font-size-asian="11pt" style:font-weight-asian="normal" style:font-name-complex="Calibri2" style:font-size-complex="11pt" style:font-weight-complex="normal"/>
    </style:style>
    <style:style style:name="T232" style:family="text">
      <style:text-properties fo:color="#007826" fo:font-size="11pt" fo:font-weight="normal" officeooo:rsid="01c8407b" style:font-size-asian="11pt" style:font-weight-asian="normal" style:font-name-complex="Calibri2" style:font-size-complex="11pt" style:font-weight-complex="normal"/>
    </style:style>
    <style:style style:name="T233" style:family="text">
      <style:text-properties fo:color="#007826" fo:font-size="11pt" fo:font-weight="normal" officeooo:rsid="01c61289" style:font-size-asian="11pt" style:font-weight-asian="normal" style:font-name-complex="Calibri2" style:font-size-complex="11pt" style:font-weight-complex="normal"/>
    </style:style>
    <style:style style:name="T234" style:family="text">
      <style:text-properties fo:color="#007826" fo:font-size="11pt" fo:font-weight="normal" officeooo:rsid="01c68616" style:font-size-asian="11pt" style:font-weight-asian="normal" style:font-name-complex="Calibri2" style:font-size-complex="11pt" style:font-weight-complex="normal"/>
    </style:style>
    <style:style style:name="T235" style:family="text">
      <style:text-properties fo:color="#007826" fo:font-size="11pt" fo:font-weight="normal" officeooo:rsid="01c8abf4" style:font-size-asian="11pt" style:font-weight-asian="normal" style:font-name-complex="Calibri2" style:font-size-complex="11pt" style:font-weight-complex="normal"/>
    </style:style>
    <style:style style:name="T236" style:family="text">
      <style:text-properties fo:color="#007826" fo:font-size="11pt" fo:font-weight="normal" officeooo:rsid="0189d3c6" style:font-name-asian="Times New Roman" style:font-size-asian="9.60000038146973pt" style:font-weight-asian="normal" style:font-name-complex="Calibri2" style:font-size-complex="11pt" style:font-weight-complex="normal"/>
    </style:style>
    <style:style style:name="T237" style:family="text">
      <style:text-properties fo:color="#007826" fo:font-size="11pt" fo:font-weight="bold" officeooo:rsid="06071cb6" style:font-size-asian="11pt" style:font-weight-asian="bold" style:font-name-complex="Calibri2" style:font-size-complex="11pt" style:font-weight-complex="bold"/>
    </style:style>
    <style:style style:name="T238" style:family="text">
      <style:text-properties fo:color="#007826" fo:font-size="11pt" fo:font-weight="bold" officeooo:rsid="01c43325" style:font-size-asian="11pt" style:font-weight-asian="bold" style:font-name-complex="Calibri2" style:font-size-complex="11pt" style:font-weight-complex="bold"/>
    </style:style>
    <style:style style:name="T239" style:family="text">
      <style:text-properties fo:color="#007826" fo:font-size="11pt" fo:font-weight="bold" officeooo:rsid="01c44fc1" style:font-size-asian="11pt" style:font-weight-asian="bold" style:font-name-complex="Calibri2" style:font-size-complex="11pt" style:font-weight-complex="bold"/>
    </style:style>
    <style:style style:name="T240" style:family="text">
      <style:text-properties fo:color="#007826" fo:font-size="11pt" fo:font-weight="bold" officeooo:rsid="01c69d27" style:font-size-asian="11pt" style:font-weight-asian="bold" style:font-name-complex="Calibri2" style:font-size-complex="11pt" style:font-weight-complex="bold"/>
    </style:style>
    <style:style style:name="T241" style:family="text">
      <style:text-properties fo:color="#007826" fo:font-size="11pt" fo:font-weight="bold" officeooo:rsid="01a54cc8" style:font-size-asian="9.60000038146973pt" style:font-weight-asian="bold" style:font-size-complex="11pt" style:font-weight-complex="bold"/>
    </style:style>
    <style:style style:name="T242" style:family="text">
      <style:text-properties fo:color="#007826" fo:font-size="11pt" fo:font-weight="bold" officeooo:rsid="019f763b" style:font-size-asian="9.60000038146973pt" style:font-weight-asian="bold" style:font-size-complex="11pt" style:font-weight-complex="bold"/>
    </style:style>
    <style:style style:name="T243" style:family="text">
      <style:text-properties fo:color="#007826" style:text-position="super 58%" style:font-name="Calibri1" fo:font-size="11pt" fo:font-weight="normal" officeooo:rsid="04f77cbc" style:font-size-asian="11pt" style:font-weight-asian="normal" style:font-name-complex="Calibri2" style:font-size-complex="11pt" style:font-weight-complex="normal"/>
    </style:style>
    <style:style style:name="T244" style:family="text">
      <style:text-properties fo:color="#007826" officeooo:rsid="03a54d61"/>
    </style:style>
    <style:style style:name="T245" style:family="text">
      <style:text-properties fo:color="#007826" officeooo:rsid="0168c261"/>
    </style:style>
    <style:style style:name="T246" style:family="text">
      <style:text-properties fo:color="#007826" officeooo:rsid="016c7712"/>
    </style:style>
    <style:style style:name="T247" style:family="text">
      <style:text-properties fo:color="#007826" officeooo:rsid="016f7f26"/>
    </style:style>
    <style:style style:name="T248" style:family="text">
      <style:text-properties fo:color="#007826" officeooo:rsid="0171b26d"/>
    </style:style>
    <style:style style:name="T249" style:family="text">
      <style:text-properties fo:color="#007826" officeooo:rsid="01735be8"/>
    </style:style>
    <style:style style:name="T250" style:family="text">
      <style:text-properties fo:color="#007826" officeooo:rsid="0174d02a"/>
    </style:style>
    <style:style style:name="T251" style:family="text">
      <style:text-properties fo:color="#007826" officeooo:rsid="01798609"/>
    </style:style>
    <style:style style:name="T252" style:family="text">
      <style:text-properties fo:color="#007826" officeooo:rsid="04b63a07"/>
    </style:style>
    <style:style style:name="T253" style:family="text">
      <style:text-properties fo:color="#007826" officeooo:rsid="00515624"/>
    </style:style>
    <style:style style:name="T254" style:family="text">
      <style:text-properties fo:color="#007826" officeooo:rsid="00503802"/>
    </style:style>
    <style:style style:name="T255" style:family="text">
      <style:text-properties fo:color="#007826" officeooo:rsid="00547260"/>
    </style:style>
    <style:style style:name="T256" style:family="text">
      <style:text-properties fo:color="#007826" officeooo:rsid="02769635"/>
    </style:style>
    <style:style style:name="T257" style:family="text">
      <style:text-properties fo:color="#007826" officeooo:rsid="02784701"/>
    </style:style>
    <style:style style:name="T258" style:family="text">
      <style:text-properties fo:color="#007826" fo:font-weight="bold" officeooo:rsid="0147389a" style:font-weight-asian="bold" style:font-weight-complex="bold"/>
    </style:style>
    <style:style style:name="T259" style:family="text">
      <style:text-properties fo:color="#007826" fo:font-weight="bold" officeooo:rsid="03d5c26c" style:font-weight-asian="bold" style:font-weight-complex="bold"/>
    </style:style>
    <style:style style:name="T260" style:family="text">
      <style:text-properties fo:color="#007826" officeooo:rsid="048de736"/>
    </style:style>
    <style:style style:name="T261" style:family="text">
      <style:text-properties fo:color="#007826" officeooo:rsid="04790ef1"/>
    </style:style>
    <style:style style:name="T262" style:family="text">
      <style:text-properties fo:color="#007826" officeooo:rsid="0478190c"/>
    </style:style>
    <style:style style:name="T263" style:family="text">
      <style:text-properties fo:color="#007826" officeooo:rsid="00718795"/>
    </style:style>
    <style:style style:name="T264" style:family="text">
      <style:text-properties fo:color="#007826" officeooo:rsid="0113ab14"/>
    </style:style>
    <style:style style:name="T265" style:family="text">
      <style:text-properties fo:color="#007826" officeooo:rsid="014568d5"/>
    </style:style>
    <style:style style:name="T266" style:family="text">
      <style:text-properties fo:color="#007826" officeooo:rsid="0147389a"/>
    </style:style>
    <style:style style:name="T267" style:family="text">
      <style:text-properties fo:color="#007826" officeooo:rsid="0177f6f6"/>
    </style:style>
    <style:style style:name="T268" style:family="text">
      <style:text-properties fo:color="#007826" officeooo:rsid="046147aa"/>
    </style:style>
    <style:style style:name="T269" style:family="text">
      <style:text-properties fo:color="#007826" officeooo:rsid="016b478d"/>
    </style:style>
    <style:style style:name="T270" style:family="text">
      <style:text-properties officeooo:rsid="02172a25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officeooo:rsid="030db1a0" style:font-weight-asian="bold" style:font-weight-complex="bold"/>
    </style:style>
    <style:style style:name="T273" style:family="text">
      <style:text-properties fo:font-weight="bold" officeooo:rsid="031ef27e" style:font-weight-asian="bold" style:font-weight-complex="bold"/>
    </style:style>
    <style:style style:name="T274" style:family="text">
      <style:text-properties fo:font-weight="bold" officeooo:rsid="03141248" style:font-weight-asian="bold" style:font-weight-complex="bold"/>
    </style:style>
    <style:style style:name="T275" style:family="text">
      <style:text-properties fo:font-weight="bold" officeooo:rsid="01e8672d" style:font-weight-asian="bold" style:font-weight-complex="bold"/>
    </style:style>
    <style:style style:name="T276" style:family="text">
      <style:text-properties fo:font-weight="bold" officeooo:rsid="032a1efc" style:font-weight-asian="bold" style:font-weight-complex="bold"/>
    </style:style>
    <style:style style:name="T277" style:family="text">
      <style:text-properties fo:font-weight="bold" officeooo:rsid="01704544" style:font-weight-asian="bold" style:font-weight-complex="bold"/>
    </style:style>
    <style:style style:name="T278" style:family="text">
      <style:text-properties fo:font-weight="bold" officeooo:rsid="00fa4a83" style:font-weight-asian="bold" style:font-weight-complex="bold"/>
    </style:style>
    <style:style style:name="T279" style:family="text">
      <style:text-properties fo:font-weight="bold" officeooo:rsid="00fb1523" style:font-weight-asian="bold" style:font-weight-complex="bold"/>
    </style:style>
    <style:style style:name="T280" style:family="text">
      <style:text-properties fo:font-weight="bold" officeooo:rsid="028fc9d0" style:font-weight-asian="bold" style:font-weight-complex="bold"/>
    </style:style>
    <style:style style:name="T281" style:family="text">
      <style:text-properties fo:font-weight="bold" officeooo:rsid="0298ef34" style:font-weight-asian="bold" style:font-weight-complex="bold"/>
    </style:style>
    <style:style style:name="T282" style:family="text">
      <style:text-properties fo:font-weight="bold" officeooo:rsid="00422d8b" style:font-weight-asian="bold" style:font-weight-complex="bold"/>
    </style:style>
    <style:style style:name="T283" style:family="text">
      <style:text-properties fo:font-weight="bold" officeooo:rsid="00455bd4" style:font-weight-asian="bold" style:font-weight-complex="bold"/>
    </style:style>
    <style:style style:name="T284" style:family="text">
      <style:text-properties fo:font-weight="bold" officeooo:rsid="01d69f61" style:font-weight-asian="bold" style:font-weight-complex="bold"/>
    </style:style>
    <style:style style:name="T285" style:family="text">
      <style:text-properties fo:font-weight="bold" officeooo:rsid="02dd96ce" style:font-weight-asian="bold" style:font-weight-complex="bold"/>
    </style:style>
    <style:style style:name="T286" style:family="text">
      <style:text-properties fo:font-weight="bold" officeooo:rsid="043c67c7" style:font-weight-asian="bold" style:font-weight-complex="bold"/>
    </style:style>
    <style:style style:name="T287" style:family="text">
      <style:text-properties fo:font-weight="bold" officeooo:rsid="050a450e" style:font-name-asian="Times New Roman" style:font-weight-asian="bold" style:font-name-complex="Calibri2" style:font-weight-complex="bold"/>
    </style:style>
    <style:style style:name="T288" style:family="text">
      <style:text-properties officeooo:rsid="0231d035"/>
    </style:style>
    <style:style style:name="T289" style:family="text">
      <style:text-properties officeooo:rsid="02320f77"/>
    </style:style>
    <style:style style:name="T290" style:family="text">
      <style:text-properties officeooo:rsid="03f49f04"/>
    </style:style>
    <style:style style:name="T291" style:family="text">
      <style:text-properties officeooo:rsid="0404e263"/>
    </style:style>
    <style:style style:name="T292" style:family="text">
      <style:text-properties officeooo:rsid="0406d457"/>
    </style:style>
    <style:style style:name="T293" style:family="text">
      <style:text-properties officeooo:rsid="040835a0"/>
    </style:style>
    <style:style style:name="T294" style:family="text">
      <style:text-properties officeooo:rsid="02542fb9"/>
    </style:style>
    <style:style style:name="T295" style:family="text">
      <style:text-properties style:font-name="Courier 10 Pitch" fo:font-size="11pt" fo:font-weight="bold" officeooo:rsid="03fa53d0" style:font-size-asian="9.60000038146973pt" style:font-weight-asian="bold" style:font-size-complex="11pt" style:font-weight-complex="bold"/>
    </style:style>
    <style:style style:name="T296" style:family="text">
      <style:text-properties style:font-name="Courier 10 Pitch" fo:font-size="11pt" fo:font-weight="bold" officeooo:rsid="0409c727" style:font-size-asian="9.60000038146973pt" style:font-weight-asian="bold" style:font-size-complex="11pt" style:font-weight-complex="bold"/>
    </style:style>
    <style:style style:name="T297" style:family="text">
      <style:text-properties officeooo:rsid="02b24baa"/>
    </style:style>
    <style:style style:name="T298" style:family="text">
      <style:text-properties officeooo:rsid="00349fbf"/>
    </style:style>
    <style:style style:name="T299" style:family="text">
      <style:text-properties officeooo:rsid="0169a1c9"/>
    </style:style>
    <style:style style:name="T300" style:family="text">
      <style:text-properties officeooo:rsid="030db1a0"/>
    </style:style>
    <style:style style:name="T301" style:family="text">
      <style:text-properties officeooo:rsid="031b2772"/>
    </style:style>
    <style:style style:name="T302" style:family="text">
      <style:text-properties officeooo:rsid="01e8672d"/>
    </style:style>
    <style:style style:name="T303" style:family="text">
      <style:text-properties officeooo:rsid="0042c228"/>
    </style:style>
    <style:style style:name="T304" style:family="text">
      <style:text-properties officeooo:rsid="003c0b3a"/>
    </style:style>
    <style:style style:name="T305" style:family="text">
      <style:text-properties officeooo:rsid="0050a1cb"/>
    </style:style>
    <style:style style:name="T306" style:family="text">
      <style:text-properties officeooo:rsid="038cd509"/>
    </style:style>
    <style:style style:name="T307" style:family="text">
      <style:text-properties officeooo:rsid="032b89ab"/>
    </style:style>
    <style:style style:name="T308" style:family="text">
      <style:text-properties officeooo:rsid="011139f8"/>
    </style:style>
    <style:style style:name="T309" style:family="text">
      <style:text-properties style:text-position="super 58%" fo:font-size="11pt" fo:font-weight="bold" officeooo:rsid="03dc8b24" style:font-size-asian="9.60000038146973pt" style:font-weight-asian="bold" style:font-size-complex="11pt" style:font-weight-complex="bold"/>
    </style:style>
    <style:style style:name="T310" style:family="text">
      <style:text-properties style:text-position="super 58%" fo:font-weight="bold" officeooo:rsid="02e6306a" style:font-weight-asian="bold" style:font-weight-complex="bold"/>
    </style:style>
    <style:style style:name="T311" style:family="text">
      <style:text-properties officeooo:rsid="043c1c88"/>
    </style:style>
    <style:style style:name="T312" style:family="text">
      <style:text-properties officeooo:rsid="042a9d70"/>
    </style:style>
    <style:style style:name="T313" style:family="text">
      <style:text-properties officeooo:rsid="0426bab6"/>
    </style:style>
    <style:style style:name="T314" style:family="text">
      <style:text-properties officeooo:rsid="04258048"/>
    </style:style>
    <style:style style:name="T315" style:family="text">
      <style:text-properties officeooo:rsid="042ae055"/>
    </style:style>
    <style:style style:name="T316" style:family="text">
      <style:text-properties officeooo:rsid="042cb64b"/>
    </style:style>
    <style:style style:name="T317" style:family="text">
      <style:text-properties officeooo:rsid="04759b33"/>
    </style:style>
    <style:style style:name="T318" style:family="text">
      <style:text-properties officeooo:rsid="00e93835"/>
    </style:style>
    <style:style style:name="T319" style:family="text">
      <style:text-properties officeooo:rsid="035e6f1f"/>
    </style:style>
    <style:style style:name="T320" style:family="text">
      <style:text-properties officeooo:rsid="00affdfd"/>
    </style:style>
    <style:style style:name="T321" style:family="text">
      <style:text-properties officeooo:rsid="02a8ce8b"/>
    </style:style>
    <style:style style:name="T322" style:family="text">
      <style:text-properties officeooo:rsid="0043f4df"/>
    </style:style>
    <style:style style:name="T323" style:family="text">
      <style:text-properties officeooo:rsid="00455bd4"/>
    </style:style>
    <style:style style:name="T324" style:family="text">
      <style:text-properties officeooo:rsid="009d05fa"/>
    </style:style>
    <style:style style:name="T325" style:family="text">
      <style:text-properties officeooo:rsid="02f457e7"/>
    </style:style>
    <style:style style:name="T326" style:family="text">
      <style:text-properties officeooo:rsid="01d69f61"/>
    </style:style>
    <style:style style:name="T327" style:family="text">
      <style:text-properties officeooo:rsid="02dc633c"/>
    </style:style>
    <style:style style:name="T328" style:family="text">
      <style:text-properties officeooo:rsid="02dd96ce"/>
    </style:style>
    <style:style style:name="T329" style:family="text">
      <style:text-properties officeooo:rsid="02ca5e1a"/>
    </style:style>
    <style:style style:name="T330" style:family="text">
      <style:text-properties officeooo:rsid="02cc3add"/>
    </style:style>
    <style:style style:name="T331" style:family="text">
      <style:text-properties officeooo:rsid="029df5b3"/>
    </style:style>
    <style:style style:name="T332" style:family="text">
      <style:text-properties officeooo:rsid="02fd5e8e"/>
    </style:style>
    <style:style style:name="T333" style:family="text">
      <style:text-properties officeooo:rsid="00aacd5c"/>
    </style:style>
    <style:style style:name="T334" style:family="text">
      <style:text-properties officeooo:rsid="02b8597f"/>
    </style:style>
    <style:style style:name="T335" style:family="text">
      <style:text-properties officeooo:rsid="04ee4c28"/>
    </style:style>
    <style:style style:name="T336" style:family="text">
      <style:text-properties officeooo:rsid="0558a940"/>
    </style:style>
    <style:style style:name="T337" style:family="text">
      <style:text-properties officeooo:rsid="055c58e2"/>
    </style:style>
    <style:style style:name="T338" style:family="text">
      <style:text-properties officeooo:rsid="055da146"/>
    </style:style>
    <style:style style:name="T339" style:family="text">
      <style:text-properties officeooo:rsid="055f2af2"/>
    </style:style>
    <style:style style:name="T340" style:family="text">
      <style:text-properties officeooo:rsid="056666da"/>
    </style:style>
    <style:style style:name="T341" style:family="text">
      <style:text-properties officeooo:rsid="057537f3"/>
    </style:style>
    <style:style style:name="T342" style:family="text">
      <style:text-properties officeooo:rsid="01b6f5d6"/>
    </style:style>
    <style:style style:name="T343" style:family="text">
      <style:text-properties officeooo:rsid="0177f6f6"/>
    </style:style>
    <style:style style:name="T344" style:family="text">
      <style:text-properties officeooo:rsid="046147aa"/>
    </style:style>
    <style:style style:name="T345" style:family="text">
      <style:text-properties officeooo:rsid="016b478d"/>
    </style:style>
    <style:style style:name="T346" style:family="text">
      <style:text-properties officeooo:rsid="01b9ac51"/>
    </style:style>
    <style:style style:name="T347" style:family="text">
      <style:text-properties officeooo:rsid="059a7104"/>
    </style:style>
    <style:style style:name="T348" style:family="text">
      <style:text-properties officeooo:rsid="05a219ea"/>
    </style:style>
    <style:style style:name="T349" style:family="text">
      <style:text-properties style:font-name-asian="Times New Roman" style:font-name-complex="Calibri2"/>
    </style:style>
    <style:style style:name="T350" style:family="text">
      <style:text-properties officeooo:rsid="00349fbf" style:font-name-asian="Times New Roman" style:font-name-complex="Calibri2"/>
    </style:style>
    <style:style style:name="T351" style:family="text">
      <style:text-properties officeooo:rsid="0263715d" style:font-name-asian="Times New Roman" style:font-name-complex="Calibri2"/>
    </style:style>
    <style:style style:name="T352" style:family="text">
      <style:text-properties officeooo:rsid="05df327c"/>
    </style:style>
    <style:style style:name="T353" style:family="text">
      <style:text-properties officeooo:rsid="043c67c7"/>
    </style:style>
    <style:style style:name="T354" style:family="text">
      <style:text-properties officeooo:rsid="0638e315"/>
    </style:style>
    <style:style style:name="T355" style:family="text">
      <style:text-properties officeooo:rsid="06478017"/>
    </style:style>
    <style:style style:name="T356" style:family="text">
      <style:text-properties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357" style:family="text">
      <style:text-properties style:font-name="Calibri1" fo:font-weight="normal" officeooo:rsid="069bb118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5372903607279903" text:style-name="L1">
        <text:list-item>
          <text:p text:style-name="P328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1"><text:span text:style-name="Strong_20_Emphasis"><text:span text:style-name="T182">Some Important formulas:</text:span></text:span></text:p>
        </text:list-item>
        <text:list-item>
          <text:p text:style-name="P2"><text:span text:style-name="Strong_20_Emphasis"><text:span text:style-name="T182">Some Important formulas:</text:span></text:span></text:p>
        </text:list-item>
        <text:list-item>
          <text:p text:style-name="P2"><text:span text:style-name="Strong_20_Emphasis"><text:span text:style-name="T182">Some Important formulas:</text:span></text:span></text:p>
        </text:list-item>
        <text:list-item>
          <text:p text:style-name="P2"><text:span text:style-name="Strong_20_Emphasis"><text:span text:style-name="T182">Some Important formulas:</text:span></text:span></text:p>
        </text:list-item>
        <text:list-item>
          <text:p text:style-name="P2"><text:span text:style-name="Strong_20_Emphasis"><text:span text:style-name="T182">Some Important formulas:</text:span></text:span></text:p>
        </text:list-item>
        <text:list-item>
          <text:p text:style-name="P2"><text:span text:style-name="Strong_20_Emphasis"><text:span text:style-name="T182">Some Important formulas:</text:span></text:span></text:p>
        </text:list-item>
        <text:list-item>
          <text:p text:style-name="P2"><text:span text:style-name="Strong_20_Emphasis"><text:span text:style-name="T182">Some Important formulas:</text:span></text:span></text:p>
        </text:list-item>
        <text:list-item>
          <text:p text:style-name="P2"><text:span text:style-name="Strong_20_Emphasis"><text:span text:style-name="T182">Some Important formulas:</text:span></text:span></text:p>
        </text:list-item>
        <text:list-item>
          <text:p text:style-name="P3"><text:span text:style-name="Strong_20_Emphasis"><text:span text:style-name="T182">Some Important formulas:</text:span></text:span></text:p>
        </text:list-item>
        <text:list-item>
          <text:p text:style-name="P3"><text:span text:style-name="Strong_20_Emphasis"><text:span text:style-name="T182">Some Important formulas:</text:span></text:span></text:p>
        </text:list-item>
        <text:list-item>
          <text:p text:style-name="P4"><text:span text:style-name="Strong_20_Emphasis"><text:span text:style-name="T182">Some Important formulas:</text:span></text:span></text:p>
        </text:list-item>
        <text:list-item>
          <text:p text:style-name="P4"><text:span text:style-name="Strong_20_Emphasis"><text:span text:style-name="T182">Some Important formulas:</text:span></text:span></text:p>
        </text:list-item>
        <text:list-item>
          <text:p text:style-name="P4"><text:span text:style-name="Strong_20_Emphasis"><text:span text:style-name="T182">Some Important formulas:</text:span></text:span></text:p>
        </text:list-item>
        <text:list-item>
          <text:p text:style-name="P4"><text:span text:style-name="Strong_20_Emphasis"><text:span text:style-name="T182">Some Important formulas:</text:span></text:span></text:p>
        </text:list-item>
        <text:list-item>
          <text:p text:style-name="P5"><text:span text:style-name="Strong_20_Emphasis"><text:span text:style-name="T182">Some Important formulas:</text:span></text:span></text:p>
        </text:list-item>
        <text:list-item>
          <text:p text:style-name="P12">ReverseLinkedList</text:p>
        </text:list-item>
        <text:list-item>
          <text:p text:style-name="P13">ReverseLinkedList</text:p>
        </text:list-item>
        <text:list-item>
          <text:p text:style-name="P13">ReverseDoublyLinkedList</text:p>
        </text:list-item>
        <text:list-item>
          <text:p text:style-name="P14">ReverseDoublyLinkedList</text:p>
        </text:list-item>
        <text:list-item>
          <text:p text:style-name="P15">ReverseDoublyLinkedList</text:p>
        </text:list-item>
        <text:list-item>
          <text:p text:style-name="P17">Recursive inorder, preorder, postorder of BST:</text:p>
          <text:p text:style-name="P148"><text:a xlink:type="simple" xlink:href="https://www.geeksforgeeks.org/tree-traversals-inorder-preorder-and-postorder/" text:style-name="Internet_20_link" text:visited-style-name="Visited_20_Internet_20_Link"><text:span text:style-name="T197">https://www.geeksforgeeks.org/tree-traversals-inorder-preorder-and-postorder/</text:span></text:a></text:p>
        </text:list-item>
        <text:list-item>
          <text:p text:style-name="P109">IterativePreorder,</text:p>
          <text:p text:style-name="P110">project TreeTraversalterative</text:p>
        </text:list-item>
        <text:list-item>
          <text:p text:style-name="P109">IterativeInorder,</text:p>
          <text:p text:style-name="P110">project TreeTraversalterative</text:p>
        </text:list-item>
        <text:list-item>
          <text:p text:style-name="P109">IterativePostorder,</text:p>
          <text:p text:style-name="P110">project TreeTraversalterative</text:p>
        </text:list-item>
        <text:list-item>
          <text:p text:style-name="P34">Print Ancestors <text:span text:style-name="T341">recursively</text:span> of a given node in Binary Tree:</text:p>
          <text:p text:style-name="P283"><text:a xlink:type="simple" xlink:href="http://www.geeksforgeeks.org/print-ancestors-of-a-given-node-in-binary-tree/" text:style-name="Internet_20_link" text:visited-style-name="Visited_20_Internet_20_Link"><text:span text:style-name="T242">http://www.geeksforgeeks.org/print-ancestors-of-a-given-node-in-binary-tree/</text:span></text:a></text:p>
        </text:list-item>
        <text:list-item>
          <text:p text:style-name="P109">IterativeAncestors,</text:p>
          <text:p text:style-name="P109"><text:span text:style-name="T52">project </text:span><text:span text:style-name="T51">PrintAncestorsIterative</text:span></text:p>
        </text:list-item>
        <text:list-item>
          <text:p text:style-name="P35"><text:span text:style-name="T349">Detect and remove loop in a linked list</text:span><text:span text:style-name="T350"> (four techniques):</text:span></text:p>
        </text:list-item>
        <text:list-item>
          <text:p text:style-name="P16">Detect and remove loop in a linked list<text:span text:style-name="T298"> (four techniques):</text:span></text:p>
          <text:p text:style-name="P291"><text:bookmark-start text:name="__DdeLink__2824_146117282811111"/><text:a xlink:type="simple" xlink:href="http://www.geeksforgeeks.org/detect-and-remove-loop-in-a-linked-list/" text:style-name="Internet_20_link" text:visited-style-name="Visited_20_Internet_20_Link"><text:span text:style-name="T194">http://www.geeksforgeeks.org/detect-and-remove-loop-in-a-linked-list/</text:span></text:a><text:bookmark-end text:name="__DdeLink__2824_146117282811111"/></text:p>
          <text:p text:style-name="P115">Second technique is kth node AFTER head</text:p>
          <text:p text:style-name="P85">And learn the implementation of <text:span text:style-name="T299">optimized method 2: Without counting nodes is loop</text:span></text:p>
        </text:list-item>
        <text:list-item>
          <text:p text:style-name="P18">Closest Pair of Points <text:span text:style-name="T347">(learn sortByX and sortByY methods)</text:span>:</text:p>
        </text:list-item>
        <text:list-item>
          <text:p text:style-name="P19">Closest Pair of Points <text:span text:style-name="T347">(learn sortByX and sortByY methods)</text:span>:</text:p>
          <text:p text:style-name="P21"><text:soft-page-break/>project ClosestPairOfPoints</text:p>
          <text:p text:style-name="P86">http://www.geeksforgeeks.org/closest-pair-of-points/</text:p>
        </text:list-item>
        <text:list-item>
          <text:p text:style-name="P86"><text:span text:style-name="T275">Subset sum problem: </text:span><text:span text:style-name="T302">Subset sum problem is to find subset of elements that are selected from a given set whose sum adds up to a given number K. We are considering the set contains non-negative values. It is assumed that the input set is unique (no duplicates are presented).</text:span></text:p>
          <text:p text:style-name="P86">https://www.youtube.com/watch?v=WRT8kmFOQTw</text:p>
          <text:p text:style-name="P86">http://krishnalearnings.blogspot.com/2015/08/sumset-sum-problem-java-and-backtracking.html</text:p>
        </text:list-item>
        <text:list-item>
          <text:p text:style-name="P86"><text:span text:style-name="T271">Partition problem: </text:span>(three solutions):</text:p>
          <text:p text:style-name="P86">1st solution: sort the array and then find that whether it is possible to make sum / 2 or not.</text:p>
          <text:p text:style-name="P86">2nd solution: recursive,</text:p>
          <text:p text:style-name="P86">3rd solution: dynamic,</text:p>
          <text:p text:style-name="P22">see project PartitionProblem</text:p>
          <text:p text:style-name="P90">https://www.geeksforgeeks.org/partition-problem-dp-18/</text:p>
        </text:list-item>
        <text:list-item>
          <text:p text:style-name="P87"><text:span text:style-name="T272">Tug of war:</text:span><text:span text:style-name="T300"> Given a set of n integers, divide the set in two subsets of n/2 sizes each such that the difference of the sum of two subsets is as minimum as possible. </text:span><text:bookmark text:name="more-1155941"/><text:span text:style-name="T300">If n is even, then sizes of two subsets must be strictly n/2 and if n is odd, then size of one subset must be (n-1)/2 and size of other subset must be (n+1)/2.</text:span></text:p>
          <text:p text:style-name="P86">http://www.geeksforgeeks.org/tug-of-war/</text:p>
        </text:list-item>
        <text:list-item>
          <text:p text:style-name="P23">Egg Dropping Puzzle:</text:p>
          <text:p text:style-name="P19"><text:span text:style-name="T32">time-complexity=&gt; </text:span>O(nk^2),<text:span text:style-name="T30"> </text:span><text:span text:style-name="T32">space complexity=&gt;</text:span><text:span text:style-name="T319"> </text:span>O(nk)</text:p>
          <text:p text:style-name="P86">http://www.geeksforgeeks.org/dynamic-programming-set-11-egg-dropping-puzzle/</text:p>
        </text:list-item>
        <text:list-item>
          <text:p text:style-name="P19">Cutting a rod:</text:p>
          <text:p text:style-name="P86">http://www.geeksforgeeks.org/dynamic-programming-set-13-cutting-a-rod/</text:p>
        </text:list-item>
        <text:list-item>
          <text:p text:style-name="P24">Word wrap problem:</text:p>
          <text:p text:style-name="P24">See project TextJustification</text:p>
          <text:p text:style-name="P86">https://www.youtube.com/watch?v=RORuwHiblPc</text:p>
          <text:p text:style-name="P86">https://github.com/mission-peace/interview/blob/master/src/com/interview/dynamic/TextJustification.java</text:p>
        </text:list-item>
        <text:list-item>
          <text:p text:style-name="P116">Minimum number of jumps to reach the end <text:span text:style-name="T348">(don’t read recursive)</text:span>:</text:p>
          <text:p text:style-name="P118">project MinimumJumps</text:p>
          <text:p text:style-name="P25">Time complexity of dynamic programming solution : O(n2) in worst case</text:p>
          <text:p text:style-name="P86">http://www.geeksforgeeks.org/minimum-number-of-jumps-to-reach-end-of-a-given-array/</text:p>
        </text:list-item>
        <text:list-item>
          <text:p text:style-name="P19">Largest Sum Contiguous subarray:</text:p>
          <text:p text:style-name="P27">project LargestSumContiguousSubarray</text:p>
          <text:p text:style-name="P86">http://www.geeksforgeeks.org/largest-sum-contiguous-subarray/</text:p>
        </text:list-item>
        <text:list-item>
          <text:p text:style-name="P36">Project BSTPreOrder</text:p>
        </text:list-item>
        <text:list-item>
          <text:p text:style-name="P120">Lexicographic rank of a string with duplicate characters</text:p>
          <text:p text:style-name="P329"><text:a xlink:type="simple" xlink:href="https://www.geeksforgeeks.org/lexicographic-rank-string-duplicate-characters/" text:style-name="Internet_20_link" text:visited-style-name="Visited_20_Internet_20_Link"><text:span text:style-name="T267">https://www.geeksforgeeks.org/lexicographic-rank-string-duplicate-characters/</text:span></text:a></text:p>
        </text:list-item>
        <text:list-item>
          <text:p text:style-name="P121"><text:span text:style-name="T289">project </text:span>PrintAllCombinations,</text:p>
          <text:p text:style-name="P330"><text:a xlink:type="simple" xlink:href="https://javahungry.blogspot.com/2014/02/algorithm-for-combinations-of-string-java-code-with-example.html" text:style-name="Internet_20_link" text:visited-style-name="Visited_20_Internet_20_Link"><text:span text:style-name="T268">https://javahungry.blogspot.com/2014/02/algorithm-for-combinations-of-string-java-code-with-example.html</text:span></text:a></text:p>
        </text:list-item>
        <text:list-item>
          <text:p text:style-name="P338"><text:soft-page-break/>smallest window in a string containing all characters of another string</text:p>
        </text:list-item>
        <text:list-item>
          <text:p text:style-name="P338">smallest window in a string containing all characters of another string</text:p>
          <text:p text:style-name="P332"><text:a xlink:type="simple" xlink:href="http://www.geeksforgeeks.org/find-the-smallest-window-in-a-string-containing-all-characters-of-another-string/" text:style-name="Internet_20_link" text:visited-style-name="Visited_20_Internet_20_Link"><text:span text:style-name="T269">http://www.geeksforgeeks.org/find-the-smallest-window-in-a-string-containing-all-characters-of-another-string/</text:span></text:a></text:p>
        </text:list-item>
        <text:list-item>
          <text:p text:style-name="P1"><text:span text:style-name="Strong_20_Emphasis"><text:span text:style-name="T130">Tail Recursion:</text:span></text:span></text:p>
          <text:p text:style-name="P136">Must see how to write a factorial program in tail recursion.</text:p>
          <text:p text:style-name="P293"><text:a xlink:type="simple" xlink:href="http://www.geeksforgeeks.org/tail-recursion/" text:style-name="Internet_20_link" text:visited-style-name="Visited_20_Internet_20_Link"><text:span text:style-name="T65">http://www.geeksforgeeks.org/tail-recursion/</text:span></text:a></text:p>
          <text:p text:style-name="P293"><text:a xlink:type="simple" xlink:href="http://www.geeksforgeeks.org/tail-call-elimination/" text:style-name="Internet_20_link" text:visited-style-name="Visited_20_Internet_20_Link"><text:span text:style-name="T65">http://www.geeksforgeeks.org/tail-call-elimination/</text:span></text:a></text:p>
        </text:list-item>
        <text:list-item>
          <text:p text:style-name="P1"><text:span text:style-name="Strong_20_Emphasis"><text:span text:style-name="T131">Length of linked list: iterative and recursive,</text:span></text:span></text:p>
          <text:p text:style-name="P294"><text:a xlink:type="simple" xlink:href="http://quiz.geeksforgeeks.org/find-length-of-a-linked-list-iterative-and-recursive/" text:style-name="Internet_20_link" text:visited-style-name="Visited_20_Internet_20_Link"><text:span text:style-name="Strong_20_Emphasis"><text:span text:style-name="T66">http://quiz.geeksforgeeks.org/find-length-of-a-linked-list-iterative-and-recursive/</text:span></text:span></text:a></text:p>
        </text:list-item>
        <text:list-item>
          <text:p text:style-name="P1"><text:span text:style-name="Strong_20_Emphasis"><text:span text:style-name="T132">Print linked list in reverse order,</text:span></text:span></text:p>
          <text:p text:style-name="P295"><text:a xlink:type="simple" xlink:href="http://www.geeksforgeeks.org/write-a-recursive-function-to-print-reverse-of-a-linked-list/" text:style-name="Internet_20_link" text:visited-style-name="Visited_20_Internet_20_Link"><text:span text:style-name="Strong_20_Emphasis"><text:span text:style-name="T66">http://www.geeksforgeeks.org/write-a-recursive-function-to-print-reverse-of-a-linked-list/</text:span></text:span></text:a></text:p>
        </text:list-item>
        <text:list-item>
          <text:p text:style-name="P1"><text:span text:style-name="Strong_20_Emphasis"><text:span text:style-name="T186">Fibonacci:</text:span></text:span></text:p>
        </text:list-item>
        <text:list-item>
          <text:p text:style-name="P1"><text:span text:style-name="Strong_20_Emphasis"><text:span text:style-name="T186">Fibonacci:</text:span></text:span></text:p>
        </text:list-item>
        <text:list-item>
          <text:p text:style-name="P1"><text:span text:style-name="Strong_20_Emphasis"><text:span text:style-name="T186">Fibonacci:</text:span></text:span></text:p>
          <text:p text:style-name="P1"><text:span text:style-name="Strong_20_Emphasis"><text:span text:style-name="T133">fib, fibRecursive, fibTailRecursive, fibDPMemoization, fibDPTabulation, fibUsingFormula, fibFormulaMemoization, fibMatrixMultiplication, fibOptimizedMatrixMultiplication</text:span></text:span></text:p>
          <text:p text:style-name="P1"><text:span text:style-name="Strong_20_Emphasis"><text:span text:style-name="T187">project Fibonacci</text:span></text:span></text:p>
        </text:list-item>
        <text:list-item>
          <text:p text:style-name="P1"><text:span text:style-name="Strong_20_Emphasis"><text:span text:style-name="T184">Binary Search with its time and space complexity </text:span></text:span><text:span text:style-name="Strong_20_Emphasis"><text:span text:style-name="T185">(both recursive and iterative)</text:span></text:span><text:span text:style-name="Strong_20_Emphasis"><text:span text:style-name="T184">:</text:span></text:span></text:p>
          <text:p text:style-name="P6"><text:span text:style-name="Strong_20_Emphasis"><text:span text:style-name="T185">project Searching</text:span></text:span></text:p>
          <text:p text:style-name="P341"><text:span text:style-name="T306">Time complexity: </text:span>The time complexity of Binary Search can be written as</text:p>
          <text:p text:style-name="P341"><text:s text:c="13"/>T(n) = T(n/2) + c </text:p>
          <text:p text:style-name="P341">The solution of the recurrence is (log n).</text:p>
          <text:p text:style-name="P341">Auxiliary Space: O(1) in case of iterative implementation. In case of recursive implementation, O(Logn) recursion call stack space.</text:p>
        </text:list-item>
        <text:list-item>
          <text:p text:style-name="P137"><text:span text:style-name="T287">Bucket Sort algorithm</text:span><text:span text:style-name="T26"> </text:span><text:span text:style-name="T27">(can be used for decimal values as well, </text:span><text:span text:style-name="T28">counting sort can’t be used for this</text:span><text:span text:style-name="T27">)</text:span><text:span text:style-name="T26">:</text:span></text:p>
          <text:p text:style-name="P284"><text:a xlink:type="simple" xlink:href="https://www.geeksforgeeks.org/bucket-sort-2/" text:style-name="Internet_20_link" text:visited-style-name="Visited_20_Internet_20_Link"><text:span text:style-name="T195">https://www.geeksforgeeks.org/bucket-sort-2/</text:span></text:a></text:p>
        </text:list-item>
        <text:list-item>
          <text:p text:style-name="P111">How to sort bucket sort and radix sort for negative numbers:</text:p>
          <text:p text:style-name="P284"><text:a xlink:type="simple" xlink:href="https://www.geeksforgeeks.org/bucket-sort-to-sort-an-array-with-negative-numbers/" text:style-name="Internet_20_link" text:visited-style-name="Visited_20_Internet_20_Link"><text:span text:style-name="T196">https://www.geeksforgeeks.org/bucket-sort-to-sort-an-array-with-negative-numbers/</text:span></text:a></text:p>
        </text:list-item>
        <text:list-item>
          <text:p text:style-name="P1"><text:span text:style-name="Strong_20_Emphasis"><text:span text:style-name="T183">Sorting directory material</text:span></text:span></text:p>
        </text:list-item>
        <text:list-item>
          <text:p text:style-name="P1"><text:span text:style-name="Strong_20_Emphasis"><text:span text:style-name="T183">Sorting directory material</text:span></text:span></text:p>
        </text:list-item>
        <text:list-item>
          <text:p text:style-name="P1"><text:span text:style-name="Strong_20_Emphasis"><text:span text:style-name="T183">Sorting directory material</text:span></text:span></text:p>
        </text:list-item>
        <text:list-item>
          <text:p text:style-name="P1"><text:span text:style-name="Strong_20_Emphasis"><text:span text:style-name="T134">Sorting,</text:span></text:span></text:p>
        </text:list-item>
        <text:list-item>
          <text:p text:style-name="P1"><text:span text:style-name="Strong_20_Emphasis"><text:span text:style-name="T134">Sorting,</text:span></text:span></text:p>
        </text:list-item>
        <text:list-item>
          <text:p text:style-name="P1"><text:span text:style-name="Strong_20_Emphasis"><text:span text:style-name="T134">Sorting,</text:span></text:span></text:p>
        </text:list-item>
        <text:list-item>
          <text:p text:style-name="P1"><text:span text:style-name="Strong_20_Emphasis"><text:span text:style-name="T134">Sorting,</text:span></text:span></text:p>
        </text:list-item>
        <text:list-item>
          <text:p text:style-name="P1"><text:span text:style-name="Strong_20_Emphasis"><text:span text:style-name="T134">Sorting,</text:span></text:span></text:p>
        </text:list-item>
        <text:list-item>
          <text:p text:style-name="P1"><text:span text:style-name="Strong_20_Emphasis"><text:span text:style-name="T134">Sorting,</text:span></text:span></text:p>
          <text:p text:style-name="P1"><text:span text:style-name="Strong_20_Emphasis"><text:span text:style-name="T135">project Sorting</text:span></text:span></text:p>
        </text:list-item>
        <text:list-item>
          <text:p text:style-name="P1"><text:span text:style-name="Strong_20_Emphasis"><text:span text:style-name="T136">Circular Array,</text:span></text:span></text:p>
          <text:p text:style-name="P1"><text:span text:style-name="Strong_20_Emphasis"><text:span text:style-name="T137">project CircularArray</text:span></text:span></text:p>
        </text:list-item>
        <text:list-item>
          <text:p text:style-name="P1"><text:span text:style-name="Strong_20_Emphasis"><text:span text:style-name="T136">LRUCache,</text:span></text:span></text:p>
          <text:p text:style-name="P1"><text:soft-page-break/><text:span text:style-name="Strong_20_Emphasis"><text:span text:style-name="T137">project LLD_LRUCache</text:span></text:span></text:p>
        </text:list-item>
        <text:list-item>
          <text:p text:style-name="P150">project MatrixSpiral,</text:p>
        </text:list-item>
        <text:list-item>
          <text:p text:style-name="P151">project MatrixSpiral,</text:p>
        </text:list-item>
        <text:list-item>
          <text:p text:style-name="P151">project MatrixSpiral,</text:p>
        </text:list-item>
        <text:list-item>
          <text:p text:style-name="P153">project MatrixRotate,</text:p>
        </text:list-item>
        <text:list-item>
          <text:p text:style-name="P153">project MatrixRotate,</text:p>
        </text:list-item>
        <text:list-item>
          <text:p text:style-name="P165"><text:span text:style-name="T25">D</text:span><text:span text:style-name="T24">LL,</text:span></text:p>
        </text:list-item>
        <text:list-item>
          <text:p text:style-name="P165"><text:span text:style-name="T25">D</text:span><text:span text:style-name="T24">LL,</text:span></text:p>
        </text:list-item>
        <text:list-item>
          <text:p text:style-name="P165"><text:span text:style-name="T25">D</text:span><text:span text:style-name="T24">LL,</text:span></text:p>
        </text:list-item>
        <text:list-item>
          <text:p text:style-name="P155">BST,</text:p>
        </text:list-item>
        <text:list-item>
          <text:p text:style-name="P155">BST,</text:p>
        </text:list-item>
        <text:list-item>
          <text:p text:style-name="P155">BST,</text:p>
        </text:list-item>
        <text:list-item>
          <text:p text:style-name="P156">AVL,</text:p>
        </text:list-item>
        <text:list-item>
          <text:p text:style-name="P156">AVL,</text:p>
        </text:list-item>
        <text:list-item>
          <text:p text:style-name="P156">AVL,</text:p>
        </text:list-item>
        <text:list-item>
          <text:p text:style-name="P157">project MinHeap,</text:p>
        </text:list-item>
        <text:list-item>
          <text:p text:style-name="P157">project MinHeap,</text:p>
        </text:list-item>
        <text:list-item>
          <text:p text:style-name="P112">Number of substrings of a string</text:p>
          <text:p text:style-name="P343"><text:a xlink:type="simple" xlink:href="https://www.geeksforgeeks.org/number-substrings-string/" text:style-name="Internet_20_link" text:visited-style-name="Visited_20_Internet_20_Link"><text:span text:style-name="T260">https://www.geeksforgeeks.org/number-substrings-string/</text:span></text:a></text:p>
        </text:list-item>
        <text:list-item>
          <text:p text:style-name="P120">print all substrings of a given string:</text:p>
          <text:p text:style-name="P138">length = 1 to n</text:p>
          <text:p text:style-name="P138">i = 0 to <text:span text:style-name="T270">(n - length)</text:span></text:p>
          <text:p text:style-name="P139">j = i + length – 1</text:p>
          <text:p text:style-name="P139">k = i to j</text:p>
          <text:p text:style-name="P343"><text:a xlink:type="simple" xlink:href="https://www.geeksforgeeks.org/program-print-substrings-given-string/" text:style-name="Internet_20_link" text:visited-style-name="Visited_20_Internet_20_Link"><text:span text:style-name="T261">https://www.geeksforgeeks.org/program-print-substrings-given-string/</text:span></text:a></text:p>
        </text:list-item>
        <text:list-item>
          <text:p text:style-name="P120">k closest elements to a given value</text:p>
          <text:p text:style-name="P343"><text:a xlink:type="simple" xlink:href="http://www.geeksforgeeks.org/find-k-closest-elements-given-value/" text:style-name="Internet_20_link" text:visited-style-name="Visited_20_Internet_20_Link"><text:span text:style-name="T262">http://www.geeksforgeeks.org/find-k-closest-elements-given-value/</text:span></text:a></text:p>
        </text:list-item>
        <text:list-item>
          <text:p text:style-name="P120">Sort an array in wave form</text:p>
          <text:p text:style-name="P344"><text:a xlink:type="simple" xlink:href="https://www.geeksforgeeks.org/sort-array-wave-form-2/" text:style-name="Internet_20_link" text:visited-style-name="Visited_20_Internet_20_Link"><text:span text:style-name="T65">https://www.geeksforgeeks.org/sort-array-wave-form-2/</text:span></text:a></text:p>
        </text:list-item>
        <text:list-item>
          <text:p text:style-name="P113">K’th Smallest/Largest Element in Unsorted Array</text:p>
          <text:p text:style-name="P345"><text:a xlink:type="simple" xlink:href="http://www.geeksforgeeks.org/kth-smallestlargest-element-unsorted-array/" text:style-name="Internet_20_link" text:visited-style-name="Visited_20_Internet_20_Link"><text:span text:style-name="T65">http://www.geeksforgeeks.org/kth-smallestlargest-element-unsorted-array/</text:span></text:a></text:p>
        </text:list-item>
        <text:list-item>
          <text:p text:style-name="P114">find the pair in sorted array whose sum is closest to x</text:p>
          <text:p text:style-name="P346"><text:a xlink:type="simple" xlink:href="http://quiz.geeksforgeeks.org/given-sorted-array-number-x-find-pair-array-whose-sum-closest-x/" text:style-name="Internet_20_link" text:visited-style-name="Visited_20_Internet_20_Link"><text:span text:style-name="T263">http://quiz.geeksforgeeks.org/given-sorted-array-number-x-find-pair-array-whose-sum-closest-x/</text:span></text:a></text:p>
        </text:list-item>
        <text:list-item>
          <text:p text:style-name="P342">all subsets of a given set in Java</text:p>
          <text:p text:style-name="P347"><text:a xlink:type="simple" xlink:href="http://www.geeksforgeeks.org/finding-all-subsets-of-a-given-set-in-java/" text:style-name="Internet_20_link" text:visited-style-name="Visited_20_Internet_20_Link"><text:span text:style-name="T264">http://www.geeksforgeeks.org/finding-all-subsets-of-a-given-set-in-java/</text:span></text:a></text:p>
        </text:list-item>
        <text:list-item>
          <text:p text:style-name="P339">Project RotateArray</text:p>
          <text:p text:style-name="P333"><text:a xlink:type="simple" xlink:href="https://www.geeksforgeeks.org/array-rotation/" text:style-name="Internet_20_link" text:visited-style-name="Visited_20_Internet_20_Link"><text:span text:style-name="T65">https://www.geeksforgeeks.org/array-rotation/</text:span></text:a></text:p>
        </text:list-item>
        <text:list-item>
          <text:p text:style-name="P338">subarray with given sum</text:p>
          <text:p text:style-name="P334"><text:a xlink:type="simple" xlink:href="http://www.geeksforgeeks.org/find-subarray-with-given-sum/" text:style-name="Internet_20_link" text:visited-style-name="Visited_20_Internet_20_Link"><text:span text:style-name="T265">http://www.geeksforgeeks.org/find-subarray-with-given-sum/</text:span></text:a></text:p>
        </text:list-item>
        <text:list-item>
          <text:p text:style-name="P340">Given an array arr[], find the maximum j – i such that arr[j] &gt; arr[i]:</text:p>
          <text:p text:style-name="P334"><text:a xlink:type="simple" xlink:href="http://www.geeksforgeeks.org/given-an-array-arr-find-the-maximum-j-i-such-that-arrj-arri/" text:style-name="Internet_20_link" text:visited-style-name="Visited_20_Internet_20_Link"><text:span text:style-name="T65">http://www.geeksforgeeks.org/given-an-array-arr-find-the-maximum-j-i-such-that-arrj-arri/</text:span></text:a><text:span text:style-name="T266"> </text:span><text:span text:style-name="T258">(</text:span><text:span text:style-name="T259">not second method</text:span><text:span text:style-name="T258">)</text:span></text:p>
        </text:list-item>
        <text:list-item>
          <text:p text:style-name="P338">smallest window in a string containing all characters of another string</text:p>
        </text:list-item>
        <text:list-item>
          <text:p text:style-name="P338">smallest window in a string containing all characters of another string</text:p>
          <text:p text:style-name="P332"><text:a xlink:type="simple" xlink:href="http://www.geeksforgeeks.org/find-the-smallest-window-in-a-string-containing-all-characters-of-another-string/" text:style-name="Internet_20_link" text:visited-style-name="Visited_20_Internet_20_Link"><text:span text:style-name="T269">http://www.geeksforgeeks.org/find-the-smallest-window-in-a-string-containing-all-characters-of-another-string/</text:span></text:a></text:p>
        </text:list-item>
        <text:list-item>
          <text:p text:style-name="P121"><text:soft-page-break/><text:span text:style-name="T288">project </text:span>PrintAllPermutations:</text:p>
          <text:p text:style-name="P140">print permutations and print permutations with repitition,</text:p>
        </text:list-item>
        <text:list-item>
          <text:p text:style-name="P121"><text:span text:style-name="T294">Lexicographical permutations of a string</text:span>,</text:p>
          <text:p text:style-name="P329"><text:a xlink:type="simple" xlink:href="https://www.geeksforgeeks.org/lexicographic-permutations-of-string/" text:style-name="Internet_20_link" text:visited-style-name="Visited_20_Internet_20_Link"><text:span text:style-name="T65">https://www.geeksforgeeks.org/lexicographic-permutations-of-string/</text:span></text:a></text:p>
        </text:list-item>
        <text:list-item>
          <text:p text:style-name="P120">Lexicographic rank of a string with duplicate characters</text:p>
          <text:p text:style-name="P329"><text:a xlink:type="simple" xlink:href="https://www.geeksforgeeks.org/lexicographic-rank-string-duplicate-characters/" text:style-name="Internet_20_link" text:visited-style-name="Visited_20_Internet_20_Link"><text:span text:style-name="T267">https://www.geeksforgeeks.org/lexicographic-rank-string-duplicate-characters/</text:span></text:a></text:p>
        </text:list-item>
        <text:list-item>
          <text:p text:style-name="P121"><text:span text:style-name="T289">project </text:span>PrintAllCombinations,</text:p>
          <text:p text:style-name="P330"><text:a xlink:type="simple" xlink:href="https://javahungry.blogspot.com/2014/02/algorithm-for-combinations-of-string-java-code-with-example.html" text:style-name="Internet_20_link" text:visited-style-name="Visited_20_Internet_20_Link"><text:span text:style-name="T268">https://javahungry.blogspot.com/2014/02/algorithm-for-combinations-of-string-java-code-with-example.html</text:span></text:a></text:p>
        </text:list-item>
        <text:list-item>
          <text:p text:style-name="P120">Excel column name from a given column number</text:p>
          <text:p text:style-name="P331"><text:a xlink:type="simple" xlink:href="https://www.geeksforgeeks.org/find-excel-column-name-given-number/" text:style-name="Internet_20_link" text:visited-style-name="Visited_20_Internet_20_Link"><text:span text:style-name="T65">https://www.geeksforgeeks.org/find-excel-column-name-given-number/</text:span></text:a></text:p>
        </text:list-item>
        <text:list-item>
          <text:p text:style-name="P122"><text:span text:style-name="T48">Number of </text:span><text:span text:style-name="T49">all possible words from phone digits </text:span><text:span text:style-name="T50">(have 0 and 1 check at the top in the for loop)</text:span><text:span text:style-name="T49">:</text:span></text:p>
          <text:p text:style-name="P123"><text:span text:style-name="T49">p</text:span><text:span text:style-name="T47">roject PhoneDigitStringsDemo</text:span></text:p>
          <text:p text:style-name="P348"><text:a xlink:type="simple" xlink:href="http://www.geeksforgeeks.org/find-possible-words-phone-digits/" text:style-name="Internet_20_link" text:visited-style-name="Visited_20_Internet_20_Link"><text:span text:style-name="T236">http://www.geeksforgeeks.org/find-possible-words-phone-digits/</text:span></text:a></text:p>
        </text:list-item>
        <text:list-item>
          <text:p text:style-name="P120">Rearrange a string so that all same characters become d distance away:</text:p>
          <text:p text:style-name="P124"><text:span text:style-name="T297">class </text:span>DdistanceStringRearrange <text:span text:style-name="T297">of P</text:span>roject DDistanceStringRearrange</text:p>
          <text:p text:style-name="P331"><text:a xlink:type="simple" xlink:href="http://www.geeksforgeeks.org/rearrange-a-string-so-that-all-same-characters-become-at-least-d-distance-away/" text:style-name="Internet_20_link" text:visited-style-name="Visited_20_Internet_20_Link"><text:span text:style-name="T199">http://www.geeksforgeeks.org/rearrange-a-string-so-that-all-same-characters-become-at-least-d-distance-away/</text:span></text:a></text:p>
        </text:list-item>
        <text:list-item>
          <text:p text:style-name="P37">Check if a string is substring of another:</text:p>
          <text:p text:style-name="P166"><text:a xlink:type="simple" xlink:href="https://www.geeksforgeeks.org/check-string-substring-another/" text:style-name="Internet_20_link" text:visited-style-name="Visited_20_Internet_20_Link"><text:span text:style-name="T65">https://www.geeksforgeeks.org/check-string-substring-another/</text:span></text:a></text:p>
          <text:p text:style-name="P39">For some other time:</text:p>
          <text:p text:style-name="P169"><text:a xlink:type="simple" xlink:href="https://www.geeksforgeeks.org/kmp-algorithm-for-pattern-searching/" text:style-name="Internet_20_link" text:visited-style-name="Visited_20_Internet_20_Link"><text:span text:style-name="T65">https://www.geeksforgeeks.org/kmp-algorithm-for-pattern-searching/</text:span></text:a></text:p>
        </text:list-item>
        <text:list-item>
          <text:p text:style-name="P39">Write your own atoi():</text:p>
          <text:p text:style-name="P172"><text:a xlink:type="simple" xlink:href="https://www.programcreek.com/2012/12/leetcode-string-to-integer-atoi/" text:style-name="Internet_20_link" text:visited-style-name="Visited_20_Internet_20_Link"><text:span text:style-name="T65">https://www.programcreek.com/2012/12/leetcode-string-to-integer-atoi/</text:span></text:a></text:p>
        </text:list-item>
        <text:list-item>
          <text:p text:style-name="P41">Count triplets with sum smaller than a given value:</text:p>
          <text:p text:style-name="P175"><text:a xlink:type="simple" xlink:href="https://www.geeksforgeeks.org/count-triplets-with-sum-smaller-that-a-given-value/" text:style-name="Internet_20_link" text:visited-style-name="Visited_20_Internet_20_Link"><text:span text:style-name="T65">https://www.geeksforgeeks.org/count-triplets-with-sum-smaller-that-a-given-value/</text:span></text:a></text:p>
        </text:list-item>
        <text:list-item>
          <text:p text:style-name="P43">Minimum number of operations required to convert number x to y:</text:p>
          <text:p text:style-name="P43">project MinimumOperationsRequired</text:p>
          <text:p text:style-name="P93">https://www.geeksforgeeks.org/minimum-number-operation-required-convert-number-x-y/</text:p>
        </text:list-item>
        <text:list-item>
          <text:p text:style-name="P43">Minimum number of coins that make a change:</text:p>
          <text:p text:style-name="P93">https://www.geeksforgeeks.org/find-minimum-number-of-coins-that-make-a-change/</text:p>
          <text:p text:style-name="P43">Greedy approach won't give optimal solution:</text:p>
          <text:p text:style-name="P93">http://quiz.geeksforgeeks.org/greedy-algorithm-to-find-minimum-number-of-coins/</text:p>
        </text:list-item>
        <text:list-item>
          <text:p text:style-name="P43">Longest common substring:</text:p>
          <text:p text:style-name="P93">https://www.geeksforgeeks.org/longest-common-substring-dp-29/</text:p>
        </text:list-item>
        <text:list-item>
          <text:p text:style-name="P43">Find the longest path in a matrix with given constraints:</text:p>
          <text:p text:style-name="P93">https://www.geeksforgeeks.org/find-the-longest-path-in-a-matrix-with-given-constraints/</text:p>
        </text:list-item>
        <text:list-item>
          <text:p text:style-name="P43">Shortest common supersequence:</text:p>
          <text:p text:style-name="P93">https://www.geeksforgeeks.org/shortest-common-supersequence/</text:p>
        </text:list-item>
        <text:list-item>
          <text:p text:style-name="P43">Optimal strategy for a game:</text:p>
          <text:p text:style-name="P93">https://www.geeksforgeeks.org/optimal-strategy-for-a-game-dp-31/</text:p>
        </text:list-item>
        <text:list-item>
          <text:p text:style-name="P43"><text:soft-page-break/>Serialize and deserialize binary tree (How to store a general Binary Tree?):</text:p>
          <text:p text:style-name="P93">https://www.geeksforgeeks.org/serialize-deserialize-binary-tree/</text:p>
          <text:p text:style-name="P93">https://howtodoinjava.com/java/collections/arraylist/serialize-deserialize-arraylist/</text:p>
        </text:list-item>
        <text:list-item>
          <text:p text:style-name="P43">Convert a given Binary Tree to Doubly Linked List:</text:p>
          <text:p text:style-name="P93">https://www.geeksforgeeks.org/convert-given-binary-tree-doubly-linked-list-set-3/</text:p>
        </text:list-item>
        <text:list-item>
          <text:p text:style-name="P43">Find the length of largest subarray with 0 sum:</text:p>
          <text:p text:style-name="P93">https://www.geeksforgeeks.org/find-the-largest-subarray-with-0-sum/</text:p>
        </text:list-item>
        <text:list-item>
          <text:p text:style-name="P196"><text:span text:style-name="T354">M</text:span>aximum sum such that no two elements are adjacent:</text:p>
          <text:p text:style-name="P178">See project MaximumSumNonAdjacent</text:p>
          <text:p text:style-name="P179"><text:a xlink:type="simple" xlink:href="https://www.geeksforgeeks.org/maximum-sum-such-that-no-two-elements-are-adjacent/" text:style-name="Internet_20_link" text:visited-style-name="Visited_20_Internet_20_Link">https://www.geeksforgeeks.org/maximum-sum-such-that-no-two-elements-are-adjacent/</text:a></text:p>
        </text:list-item>
        <text:list-item>
          <text:p text:style-name="P198">Find the smallest missing number <text:span text:style-name="T340">(find that in log n time)</text:span>:</text:p>
          <text:p text:style-name="P284"><text:a xlink:type="simple" xlink:href="http://www.geeksforgeeks.org/find-the-first-missing-number/" text:style-name="Internet_20_link" text:visited-style-name="Visited_20_Internet_20_Link"><text:span text:style-name="T7">http://www.geeksforgeeks.org/find-the-first-missing-number/</text:span></text:a></text:p>
        </text:list-item>
        <text:list-item>
          <text:p text:style-name="P265"><text:span text:style-name="T271">Palindrome: </text:span><text:span text:style-name="T43">See project Palindrome(all approaches),</text:span></text:p>
        </text:list-item>
        <text:list-item>
          <text:p text:style-name="P159"><text:span text:style-name="T271">Reverse the String: </text:span>See project StringReverse</text:p>
        </text:list-item>
        <text:list-item>
          <text:p text:style-name="P160"><text:span text:style-name="T277">Count n</text:span><text:span text:style-name="T271">umber of words in a String: </text:span><text:span text:style-name="T308">See project NumberOfWords</text:span></text:p>
        </text:list-item>
        <text:list-item>
          <text:p text:style-name="P161"><text:span text:style-name="T271">Index of last occurrence of a character in a String: </text:span>See project LastOccurence</text:p>
        </text:list-item>
        <text:list-item>
          <text:p text:style-name="P162"><text:span text:style-name="T276">Recursive </text:span><text:span text:style-name="T271">Tower of Hanoi: </text:span><text:span text:style-name="T307">See project TowerOfHanoiRecursive</text:span></text:p>
        </text:list-item>
        <text:list-item>
          <text:p text:style-name="P266">Iterative Tower of Hanoi: <text:span text:style-name="T31">See project TowerOfHanoiIterative</text:span></text:p>
        </text:list-item>
        <text:list-item>
          <text:p text:style-name="P199">Implement Queue using Stacks <text:span text:style-name="T338">(code of third method as well)</text:span>:</text:p>
          <text:p text:style-name="P285"><text:a xlink:type="simple" xlink:href="http://www.geeksforgeeks.org/queue-using-stacks/" text:style-name="Internet_20_link" text:visited-style-name="Visited_20_Internet_20_Link"><text:span text:style-name="T5">http://www.geeksforgeeks.org/queue-using-stacks/</text:span></text:a></text:p>
        </text:list-item>
        <text:list-item>
          <text:p text:style-name="P201">Length of the longest valid substring:</text:p>
          <text:p text:style-name="P285"><text:a xlink:type="simple" xlink:href="http://www.geeksforgeeks.org/length-of-the-longest-valid-substring/" text:style-name="Internet_20_link" text:visited-style-name="Visited_20_Internet_20_Link"><text:span text:style-name="T6">http://www.geeksforgeeks.org/length-of-the-longest-valid-substring/</text:span></text:a></text:p>
        </text:list-item>
        <text:list-item>
          <text:p text:style-name="P204">project DuplicateParenthesis</text:p>
        </text:list-item>
        <text:list-item>
          <text:p text:style-name="P205">Project BSTPreOrder</text:p>
        </text:list-item>
        <text:list-item>
          <text:p text:style-name="P206">Design a stack that supports getMin() in O(1) time and O(1) extra space</text:p>
          <text:p text:style-name="P207">First lets see simple O(1) time and O(n) extra space method:</text:p>
          <text:p text:style-name="P296"><text:a xlink:type="simple" xlink:href="https://www.geeksforgeeks.org/design-and-implement-special-stack-data-structure/" text:style-name="Internet_20_link" text:visited-style-name="Visited_20_Internet_20_Link"><text:span text:style-name="T8">https://www.geeksforgeeks.org/design-and-implement-special-stack-data-structure/</text:span></text:a></text:p>
          <text:p text:style-name="P207">Now<text:span text:style-name="T342"> lets see simple O(1) time and O(</text:span>1<text:span text:style-name="T342">) extra space method:</text:span></text:p>
          <text:p text:style-name="P349"><text:span text:style-name="T290">(see the example given on the page. peek() method can also be implemented in the class using pop(), copy in a variable, push() and return the variable.)</text:span>:</text:p>
          <text:p text:style-name="P208">getMin():</text:p>
          <text:p text:style-name="P276">push():</text:p>
          <text:p text:style-name="P277"><text:s text:c="4"/>actual_Insert = 2 * insert – minElement;</text:p>
          <text:p text:style-name="P278"><text:s text:c="4"/>minElement = insert;</text:p>
          <text:p text:style-name="P276">pop():</text:p>
          <text:p text:style-name="P279"><text:s text:c="4"/>returned = minElement;</text:p>
          <text:p text:style-name="P280"><text:s text:c="4"/>newMinElement = 2 * minElement – actual_removed;</text:p>
          <text:p text:style-name="P208"/>
          <text:p text:style-name="P208">getM<text:span text:style-name="T291">ax</text:span>():</text:p>
          <text:p text:style-name="P276">push():</text:p>
          <text:p text:style-name="P277"><text:s text:c="4"/>actual_Insert = 2 * insert – m<text:span text:style-name="T292">ax</text:span>Element;</text:p>
          <text:p text:style-name="P278"><text:s text:c="4"/>m<text:span text:style-name="T292">ax</text:span>Element = insert;</text:p>
          <text:p text:style-name="P276"><text:soft-page-break/>pop():</text:p>
          <text:p text:style-name="P279"><text:s text:c="4"/>returned = m<text:span text:style-name="T293">ax</text:span>Element;</text:p>
          <text:p text:style-name="P281"><text:span text:style-name="T295"><text:s text:c="4"/>newM</text:span><text:span text:style-name="T296">ax</text:span><text:span text:style-name="T295">Element = 2 * m</text:span><text:span text:style-name="T296">ax</text:span><text:span text:style-name="T295">Element – actual_removed;</text:span></text:p>
          <text:p text:style-name="P284"><text:a xlink:type="simple" xlink:href="http://www.geeksforgeeks.org/design-a-stack-that-supports-getmin-in-o1-time-and-o1-extra-space/" text:style-name="Internet_20_link" text:visited-style-name="Visited_20_Internet_20_Link"><text:span text:style-name="T8"/></text:a></text:p>
          <text:p text:style-name="P284"><text:a xlink:type="simple" xlink:href="http://www.geeksforgeeks.org/design-a-stack-that-supports-getmin-in-o1-time-and-o1-extra-space/" text:style-name="Internet_20_link" text:visited-style-name="Visited_20_Internet_20_Link"><text:span text:style-name="T8">http://www.geeksforgeeks.org/design-a-stack-that-supports-getmin-in-o1-time-and-o1-extra-space/</text:span></text:a></text:p>
          <text:p text:style-name="P297"><text:a xlink:type="simple" xlink:href="https://www.geeksforgeeks.org/find-maximum-in-a-stack-in-o1-time-and-o1-extra-space/" text:style-name="Internet_20_link" text:visited-style-name="Visited_20_Internet_20_Link"><text:span text:style-name="T8">https://www.geeksforgeeks.org/find-maximum-in-a-stack-in-o1-time-and-o1-extra-space/</text:span></text:a></text:p>
          <text:p text:style-name="P182"/>
        </text:list-item>
        <text:list-item>
          <text:p text:style-name="P218">project KstackProblem</text:p>
          <text:p text:style-name="P335"><text:a xlink:type="simple" xlink:href="http://www.geeksforgeeks.org/efficiently-implement-k-stacks-single-array/" text:style-name="Internet_20_link" text:visited-style-name="Visited_20_Internet_20_Link"><text:span text:style-name="T346">http://www.geeksforgeeks.org/efficiently-implement-k-stacks-single-array/</text:span></text:a></text:p>
        </text:list-item>
        <text:list-item>
          <text:p text:style-name="P267"><text:span text:style-name="T56">p</text:span><text:span text:style-name="T55">roject RectArea</text:span></text:p>
          <text:p text:style-name="P331"><text:a xlink:type="simple" xlink:href="http://www.geeksforgeeks.org/largest-rectangle-under-histogram/" text:style-name="Internet_20_link" text:visited-style-name="Visited_20_Internet_20_Link"><text:span text:style-name="T53">http://www.geeksforgeeks.org/largest-rectangle-under-histogram/</text:span></text:a></text:p>
        </text:list-item>
        <text:list-item>
          <text:p text:style-name="P44"><text:span text:style-name="T352">Sort an array of 0s, 1s and 2s</text:span>:</text:p>
          <text:p text:style-name="P286"><text:a xlink:type="simple" xlink:href="https://www.geeksforgeeks.org/sort-an-array-of-0s-1s-and-2s/" text:style-name="Internet_20_link" text:visited-style-name="Visited_20_Internet_20_Link"><text:span text:style-name="T228">https://www.geeksforgeeks.org/sort-an-array-of-0s-1s-and-2s/</text:span></text:a></text:p>
        </text:list-item>
        <text:list-item>
          <text:p text:style-name="P91">ExtendsThread</text:p>
        </text:list-item>
        <text:list-item>
          <text:p text:style-name="P91">ImplementsRunnable</text:p>
        </text:list-item>
        <text:list-item>
          <text:p text:style-name="P91">ThreadInterrupt_1,</text:p>
        </text:list-item>
        <text:list-item>
          <text:p text:style-name="P91">ThreadInterrupt_2,</text:p>
        </text:list-item>
        <text:list-item>
          <text:p text:style-name="P91">ThreadInterrupt_3,</text:p>
        </text:list-item>
        <text:list-item>
          <text:p text:style-name="P91">ThreadInterrupt_4,</text:p>
        </text:list-item>
        <text:list-item>
          <text:p text:style-name="P91">ShutdownHook</text:p>
        </text:list-item>
        <text:list-item>
          <text:p text:style-name="P91">SuspendResume</text:p>
        </text:list-item>
        <text:list-item>
          <text:p text:style-name="P91">Deadlock_1,</text:p>
        </text:list-item>
        <text:list-item>
          <text:p text:style-name="P91">Deadlock_2,</text:p>
        </text:list-item>
        <text:list-item>
          <text:p text:style-name="P91">Deadlock_3,</text:p>
        </text:list-item>
        <text:list-item>
          <text:p text:style-name="P91">ConcurrentHashMapDemo</text:p>
        </text:list-item>
        <text:list-item>
          <text:p text:style-name="P91">ThreadLocal</text:p>
        </text:list-item>
        <text:list-item>
          <text:p text:style-name="P91">TimerTask</text:p>
        </text:list-item>
        <text:list-item>
          <text:p text:style-name="P91">ForkJoin</text:p>
        </text:list-item>
        <text:list-item>
          <text:p text:style-name="P91">RecursiveAction</text:p>
        </text:list-item>
        <text:list-item>
          <text:p text:style-name="P91">RecursiveTask</text:p>
        </text:list-item>
        <text:list-item>
          <text:p text:style-name="P91">JavaAtomic</text:p>
        </text:list-item>
        <text:list-item>
          <text:p text:style-name="P91">Notification</text:p>
        </text:list-item>
        <text:list-item>
          <text:p text:style-name="P91">CountDownLatch</text:p>
        </text:list-item>
        <text:list-item>
          <text:p text:style-name="P91">CyclicBarrier_1,</text:p>
        </text:list-item>
        <text:list-item>
          <text:p text:style-name="P91">CyclicBarrier_2,</text:p>
        </text:list-item>
        <text:list-item>
          <text:p text:style-name="P91">Phaser</text:p>
        </text:list-item>
        <text:list-item>
          <text:p text:style-name="P91">ReentrantLock</text:p>
        </text:list-item>
        <text:list-item>
          <text:p text:style-name="P91">ProducerConsumerSimple</text:p>
        </text:list-item>
        <text:list-item>
          <text:p text:style-name="P91">ProducerConsumerSemaphore</text:p>
        </text:list-item>
        <text:list-item>
          <text:p text:style-name="P91">ProducerConsumerBlockingQueue</text:p>
        </text:list-item>
        <text:list-item>
          <text:p text:style-name="P91">ThreadPool_1</text:p>
        </text:list-item>
        <text:list-item>
          <text:p text:style-name="P91">ThreadPool_2</text:p>
        </text:list-item>
        <text:list-item>
          <text:p text:style-name="P91">ThreadPool,</text:p>
        </text:list-item>
        <text:list-item>
          <text:p text:style-name="P91">ThreadPool,</text:p>
        </text:list-item>
        <text:list-item>
          <text:p text:style-name="P91">DPObjectPool,</text:p>
        </text:list-item>
        <text:list-item>
          <text:p text:style-name="P91">DPObjectPool,</text:p>
        </text:list-item>
        <text:list-item>
          <text:p text:style-name="P91">AsynchLogger,</text:p>
        </text:list-item>
        <text:list-item>
          <text:p text:style-name="P91">AsynchLogger,</text:p>
        </text:list-item>
        <text:list-item>
          <text:p text:style-name="P23"><text:soft-page-break/>Egg Dropping Puzzle:</text:p>
          <text:p text:style-name="P19"><text:span text:style-name="T32">time-complexity=&gt; </text:span>O(nk^2),<text:span text:style-name="T30"> </text:span><text:span text:style-name="T32">space complexity=&gt;</text:span><text:span text:style-name="T319"> </text:span>O(nk)</text:p>
          <text:p text:style-name="P86">http://www.geeksforgeeks.org/dynamic-programming-set-11-egg-dropping-puzzle/</text:p>
        </text:list-item>
        <text:list-item>
          <text:p text:style-name="P19">Cutting a rod:</text:p>
          <text:p text:style-name="P86">http://www.geeksforgeeks.org/dynamic-programming-set-13-cutting-a-rod/</text:p>
        </text:list-item>
        <text:list-item>
          <text:p text:style-name="P24">Word wrap problem:</text:p>
          <text:p text:style-name="P24">See project TextJustification</text:p>
          <text:p text:style-name="P86">https://www.youtube.com/watch?v=RORuwHiblPc</text:p>
          <text:p text:style-name="P86">https://github.com/mission-peace/interview/blob/master/src/com/interview/dynamic/TextJustification.java</text:p>
        </text:list-item>
        <text:list-item>
          <text:p text:style-name="P117">Minimum number of jumps to reach the end <text:span text:style-name="T348">(don’t read recursive)</text:span>:</text:p>
          <text:p text:style-name="P119">project MinimumJumps</text:p>
          <text:p text:style-name="P26">Time complexity of dynamic programming solution : O(n2) in worst case</text:p>
          <text:p text:style-name="P88">http://www.geeksforgeeks.org/minimum-number-of-jumps-to-reach-end-of-a-given-array/</text:p>
        </text:list-item>
        <text:list-item>
          <text:p text:style-name="P20">Largest Sum Contiguous subarray:</text:p>
          <text:p text:style-name="P27">project LargestSumContiguousSubarray</text:p>
          <text:p text:style-name="P86">http://www.geeksforgeeks.org/largest-sum-contiguous-subarray/</text:p>
        </text:list-item>
        <text:list-item>
          <text:p text:style-name="P19">Disjoint-set data structure:</text:p>
        </text:list-item>
        <text:list-item>
          <text:p text:style-name="P19">Binomial Tree:</text:p>
          <text:p text:style-name="P298"><text:a xlink:type="simple" xlink:href="https://www.youtube.com/watch?v=zlF6e_qGqKA" text:style-name="Internet_20_link" text:visited-style-name="Visited_20_Internet_20_Link"><text:span text:style-name="T190">https://www.youtube.com/watch?v=zlF6e_qGqKA</text:span></text:a></text:p>
        </text:list-item>
        <text:list-item>
          <text:p text:style-name="P19">Binary Heap:</text:p>
          <text:p text:style-name="P299"><text:a xlink:type="simple" xlink:href="https://en.wikipedia.org/wiki/Heapsort#/media/File:Heapsort-example.gif" text:style-name="Internet_20_link" text:visited-style-name="Visited_20_Internet_20_Link"><text:span text:style-name="T193">https://en.wikipedia.org/wiki/Heapsort#/media/File:Heapsort-example.gif</text:span></text:a></text:p>
          <text:p text:style-name="P299"><text:a xlink:type="simple" xlink:href="https://www.geeksforgeeks.org/binary-heap/" text:style-name="Internet_20_link" text:visited-style-name="Visited_20_Internet_20_Link"><text:span text:style-name="T190">https://www.geeksforgeeks.org/binary-heap/</text:span></text:a></text:p>
        </text:list-item>
        <text:list-item>
          <text:p text:style-name="P19">Binomial Heap:</text:p>
          <text:p text:style-name="P305"><text:a xlink:type="simple" xlink:href="https://www.geeksforgeeks.org/binomial-heap-2/" text:style-name="Internet_20_link" text:visited-style-name="Visited_20_Internet_20_Link"><text:span text:style-name="T256">https://www.geeksforgeeks.org/binomial-heap-2/</text:span></text:a></text:p>
          <text:p text:style-name="P306"><text:a xlink:type="simple" xlink:href="https://youtu.be/e_gh1aD4v-A" text:style-name="Internet_20_link" text:visited-style-name="Visited_20_Internet_20_Link"><text:span text:style-name="T65">https://youtu.be/e_gh1aD4v-A</text:span></text:a></text:p>
          <text:p text:style-name="P307"><text:a xlink:type="simple" xlink:href="https://www.youtube.com/watch?v=hbf_h8Ytv04" text:style-name="Internet_20_link" text:visited-style-name="Visited_20_Internet_20_Link"><text:span text:style-name="T65">https://www.youtube.com/watch?v=hbf_h8Ytv04</text:span></text:a></text:p>
        </text:list-item>
        <text:list-item>
          <text:p text:style-name="P19">Fibonacci Heap:</text:p>
          <text:p text:style-name="P301"><text:a xlink:type="simple" xlink:href="https://www.geeksforgeeks.org/fibonacci-heap-set-1-introduction/" text:style-name="Internet_20_link" text:visited-style-name="Visited_20_Internet_20_Link"><text:span text:style-name="T257">https://www.geeksforgeeks.org/fibonacci-heap-set-1-introduction/</text:span></text:a></text:p>
          <text:p text:style-name="P144"><text:span text:style-name="T280">Don’t read the algorithm of fibonacci heap, </text:span><text:span text:style-name="T281">not required.</text:span></text:p>
        </text:list-item>
        <text:list-item>
          <text:p text:style-name="P19">Priority Queue:</text:p>
          <text:p text:style-name="P125">(heap + map): between time 0.55 to 5.55 of following video:</text:p>
          <text:p text:style-name="P302"><text:a xlink:type="simple" xlink:href="https://www.youtube.com/watch?v=oP2-8ysT3QQ" text:style-name="Internet_20_link" text:visited-style-name="Visited_20_Internet_20_Link"><text:span text:style-name="T65">https://www.youtube.com/watch?v=oP2-8ysT3QQ</text:span></text:a></text:p>
        </text:list-item>
        <text:list-item>
          <text:p text:style-name="P19">Time complexity of building a binary heap:</text:p>
          <text:p text:style-name="P303"><text:a xlink:type="simple" xlink:href="https://www.geeksforgeeks.org/time-complexity-of-building-a-heap/" text:style-name="Internet_20_link" text:visited-style-name="Visited_20_Internet_20_Link"><text:span text:style-name="T65">https://www.geeksforgeeks.org/time-complexity-of-building-a-heap/</text:span></text:a></text:p>
        </text:list-item>
        <text:list-item>
          <text:p text:style-name="P19">Comparison of different heaps:</text:p>
        </text:list-item>
        <text:list-item>
          <text:p text:style-name="P38">Check if a string is substring of another:</text:p>
          <text:p text:style-name="P167"><text:a xlink:type="simple" xlink:href="https://www.geeksforgeeks.org/check-string-substring-another/" text:style-name="Internet_20_link" text:visited-style-name="Visited_20_Internet_20_Link"><text:span text:style-name="T65">https://www.geeksforgeeks.org/check-string-substring-another/</text:span></text:a></text:p>
          <text:p text:style-name="P40">For some other time:</text:p>
          <text:p text:style-name="P170"><text:a xlink:type="simple" xlink:href="https://www.geeksforgeeks.org/kmp-algorithm-for-pattern-searching/" text:style-name="Internet_20_link" text:visited-style-name="Visited_20_Internet_20_Link"><text:span text:style-name="T65">https://www.geeksforgeeks.org/kmp-algorithm-for-pattern-searching/</text:span></text:a></text:p>
        </text:list-item>
        <text:list-item>
          <text:p text:style-name="P46">Write your own atoi():</text:p>
          <text:p text:style-name="P173"><text:a xlink:type="simple" xlink:href="https://www.programcreek.com/2012/12/leetcode-string-to-integer-atoi/" text:style-name="Internet_20_link" text:visited-style-name="Visited_20_Internet_20_Link"><text:span text:style-name="T65">https://www.programcreek.com/2012/12/leetcode-string-to-integer-atoi/</text:span></text:a></text:p>
        </text:list-item>
        <text:list-item>
          <text:p text:style-name="P42">Count triplets with sum smaller than a given value:</text:p>
          <text:p text:style-name="P176"><text:a xlink:type="simple" xlink:href="https://www.geeksforgeeks.org/count-triplets-with-sum-smaller-that-a-given-value/" text:style-name="Internet_20_link" text:visited-style-name="Visited_20_Internet_20_Link"><text:span text:style-name="T65">https://www.geeksforgeeks.org/count-triplets-with-sum-smaller-that-a-given-value/</text:span></text:a></text:p>
        </text:list-item>
        <text:list-item>
          <text:p text:style-name="P126">Huffman encoding <text:span text:style-name="T320">algorithm </text:span>(Page no. 431):</text:p>
          <text:p text:style-name="P141"><text:span text:style-name="T271">time complexity:</text:span> <text:span text:style-name="T321">using binary mean heap- </text:span>O(n log n)</text:p>
          <text:p text:style-name="P142">decode 001011101 seeing Figure 16.4(b) (Page no. 430)</text:p>
        </text:list-item>
        <text:list-item>
          <text:p text:style-name="P127"><text:soft-page-break/><text:span text:style-name="T322">Ps</text:span>eudo code of BFS <text:span text:style-name="T323">(Page no. 595): Coloring of node is very important in BFS.</text:span></text:p>
          <text:p text:style-name="P28">time complexity: <text:span text:style-name="T33">O (V + E)</text:span></text:p>
        </text:list-item>
        <text:list-item>
          <text:p text:style-name="P89"><text:span text:style-name="T282">DFS </text:span><text:span text:style-name="T283">(Page no. 603): </text:span><text:span text:style-name="T334">O (V + E)</text:span></text:p>
        </text:list-item>
        <text:list-item>
          <text:p text:style-name="P47"><text:span text:style-name="T349">Topological sort </text:span><text:span text:style-name="T351">of a DAG</text:span><text:span text:style-name="T349"> (Page no. 612): </text:span><text:span text:style-name="T29">O (V + E)</text:span></text:p>
        </text:list-item>
        <text:list-item>
          <text:p text:style-name="P29">Strongly Connected components (Page no. 615): <text:span text:style-name="T34">O (V + E)</text:span></text:p>
        </text:list-item>
        <text:list-item>
          <text:p text:style-name="P30">Generic MST <text:span text:style-name="T324">(Page no. 626):</text:span></text:p>
        </text:list-item>
        <text:list-item>
          <text:p text:style-name="P31">Some definitions: cut, crosses, respect, light edge (Page no. 626)</text:p>
        </text:list-item>
        <text:list-item>
          <text:p text:style-name="P219"><text:span text:style-name="T325">MST-</text:span>Kruskal (Page no. 631):<text:span text:style-name="T30"> </text:span><text:span text:style-name="T35">O(E log V)</text:span></text:p>
        </text:list-item>
        <text:list-item>
          <text:p text:style-name="P220"><text:span text:style-name="T325">MST-</text:span>Prim (Page no. 634):<text:span text:style-name="T30"> </text:span><text:span text:style-name="T36">using binary mean heap- </text:span><text:span text:style-name="T37">O(</text:span><text:span text:style-name="T38">E</text:span><text:span text:style-name="T37"> log </text:span><text:span text:style-name="T38">V</text:span><text:span text:style-name="T37">), </text:span><text:span text:style-name="T36">using fibonacci heap- </text:span><text:span text:style-name="T37">O(</text:span><text:span text:style-name="T39">E + V Log V</text:span><text:span text:style-name="T37">)</text:span></text:p>
        </text:list-item>
        <text:list-item>
          <text:p text:style-name="P220">Initialize single source (Page no. 648):</text:p>
        </text:list-item>
        <text:list-item>
          <text:p text:style-name="P220">Relax (Page no. 649):</text:p>
        </text:list-item>
        <text:list-item>
          <text:p text:style-name="P221">Bellman-Ford algorithm<text:span text:style-name="T326">(SSSP)</text:span> (Page no. 651): <text:span text:style-name="T327">can run for -ve weights and cycle as well. time complexity:</text:span><text:span text:style-name="T40"> </text:span><text:span text:style-name="T41">O(VE)</text:span></text:p>
        </text:list-item>
        <text:list-item>
          <text:p text:style-name="P221">Dag-Shortest-Paths<text:span text:style-name="T326">(SSSP)</text:span> (Page no. 655): <text:span text:style-name="T328">can’t run for cycle. time complexity:</text:span><text:span text:style-name="T40"> </text:span><text:span text:style-name="T41">O(V + E)</text:span></text:p>
        </text:list-item>
        <text:list-item>
          <text:p text:style-name="P163"><text:span text:style-name="T271">Dijkstra’s algorithm</text:span><text:span text:style-name="T284">(SSSP)</text:span><text:span text:style-name="T271"> (Page no. 658): </text:span><text:span text:style-name="T285">can’t run for -ve weights -</text:span> <text:span text:style-name="T331">Dijkstra’s algorithm is a greedy approach but still it gives optimal solution. The key is that each time it adds a vertex u to set S, we have u.d = delta(s, u).</text:span></text:p>
          <text:p text:style-name="P183"><text:span text:style-name="T271">time complexity:</text:span> <text:span text:style-name="T321">using array of vertices- </text:span>O(<text:span text:style-name="T329">V</text:span><text:span text:style-name="T310">2</text:span>)<text:span text:style-name="T271">, </text:span><text:s/><text:span text:style-name="T321">using binary min heap- </text:span>O(<text:span text:style-name="T330">E log V</text:span>)<text:span text:style-name="T271">,</text:span> <text:span text:style-name="T321">using fibonacci heap- </text:span>O(<text:span text:style-name="T330">E + V Log V</text:span>)</text:p>
        </text:list-item>
        <text:list-item>
          <text:p text:style-name="P268"><text:span text:style-name="T333">Time complexities of all pairs s</text:span>hortest path (Page no. 684):</text:p>
          <text:p text:style-name="P184"><text:span text:style-name="T332">One technique is b</text:span>y running SSSP for all vertices. <text:span text:style-name="T332">To find the time complexities for these techniques, multiply all time complexities of SSSP by V.</text:span></text:p>
        </text:list-item>
        <text:list-item>
          <text:p text:style-name="P19">Theory of DP, Greedy, Divide and Conquer</text:p>
        </text:list-item>
        <text:list-item>
          <text:p text:style-name="P19">Theory of DP, Greedy, Divide and Conquer</text:p>
        </text:list-item>
        <text:list-item>
          <text:p text:style-name="P209">Minimum number of operations required to convert number x to y:</text:p>
          <text:p text:style-name="P209">project MinimumOperationsRequired</text:p>
          <text:p text:style-name="P180">https://www.geeksforgeeks.org/minimum-number-operation-required-convert-number-x-y/</text:p>
        </text:list-item>
        <text:list-item>
          <text:p text:style-name="P209">Minimum number of coins that make a change:</text:p>
          <text:p text:style-name="P180">https://www.geeksforgeeks.org/find-minimum-number-of-coins-that-make-a-change/</text:p>
          <text:p text:style-name="P209">Greedy approach won't give optimal solution:</text:p>
          <text:p text:style-name="P180">http://quiz.geeksforgeeks.org/greedy-algorithm-to-find-minimum-number-of-coins/</text:p>
        </text:list-item>
        <text:list-item>
          <text:p text:style-name="P209">Longest common substring:</text:p>
          <text:p text:style-name="P180">https://www.geeksforgeeks.org/longest-common-substring-dp-29/</text:p>
        </text:list-item>
        <text:list-item>
          <text:p text:style-name="P209">Find the longest path in a matrix with given constraints:</text:p>
          <text:p text:style-name="P180">https://www.geeksforgeeks.org/find-the-longest-path-in-a-matrix-with-given-constraints/</text:p>
        </text:list-item>
        <text:list-item>
          <text:p text:style-name="P209">Shortest common supersequence:</text:p>
          <text:p text:style-name="P180">https://www.geeksforgeeks.org/shortest-common-supersequence/</text:p>
        </text:list-item>
        <text:list-item>
          <text:p text:style-name="P209">Optimal strategy for a game:</text:p>
          <text:p text:style-name="P180">https://www.geeksforgeeks.org/optimal-strategy-for-a-game-dp-31/</text:p>
        </text:list-item>
        <text:list-item>
          <text:p text:style-name="P209">Serialize and deserialize binary tree (How to store a general Binary Tree?):</text:p>
          <text:p text:style-name="P180"><text:soft-page-break/>https://www.geeksforgeeks.org/serialize-deserialize-binary-tree/</text:p>
          <text:p text:style-name="P180">https://howtodoinjava.com/java/collections/arraylist/serialize-deserialize-arraylist/</text:p>
        </text:list-item>
        <text:list-item>
          <text:p text:style-name="P209">Convert a given Binary Tree to Doubly Linked List:</text:p>
          <text:p text:style-name="P180">https://www.geeksforgeeks.org/convert-given-binary-tree-doubly-linked-list-set-3/</text:p>
        </text:list-item>
        <text:list-item>
          <text:p text:style-name="P209">Find the length of largest subarray with 0 sum:</text:p>
          <text:p text:style-name="P180">https://www.geeksforgeeks.org/find-the-largest-subarray-with-0-sum/</text:p>
        </text:list-item>
        <text:list-item>
          <text:p text:style-name="P185">https://www.geeksforgeeks.org/difference-between-deterministic-and-non-deterministic-algorithms/</text:p>
        </text:list-item>
        <text:list-item>
          <text:p text:style-name="P186">http://www.geeksforgeeks.org/greedy-algorithms-set-1-activity-selection-problem/</text:p>
        </text:list-item>
        <text:list-item>
          <text:p text:style-name="P186">http://www.geeksforgeeks.org/greedy-algorithms-set-3-huffman-coding-set-2/</text:p>
        </text:list-item>
        <text:list-item>
          <text:p text:style-name="P186">http://www.geeksforgeeks.org/job-sequencing-problem-set-1-greedy-algorithm/</text:p>
        </text:list-item>
        <text:list-item>
          <text:p text:style-name="P187"><text:span text:style-name="T286">K center problem: </text:span><text:span text:style-name="T353">There is no polynomial time solution available for this problem as the problem is a known NP-Hard problem. A polynomial time Greedy approximate algorithm is given here, which is never worse that twice the optimal solution. </text:span><text:span text:style-name="T286">The greedy solution works only if the distances between cities follow </text:span><text:a xlink:type="simple" xlink:href="http://en.wikipedia.org/wiki/Triangle_inequality" text:style-name="Internet_20_link" text:visited-style-name="Visited_20_Internet_20_Link">Triangular </text:a><text:a xlink:type="simple" xlink:href="http://en.wikipedia.org/wiki/Triangle_inequality" text:style-name="Internet_20_link" text:visited-style-name="Visited_20_Internet_20_Link">Inequality</text:a><text:span text:style-name="T353"> (Distance between two points is always smaller than sum of distances through a third point).</text:span></text:p>
          <text:p text:style-name="P186">http://www.geeksforgeeks.org/k-centers-problem-set-1-greedy-approximate-algorithm/</text:p>
        </text:list-item>
        <text:list-item>
          <text:p text:style-name="P186">http://www.geeksforgeeks.org/write-a-c-program-to-calculate-powxn/</text:p>
        </text:list-item>
        <text:list-item>
          <text:p text:style-name="P222">Closest Pair of Points:</text:p>
        </text:list-item>
        <text:list-item>
          <text:p text:style-name="P222">Closest Pair of Points:</text:p>
          <text:p text:style-name="P224">project ClosestPairOfPoints</text:p>
          <text:p text:style-name="P190">The problem is to find the closest pair of points in a set of points in x-y plane. The problem can be solved in O(n^2) time by calculating distances of every pair of points and comparing the distances to find the minimum. The Divide and Conquer algorithm solves the problem in O(nLogn) time.</text:p>
          <text:p text:style-name="P186">http://www.geeksforgeeks.org/closest-pair-of-points/</text:p>
        </text:list-item>
        <text:list-item>
          <text:p text:style-name="P186">http://www.geeksforgeeks.org/median-of-two-sorted-arrays/</text:p>
        </text:list-item>
        <text:list-item>
          <text:p text:style-name="P222">Inversion Count:</text:p>
          <text:p text:style-name="P284"><text:span text:style-name="T3">(</text:span><text:span text:style-name="T4">During merging: </text:span><text:span text:style-name="Source_20_Text"><text:span text:style-name="T20">inv_count = </text:span></text:span><text:span text:style-name="Source_20_Text"><text:span text:style-name="T21">inv_count + </text:span></text:span><text:span text:style-name="Source_20_Text"><text:span text:style-name="T20">(mid – i);</text:span></text:span><text:span text:style-name="T3">)</text:span></text:p>
          <text:p text:style-name="P282"><text:span text:style-name="T42">F</text:span><text:span text:style-name="T30">or more details:</text:span></text:p>
          <text:p text:style-name="P308"><text:a xlink:type="simple" xlink:href="http://www.geeksforgeeks.org/counting-inversions/" text:style-name="Internet_20_link" text:visited-style-name="Visited_20_Internet_20_Link"><text:span text:style-name="T22">http://www.geeksforgeeks.org/counting-inversions/</text:span></text:a></text:p>
        </text:list-item>
        <text:list-item>
          <text:p text:style-name="P222">Backtracking: <text:span text:style-name="T30">Backtracking is an algorithmic paradigm that tries different solutions until finds a solution that “works”. Problems which are typically solved using backtracking technique have following property in common:</text:span></text:p>
          <text:list>
            <text:list-item>
              <text:p text:style-name="P186">These problems can only be solved by trying every possible configuration and each configuration is tried only once.</text:p>
            </text:list-item>
            <text:list-item>
              <text:p text:style-name="P186">A Naive solution for these problems is to try all configurations and output a configuration that follows given problem constraints.</text:p>
            </text:list-item>
            <text:list-item>
              <text:p text:style-name="P186">Backtracking works in incremental way and is an optimization over the Naive solution where all possible configurations are generated and tried.</text:p>
            </text:list-item>
          </text:list>
        </text:list-item>
        <text:list-item>
          <text:p text:style-name="P269"><text:span text:style-name="T288">project </text:span>PrintAllPermutations:</text:p>
          <text:p text:style-name="P164">print permutations and print permutations with repitition,</text:p>
        </text:list-item>
        <text:list-item>
          <text:p text:style-name="P269"><text:span text:style-name="T294">Lexicographical permutations of a string</text:span>,</text:p>
          <text:p text:style-name="P329"><text:a xlink:type="simple" xlink:href="https://www.geeksforgeeks.org/lexicographic-permutations-of-string/" text:style-name="Internet_20_link" text:visited-style-name="Visited_20_Internet_20_Link">https://www.geeksforgeeks.org/lexicographic-permutations-of-string/</text:a></text:p>
        </text:list-item>
        <text:list-item>
          <text:p text:style-name="P270"><text:soft-page-break/>Lexicographic rank of a string with duplicate characters</text:p>
          <text:p text:style-name="P329"><text:a xlink:type="simple" xlink:href="https://www.geeksforgeeks.org/lexicographic-rank-string-duplicate-characters/" text:style-name="Internet_20_link" text:visited-style-name="Visited_20_Internet_20_Link"><text:span text:style-name="T343">https://www.geeksforgeeks.org/lexicographic-rank-string-duplicate-characters/</text:span></text:a></text:p>
        </text:list-item>
        <text:list-item>
          <text:p text:style-name="P269"><text:span text:style-name="T289">project </text:span>PrintAllCombinations,</text:p>
          <text:p text:style-name="P330"><text:a xlink:type="simple" xlink:href="https://javahungry.blogspot.com/2014/02/algorithm-for-combinations-of-string-java-code-with-example.html" text:style-name="Internet_20_link" text:visited-style-name="Visited_20_Internet_20_Link"><text:span text:style-name="T344">https://javahungry.blogspot.com/2014/02/algorithm-for-combinations-of-string-java-code-with-example.html</text:span></text:a></text:p>
        </text:list-item>
        <text:list-item>
          <text:p text:style-name="P225">Knight tour problem:</text:p>
          <text:p text:style-name="P186">http://www.geeksforgeeks.org/backtracking-set-1-the-knights-tour-problem/</text:p>
        </text:list-item>
        <text:list-item>
          <text:p text:style-name="P226">n-queen problem:</text:p>
          <text:p text:style-name="P186">http://www.geeksforgeeks.org/backtracking-set-3-n-queen-problem/</text:p>
        </text:list-item>
        <text:list-item>
          <text:p text:style-name="P227">Rat in a maze:</text:p>
          <text:p text:style-name="P186">http://www.geeksforgeeks.org/backttracking-set-2-rat-in-a-maze/</text:p>
        </text:list-item>
        <text:list-item>
          <text:p text:style-name="P228">Shortest path in a binary maze:</text:p>
          <text:p text:style-name="P186">https://www.geeksforgeeks.org/shortest-path-in-a-binary-maze/</text:p>
        </text:list-item>
        <text:list-item>
          <text:p text:style-name="P229">Number of ways to reach destination in a maze:</text:p>
          <text:p text:style-name="P186">https://www.geeksforgeeks.org/count-number-ways-reach-destination-maze/</text:p>
        </text:list-item>
        <text:list-item>
          <text:p text:style-name="P186"><text:span text:style-name="T273">Sudoku Problem</text:span><text:span text:style-name="T274">:</text:span></text:p>
          <text:p text:style-name="P186">http://www.geeksforgeeks.org/backtracking-set-7-suduku/</text:p>
        </text:list-item>
        <text:list-item>
          <text:p text:style-name="P186"><text:span text:style-name="T275">Subset sum problem: </text:span><text:span text:style-name="T302">Subset sum problem is to find subset of elements that are selected from a given set whose sum adds up to a given number K. We are considering the set contains non-negative values. It is assumed that the input set is unique (no duplicates are presented).</text:span></text:p>
          <text:p text:style-name="P186">https://www.youtube.com/watch?v=WRT8kmFOQTw</text:p>
          <text:p text:style-name="P186">http://krishnalearnings.blogspot.com/2015/08/sumset-sum-problem-java-and-backtracking.html</text:p>
        </text:list-item>
        <text:list-item>
          <text:p text:style-name="P188"><text:span text:style-name="T271">Partition problem: </text:span>(three solutions):</text:p>
          <text:p text:style-name="P188">1st solution: sort the array and then find that whether it is possible to make sum / 2 or not.</text:p>
          <text:p text:style-name="P188">2nd solution: recursive,</text:p>
          <text:p text:style-name="P188">3rd solution: dynamic,</text:p>
          <text:p text:style-name="P230">see project PartitionProblem</text:p>
          <text:p text:style-name="P191">https://www.geeksforgeeks.org/partition-problem-dp-18/</text:p>
        </text:list-item>
        <text:list-item>
          <text:p text:style-name="P188"><text:span text:style-name="T272">Tug of war:</text:span><text:span text:style-name="T300"> Given a set of n integers, divide the set in two subsets of n/2 sizes each such that the difference of the sum of two subsets is as minimum as possible. </text:span><text:bookmark text:name="more-115594"/><text:span text:style-name="T300">If n is even, then sizes of two subsets must be strictly n/2 and if n is odd, then size of one subset must be (n-1)/2 and size of other subset must be (n+1)/2.</text:span></text:p>
          <text:p text:style-name="P186">http://www.geeksforgeeks.org/tug-of-war/</text:p>
        </text:list-item>
        <text:list-item>
          <text:p text:style-name="P7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9"><text:soft-page-break/><text:span text:style-name="Strong_20_Emphasis"><text:span text:style-name="T15">Some Important formulas:</text:span></text:span></text:p>
        </text:list-item>
        <text:list-item>
          <text:p text:style-name="P9"><text:span text:style-name="Strong_20_Emphasis"><text:span text:style-name="T15">Some Important formulas:</text:span></text:span></text:p>
        </text:list-item>
        <text:list-item>
          <text:p text:style-name="P9"><text:span text:style-name="Strong_20_Emphasis"><text:span text:style-name="T15">Some Important formulas:</text:span></text:span></text:p>
        </text:list-item>
        <text:list-item>
          <text:p text:style-name="P9"><text:span text:style-name="Strong_20_Emphasis"><text:span text:style-name="T15">Some Important formulas:</text:span></text:span></text:p>
        </text:list-item>
        <text:list-item>
          <text:p text:style-name="P9"><text:span text:style-name="Strong_20_Emphasis"><text:span text:style-name="T15">Some Important formulas:</text:span></text:span></text:p>
        </text:list-item>
        <text:list-item>
          <text:p text:style-name="P9"><text:span text:style-name="Strong_20_Emphasis"><text:span text:style-name="T15">Some Important formulas:</text:span></text:span></text:p>
        </text:list-item>
        <text:list-item>
          <text:p text:style-name="P9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8"><text:span text:style-name="Strong_20_Emphasis"><text:span text:style-name="T15">Some Important formulas:</text:span></text:span></text:p>
        </text:list-item>
        <text:list-item>
          <text:p text:style-name="P251">ReverseLinkedList</text:p>
        </text:list-item>
        <text:list-item>
          <text:p text:style-name="P252">ReverseLinkedList</text:p>
        </text:list-item>
        <text:list-item>
          <text:p text:style-name="P252">ReverseDoublyLinkedList</text:p>
        </text:list-item>
        <text:list-item>
          <text:p text:style-name="P252">ReverseDoublyLinkedList</text:p>
        </text:list-item>
        <text:list-item>
          <text:p text:style-name="P251">ReverseDoublyLinkedList</text:p>
        </text:list-item>
        <text:list-item>
          <text:p text:style-name="P253">Recursive inorder, preorder, postorder of BST:</text:p>
          <text:p text:style-name="P149"><text:a xlink:type="simple" xlink:href="https://www.geeksforgeeks.org/tree-traversals-inorder-preorder-and-postorder/" text:style-name="Internet_20_link" text:visited-style-name="Visited_20_Internet_20_Link"><text:span text:style-name="T47">https://www.geeksforgeeks.org/tree-traversals-inorder-preorder-and-postorder/</text:span></text:a></text:p>
        </text:list-item>
        <text:list-item>
          <text:p text:style-name="P274">IterativePreorder,</text:p>
          <text:p text:style-name="P275">project TreeTraversalterative</text:p>
        </text:list-item>
        <text:list-item>
          <text:p text:style-name="P274">IterativeInorder,</text:p>
          <text:p text:style-name="P275">project TreeTraversalterative</text:p>
        </text:list-item>
        <text:list-item>
          <text:p text:style-name="P274">IterativePostorder,</text:p>
          <text:p text:style-name="P275">project TreeTraversalterative</text:p>
        </text:list-item>
        <text:list-item>
          <text:p text:style-name="P216">Print Ancestors <text:span text:style-name="T341">recursively</text:span> of a given node in Binary Tree:</text:p>
          <text:p text:style-name="P287"><text:a xlink:type="simple" xlink:href="http://www.geeksforgeeks.org/print-ancestors-of-a-given-node-in-binary-tree/" text:style-name="Internet_20_link" text:visited-style-name="Visited_20_Internet_20_Link"><text:span text:style-name="T10">http://www.geeksforgeeks.org/print-ancestors-of-a-given-node-in-binary-tree/</text:span></text:a></text:p>
        </text:list-item>
        <text:list-item>
          <text:p text:style-name="P274">IterativeAncestors,</text:p>
          <text:p text:style-name="P274"><text:span text:style-name="T52">project </text:span><text:span text:style-name="T51">PrintAncestorsIterative</text:span></text:p>
        </text:list-item>
        <text:list-item>
          <text:p text:style-name="P217"><text:span text:style-name="T349">Detect and remove loop in a linked list</text:span><text:span text:style-name="T350"> (four techniques):</text:span></text:p>
        </text:list-item>
        <text:list-item>
          <text:p text:style-name="P251">Detect and remove loop in a linked list<text:span text:style-name="T298"> (four techniques):</text:span></text:p>
          <text:p text:style-name="P292"><text:bookmark-start text:name="__DdeLink__2824_1461172828111111"/><text:a xlink:type="simple" xlink:href="http://www.geeksforgeeks.org/detect-and-remove-loop-in-a-linked-list/" text:style-name="Internet_20_link" text:visited-style-name="Visited_20_Internet_20_Link"><text:span text:style-name="T2">http://www.geeksforgeeks.org/detect-and-remove-loop-in-a-linked-list/</text:span></text:a><text:bookmark-end text:name="__DdeLink__2824_1461172828111111"/></text:p>
          <text:p text:style-name="P273">Second technique is kth node AFTER head</text:p>
          <text:p text:style-name="P193">And learn the implementation of <text:span text:style-name="T299">optimized method 2: Without counting nodes is loop</text:span></text:p>
        </text:list-item>
        <text:list-item>
          <text:p text:style-name="P194">ThreadPool,</text:p>
        </text:list-item>
        <text:list-item>
          <text:p text:style-name="P194">ThreadPool,</text:p>
        </text:list-item>
        <text:list-item>
          <text:p text:style-name="P194">DPObjectPool,</text:p>
        </text:list-item>
        <text:list-item>
          <text:p text:style-name="P194">DPObjectPool,</text:p>
        </text:list-item>
        <text:list-item>
          <text:p text:style-name="P194">AsynchLogger,</text:p>
        </text:list-item>
        <text:list-item>
          <text:p text:style-name="P194">AsynchLogger,</text:p>
        </text:list-item>
        <text:list-item>
          <text:p text:style-name="P152">project MatrixSpiral,</text:p>
        </text:list-item>
        <text:list-item>
          <text:p text:style-name="P152">project MatrixSpiral,</text:p>
        </text:list-item>
        <text:list-item>
          <text:p text:style-name="P152">project MatrixSpiral,</text:p>
        </text:list-item>
        <text:list-item>
          <text:p text:style-name="P154">project MatrixRotate,</text:p>
        </text:list-item>
        <text:list-item>
          <text:p text:style-name="P154">project MatrixRotate,</text:p>
        </text:list-item>
        <text:list-item>
          <text:p text:style-name="P158">project MinHeap,</text:p>
        </text:list-item>
        <text:list-item>
          <text:p text:style-name="P158">project MinHeap,</text:p>
        </text:list-item>
        <text:list-item>
          <text:p text:style-name="P231">Dynamic Programming:</text:p>
          <text:p text:style-name="P186"><text:soft-page-break/>http://www.geeksforgeeks.org/dynamic-programming-set-1/</text:p>
          <text:p text:style-name="P186">http://www.geeksforgeeks.org/dynamic-programming-set-2-optimal-substructure-property/</text:p>
        </text:list-item>
        <text:list-item>
          <text:p text:style-name="P222">LIS:</text:p>
          <text:p text:style-name="P232">project LIS</text:p>
          <text:p text:style-name="P186">http://www.geeksforgeeks.org/dynamic-programming-set-3-longest-increasing-subsequence/</text:p>
        </text:list-item>
        <text:list-item>
          <text:p text:style-name="P222">Longest Bitonic Subsequence:</text:p>
          <text:p text:style-name="P186">http://www.geeksforgeeks.org/dynamic-programming-set-15-longest-bitonic-subsequence/</text:p>
        </text:list-item>
        <text:list-item>
          <text:p text:style-name="P222">Building Bridges:</text:p>
          <text:p text:style-name="P186"><text:a xlink:type="simple" xlink:href="http://www.geeksforgeeks.org/dynamic-programming-set-14-variations-of-lis/" text:style-name="Internet_20_link" text:visited-style-name="Visited_20_Internet_20_Link">http://www.geeksforgeeks.org/dynamic-programming-set-14-variations-of-lis/</text:a></text:p>
        </text:list-item>
        <text:list-item>
          <text:p text:style-name="P222">Compare method of the below page is most important:</text:p>
          <text:p text:style-name="P186">https://www.geeksforgeeks.org/dynamic-programming-building-bridges/</text:p>
        </text:list-item>
        <text:list-item>
          <text:p text:style-name="P222">Maximum Sum Increasing Subsequence:</text:p>
          <text:p text:style-name="P186">http://www.geeksforgeeks.org/dynamic-programming-set-14-maximum-sum-increasing-subsequence/</text:p>
        </text:list-item>
        <text:list-item>
          <text:p text:style-name="P222">Maximum Length Chain of Pairs:</text:p>
          <text:p text:style-name="P186">http://www.geeksforgeeks.org/dynamic-programming-set-20-maximum-length-chain-of-pairs/</text:p>
        </text:list-item>
        <text:list-item>
          <text:p text:style-name="P222">Box Stack<text:span text:style-name="T301">ing problem</text:span>:</text:p>
          <text:p text:style-name="P233">project BoxStack</text:p>
          <text:p text:style-name="P186">https://www.youtube.com/watch?v=9mod_xRB-O0</text:p>
          <text:p text:style-name="P86"><text:a xlink:type="simple" xlink:href="https://www.geeksforgeeks.org/box-stacking-problem-dp-22/" text:style-name="Internet_20_link" text:visited-style-name="Visited_20_Internet_20_Link"><text:span text:style-name="T1">https://www.geeksforgeeks.org/box-stacking-problem-dp-22/</text:span></text:a></text:p>
        </text:list-item>
        <text:list-item>
          <text:p text:style-name="P234">Matrix Chain Multiplication:</text:p>
          <text:p text:style-name="P235">project MCM</text:p>
          <text:p text:style-name="P186">http://www.geeksforgeeks.org/dynamic-programming-set-8-matrix-chain-multiplication/</text:p>
        </text:list-item>
        <text:list-item>
          <text:p text:style-name="P236">Longest Palindromic Subsequence <text:span text:style-name="T335">(see both recursive and DP)</text:span>:</text:p>
          <text:p text:style-name="P236">project LPS</text:p>
          <text:p text:style-name="P186">http://www.geeksforgeeks.org/dynamic-programming-set-12-longest-palindromic-subsequence/</text:p>
        </text:list-item>
        <text:list-item>
          <text:p text:style-name="P236">Longest Palindromic Substring:</text:p>
          <text:p text:style-name="P237">project LPStr</text:p>
        </text:list-item>
        <text:list-item>
          <text:p text:style-name="P222">OptimalBST:</text:p>
          <text:p text:style-name="P238">project OptimalBST</text:p>
          <text:p text:style-name="P186">See only recursive solution from geeksforgeeks: </text:p>
          <text:p text:style-name="P186">http://www.geeksforgeeks.org/dynamic-programming-set-24-optimal-binary-search-tree/</text:p>
          <text:p text:style-name="P186">See dp solution from tushar roy video at the following link: </text:p>
          <text:p text:style-name="P186">https://www.youtube.com/watch?v=hgA4xxlVvfQ</text:p>
        </text:list-item>
        <text:list-item>
          <text:p text:style-name="P222">Palindrome partitioning:</text:p>
          <text:p text:style-name="P186">http://www.geeksforgeeks.org/dynamic-programming-set-17-palindrome-partitioning/</text:p>
        </text:list-item>
        <text:list-item>
          <text:p text:style-name="P222"><text:span text:style-name="T318">Longest Common Subsequence</text:span>:</text:p>
          <text:p text:style-name="P239">project LCS</text:p>
          <text:p text:style-name="P186">http://www.geeksforgeeks.org/dynamic-programming-set-4-longest-common-subsequence/</text:p>
        </text:list-item>
        <text:list-item>
          <text:p text:style-name="P222">Edit Distance:</text:p>
          <text:p text:style-name="P186"><text:soft-page-break/>http://www.geeksforgeeks.org/dynamic-programming-set-5-edit-distance/</text:p>
        </text:list-item>
        <text:list-item>
          <text:p text:style-name="P222">Min Cost Path:</text:p>
          <text:p text:style-name="P186">http://www.geeksforgeeks.org/dynamic-programming-set-6-min-cost-path/</text:p>
        </text:list-item>
        <text:list-item>
          <text:p text:style-name="P222">CoinChange:</text:p>
          <text:p text:style-name="P240">project CoinChange</text:p>
          <text:p text:style-name="P186">http://www.geeksforgeeks.org/dynamic-programming-set-7-coin-change/</text:p>
        </text:list-item>
        <text:list-item>
          <text:p text:style-name="P241">Binomial Coefficient:</text:p>
          <text:p text:style-name="P242">project BinomialCoefficient</text:p>
          <text:p text:style-name="P186">http://www.geeksforgeeks.org/dynamic-programming-set-9-binomial-coefficient/</text:p>
        </text:list-item>
        <text:list-item>
          <text:p text:style-name="P243">0-1 Knapsack Problem:</text:p>
          <text:p text:style-name="P244">project KnapsackProblem</text:p>
          <text:p text:style-name="P186">http://www.geeksforgeeks.org/dynamic-programming-set-10-0-1-knapsack-problem/</text:p>
        </text:list-item>
        <text:list-item>
          <text:p text:style-name="P245">Egg Dropping Puzzle:</text:p>
          <text:p text:style-name="P222"><text:span text:style-name="T32">time-complexity=&gt; </text:span>O(nk^2),<text:span text:style-name="T30"> </text:span><text:span text:style-name="T32">space complexity=&gt;</text:span><text:span text:style-name="T319"> </text:span>O(nk)</text:p>
          <text:p text:style-name="P186">http://www.geeksforgeeks.org/dynamic-programming-set-11-egg-dropping-puzzle/</text:p>
        </text:list-item>
        <text:list-item>
          <text:p text:style-name="P222">Cutting a rod:</text:p>
          <text:p text:style-name="P186">http://www.geeksforgeeks.org/dynamic-programming-set-13-cutting-a-rod/</text:p>
        </text:list-item>
        <text:list-item>
          <text:p text:style-name="P246">Word wrap problem:</text:p>
          <text:p text:style-name="P246">See project TextJustification</text:p>
          <text:p text:style-name="P186">https://www.youtube.com/watch?v=RORuwHiblPc</text:p>
          <text:p text:style-name="P186">https://github.com/mission-peace/interview/blob/master/src/com/interview/dynamic/TextJustification.java</text:p>
        </text:list-item>
        <text:list-item>
          <text:p text:style-name="P271">Minimum number of jumps to reach the end <text:span text:style-name="T348">(don’t read recursive)</text:span>:</text:p>
          <text:p text:style-name="P272">project MinimumJumps</text:p>
          <text:p text:style-name="P247">Time complexity of dynamic programming solution : O(n2) in worst case</text:p>
          <text:p text:style-name="P189">http://www.geeksforgeeks.org/minimum-number-of-jumps-to-reach-end-of-a-given-array/</text:p>
        </text:list-item>
        <text:list-item>
          <text:p text:style-name="P223">Maximum size square submatrix with all 1s:</text:p>
          <text:p text:style-name="P186">http://www.geeksforgeeks.org/maximum-size-sub-matrix-with-all-1s-in-a-binary-matrix/</text:p>
        </text:list-item>
        <text:list-item>
          <text:p text:style-name="P222">Ugly numbers:</text:p>
          <text:p text:style-name="P186">http://www.geeksforgeeks.org/ugly-numbers/</text:p>
        </text:list-item>
        <text:list-item>
          <text:p text:style-name="P222">Largest Sum Contiguous subarray:</text:p>
          <text:p text:style-name="P248">project LargestSumContiguousSubarray</text:p>
          <text:p text:style-name="P186">http://www.geeksforgeeks.org/largest-sum-contiguous-subarray/</text:p>
        </text:list-item>
        <text:list-item>
          <text:p text:style-name="P212">Check if a string is substring of another:</text:p>
          <text:p text:style-name="P168"><text:a xlink:type="simple" xlink:href="https://www.geeksforgeeks.org/check-string-substring-another/" text:style-name="Internet_20_link" text:visited-style-name="Visited_20_Internet_20_Link">https://www.geeksforgeeks.org/check-string-substring-another/</text:a></text:p>
          <text:p text:style-name="P213">For some other time:</text:p>
          <text:p text:style-name="P171"><text:a xlink:type="simple" xlink:href="https://www.geeksforgeeks.org/kmp-algorithm-for-pattern-searching/" text:style-name="Internet_20_link" text:visited-style-name="Visited_20_Internet_20_Link">https://www.geeksforgeeks.org/kmp-algorithm-for-pattern-searching/</text:a></text:p>
        </text:list-item>
        <text:list-item>
          <text:p text:style-name="P214">Write your own atoi():</text:p>
          <text:p text:style-name="P174"><text:a xlink:type="simple" xlink:href="https://www.programcreek.com/2012/12/leetcode-string-to-integer-atoi/" text:style-name="Internet_20_link" text:visited-style-name="Visited_20_Internet_20_Link">https://www.programcreek.com/2012/12/leetcode-string-to-integer-atoi/</text:a></text:p>
        </text:list-item>
        <text:list-item>
          <text:p text:style-name="P215">Count triplets with sum smaller than a given value:</text:p>
          <text:p text:style-name="P177"><text:a xlink:type="simple" xlink:href="https://www.geeksforgeeks.org/count-triplets-with-sum-smaller-that-a-given-value/" text:style-name="Internet_20_link" text:visited-style-name="Visited_20_Internet_20_Link">https://www.geeksforgeeks.org/count-triplets-with-sum-smaller-that-a-given-value/</text:a></text:p>
        </text:list-item>
        <text:list-item>
          <text:p text:style-name="P210">Minimum number of operations required to convert number x to y:</text:p>
          <text:p text:style-name="P210">project MinimumOperationsRequired</text:p>
          <text:p text:style-name="P181"><text:soft-page-break/>https://www.geeksforgeeks.org/minimum-number-operation-required-convert-number-x-y/</text:p>
        </text:list-item>
        <text:list-item>
          <text:p text:style-name="P210">Minimum number of coins that make a change:</text:p>
          <text:p text:style-name="P181">https://www.geeksforgeeks.org/find-minimum-number-of-coins-that-make-a-change/</text:p>
          <text:p text:style-name="P210">Greedy approach won't give optimal solution:</text:p>
          <text:p text:style-name="P181">http://quiz.geeksforgeeks.org/greedy-algorithm-to-find-minimum-number-of-coins/</text:p>
        </text:list-item>
        <text:list-item>
          <text:p text:style-name="P211">Longest common substring:</text:p>
          <text:p text:style-name="P181">https://www.geeksforgeeks.org/longest-common-substring-dp-29/</text:p>
        </text:list-item>
        <text:list-item>
          <text:p text:style-name="P210">Find the longest path in a matrix with given constraints:</text:p>
          <text:p text:style-name="P181">https://www.geeksforgeeks.org/find-the-longest-path-in-a-matrix-with-given-constraints/</text:p>
        </text:list-item>
        <text:list-item>
          <text:p text:style-name="P210">Shortest common supersequence:</text:p>
          <text:p text:style-name="P181">https://www.geeksforgeeks.org/shortest-common-supersequence/</text:p>
        </text:list-item>
        <text:list-item>
          <text:p text:style-name="P210">Optimal strategy for a game:</text:p>
          <text:p text:style-name="P181">https://www.geeksforgeeks.org/optimal-strategy-for-a-game-dp-31/</text:p>
        </text:list-item>
        <text:list-item>
          <text:p text:style-name="P210">Serialize and deserialize binary tree (How to store a general Binary Tree?):</text:p>
          <text:p text:style-name="P181">https://www.geeksforgeeks.org/serialize-deserialize-binary-tree/</text:p>
          <text:p text:style-name="P181">https://howtodoinjava.com/java/collections/arraylist/serialize-deserialize-arraylist/</text:p>
        </text:list-item>
        <text:list-item>
          <text:p text:style-name="P210">Convert a given Binary Tree to Doubly Linked List:</text:p>
          <text:p text:style-name="P181">https://www.geeksforgeeks.org/convert-given-binary-tree-doubly-linked-list-set-3/</text:p>
        </text:list-item>
        <text:list-item>
          <text:p text:style-name="P210">Find the length of largest subarray with 0 sum:</text:p>
          <text:p text:style-name="P181">https://www.geeksforgeeks.org/find-the-largest-subarray-with-0-sum/</text:p>
        </text:list-item>
        <text:list-item>
          <text:p text:style-name="P249">WaysToReachNthStair:</text:p>
        </text:list-item>
        <text:list-item>
          <text:p text:style-name="P250">WaysToReachNthStair:</text:p>
          <text:p text:style-name="P192"><text:span text:style-name="T317">p</text:span>roject <text:span text:style-name="T317">WaysToReachNthStair</text:span></text:p>
          <text:p text:style-name="P309"><text:a xlink:type="simple" xlink:href="https://www.geeksforgeeks.org/count-ways-reach-nth-stair/" text:style-name="Internet_20_link" text:visited-style-name="Visited_20_Internet_20_Link"><text:span text:style-name="T23">https://www.geeksforgeeks.org/count-ways-reach-nth-stair/</text:span></text:a></text:p>
          <text:p text:style-name="P304"><text:a xlink:type="simple" xlink:href="https://www.geeksforgeeks.org/count-ways-reach-nth-stair-using-step-1-2-3/" text:style-name="Internet_20_link" text:visited-style-name="Visited_20_Internet_20_Link"><text:span text:style-name="T23">https://www.geeksforgeeks.org/count-ways-reach-nth-stair-using-step-1-2-3/</text:span></text:a></text:p>
        </text:list-item>
        <text:list-item>
          <text:p text:style-name="P336">smallest window in a string containing all characters of another string</text:p>
        </text:list-item>
        <text:list-item>
          <text:p text:style-name="P337">smallest window in a string containing all characters of another string</text:p>
          <text:p text:style-name="P332"><text:a xlink:type="simple" xlink:href="http://www.geeksforgeeks.org/find-the-smallest-window-in-a-string-containing-all-characters-of-another-string/" text:style-name="Internet_20_link" text:visited-style-name="Visited_20_Internet_20_Link"><text:span text:style-name="T345">http://www.geeksforgeeks.org/find-the-smallest-window-in-a-string-containing-all-characters-of-another-string/</text:span></text:a></text:p>
        </text:list-item>
        <text:list-item>
          <text:p text:style-name="P1"><text:span text:style-name="Strong_20_Emphasis"><text:span text:style-name="T16">Fibonacci:</text:span></text:span></text:p>
        </text:list-item>
        <text:list-item>
          <text:p text:style-name="P1"><text:span text:style-name="Strong_20_Emphasis"><text:span text:style-name="T16">Fibonacci:</text:span></text:span></text:p>
        </text:list-item>
        <text:list-item>
          <text:p text:style-name="P1"><text:span text:style-name="Strong_20_Emphasis"><text:span text:style-name="T16">Fibonacci:</text:span></text:span></text:p>
          <text:p text:style-name="P1"><text:span text:style-name="Strong_20_Emphasis"><text:span text:style-name="T19">fib, fibRecursive, fibTailRecursive, fibDPMemoization, fibDPTabulation, fibUsingFormula, fibFormulaMemoization, fibMatrixMultiplication, fibOptimizedMatrixMultiplication</text:span></text:span></text:p>
          <text:p text:style-name="P1"><text:span text:style-name="Strong_20_Emphasis"><text:span text:style-name="T17">project Fibonacci</text:span></text:span></text:p>
        </text:list-item>
        <text:list-item>
          <text:p text:style-name="P197">Maximum sum such that no two elements are adjacent:</text:p>
          <text:p text:style-name="P178">See project MaximumSumNonAdjacent</text:p>
          <text:p text:style-name="P179"><text:a xlink:type="simple" xlink:href="https://www.geeksforgeeks.org/maximum-sum-such-that-no-two-elements-are-adjacent/" text:style-name="Internet_20_link" text:visited-style-name="Visited_20_Internet_20_Link">https://www.geeksforgeeks.org/maximum-sum-such-that-no-two-elements-are-adjacent/</text:a></text:p>
        </text:list-item>
        <text:list-item>
          <text:p text:style-name="P198">Find the smallest missing number <text:span text:style-name="T340">(find that in log n time)</text:span>:</text:p>
          <text:p text:style-name="P284"><text:soft-page-break/><text:a xlink:type="simple" xlink:href="http://www.geeksforgeeks.org/find-the-first-missing-number/" text:style-name="Internet_20_link" text:visited-style-name="Visited_20_Internet_20_Link"><text:span text:style-name="T7">http://www.geeksforgeeks.org/find-the-first-missing-number/</text:span></text:a></text:p>
        </text:list-item>
        <text:list-item>
          <text:p text:style-name="P265"><text:span text:style-name="T271">Palindrome: </text:span><text:span text:style-name="T43">See project Palindrome(all approaches),</text:span></text:p>
        </text:list-item>
        <text:list-item>
          <text:p text:style-name="P159"><text:span text:style-name="T271">Reverse the String: </text:span>See project StringReverse</text:p>
        </text:list-item>
        <text:list-item>
          <text:p text:style-name="P160"><text:span text:style-name="T277">Count n</text:span><text:span text:style-name="T271">umber of words in a String: </text:span><text:span text:style-name="T308">See project NumberOfWords</text:span></text:p>
        </text:list-item>
        <text:list-item>
          <text:p text:style-name="P161"><text:span text:style-name="T271">Index of last occurrence of a character in a String: </text:span>See project LastOccurence</text:p>
        </text:list-item>
        <text:list-item>
          <text:p text:style-name="P162"><text:span text:style-name="T276">Recursive </text:span><text:span text:style-name="T271">Tower of Hanoi: </text:span><text:span text:style-name="T307">See project TowerOfHanoiRecursive</text:span></text:p>
        </text:list-item>
        <text:list-item>
          <text:p text:style-name="P266">Iterative Tower of Hanoi: <text:span text:style-name="T31">See project TowerOfHanoiIterative</text:span></text:p>
        </text:list-item>
        <text:list-item>
          <text:p text:style-name="P200">Implement Queue using Stacks <text:span text:style-name="T338">(code of third method as well)</text:span>:</text:p>
          <text:p text:style-name="P288"><text:a xlink:type="simple" xlink:href="http://www.geeksforgeeks.org/queue-using-stacks/" text:style-name="Internet_20_link" text:visited-style-name="Visited_20_Internet_20_Link"><text:span text:style-name="T5">http://www.geeksforgeeks.org/queue-using-stacks/</text:span></text:a></text:p>
        </text:list-item>
        <text:list-item>
          <text:p text:style-name="P202">Length of the longest valid substring:</text:p>
          <text:p text:style-name="P288"><text:a xlink:type="simple" xlink:href="http://www.geeksforgeeks.org/length-of-the-longest-valid-substring/" text:style-name="Internet_20_link" text:visited-style-name="Visited_20_Internet_20_Link"><text:span text:style-name="T6">http://www.geeksforgeeks.org/length-of-the-longest-valid-substring/</text:span></text:a></text:p>
        </text:list-item>
        <text:list-item>
          <text:p text:style-name="P195"><text:span text:style-name="Strong_20_Emphasis"><text:span text:style-name="T357">abc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454</meta:editing-cycles>
    <meta:creation-date>2016-08-16T07:20:00</meta:creation-date>
    <dc:date>2019-12-01T21:47:23.454228380</dc:date>
    <meta:editing-duration>P48DT5H1M</meta:editing-duration>
    <meta:generator>LibreOffice/5.1.6.2$Linux_X86_64 LibreOffice_project/10m0$Build-2</meta:generator>
    <meta:document-statistic meta:table-count="0" meta:image-count="0" meta:object-count="0" meta:page-count="16" meta:paragraph-count="619" meta:word-count="3064" meta:character-count="30640" meta:non-whitespace-character-count="28484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